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FreeSans" svg:font-family="FreeSans" style:font-family-generic="system" style:font-pitch="variable"/>
  </office:font-face-decls>
  <office:automatic-styles>
    <style:style style:name="P1" style:family="paragraph" style:parent-style-name="Preformatted_20_Text">
      <style:text-properties fo:font-weight="bold" style:font-weight-asian="bold" style:font-weight-complex="bold"/>
    </style:style>
    <style:style style:name="P2" style:family="paragraph" style:parent-style-name="Preformatted_20_Text">
      <style:text-properties fo:font-size="18pt" fo:font-weight="bold" style:font-size-asian="18pt" style:font-weight-asian="bold" style:font-size-complex="18pt" style:font-weight-complex="bold"/>
    </style:style>
    <style:style style:name="P3" style:family="paragraph" style:parent-style-name="Preformatted_20_Text">
      <style:paragraph-properties fo:text-align="center" style:justify-single-word="false"/>
      <style:text-properties fo:font-size="22pt" fo:font-weight="bold" style:font-size-asian="22pt" style:font-weight-asian="bold" style:font-size-complex="22pt" style:font-weight-complex="bold"/>
    </style:style>
    <style:style style:name="P4" style:family="paragraph" style:parent-style-name="Preformatted_20_Text">
      <style:text-properties officeooo:paragraph-rsid="002e2a54"/>
    </style:style>
    <style:style style:name="T1" style:family="text">
      <style:text-properties style:font-name="Liberation Mono" fo:font-size="10pt" officeooo:rsid="001ae47d" style:font-name-asian="Liberation Mono" style:font-size-asian="10pt" style:font-name-complex="Liberation Mono" style:font-size-complex="10pt"/>
    </style:style>
    <style:style style:name="T2" style:family="text">
      <style:text-properties style:font-name="Liberation Mono" fo:font-size="10pt" officeooo:rsid="001be8ad" style:font-name-asian="Liberation Mono" style:font-size-asian="10pt" style:font-name-complex="Liberation Mono" style:font-size-complex="10pt"/>
    </style:style>
    <style:style style:name="T3" style:family="text">
      <style:text-properties style:font-name="Liberation Mono" fo:font-size="10pt" officeooo:rsid="001dda29" style:font-name-asian="Liberation Mono" style:font-size-asian="10pt" style:font-name-complex="Liberation Mono" style:font-size-complex="10pt"/>
    </style:style>
    <style:style style:name="T4" style:family="text">
      <style:text-properties style:font-name="Liberation Mono" fo:font-size="10pt" officeooo:rsid="00211b96" style:font-name-asian="Liberation Mono" style:font-size-asian="10pt" style:font-name-complex="Liberation Mono" style:font-size-complex="10pt"/>
    </style:style>
    <style:style style:name="T5" style:family="text">
      <style:text-properties style:font-name="Liberation Mono" fo:font-size="10pt" officeooo:rsid="0021f9ab" style:font-name-asian="Liberation Mono" style:font-size-asian="10pt" style:font-name-complex="Liberation Mono" style:font-size-complex="10pt"/>
    </style:style>
    <style:style style:name="T6" style:family="text">
      <style:text-properties style:font-name="Liberation Mono" fo:font-size="10pt" officeooo:rsid="002698c1" style:font-name-asian="Liberation Mono" style:font-size-asian="10pt" style:font-name-complex="Liberation Mono" style:font-size-complex="10pt"/>
    </style:style>
    <style:style style:name="T7" style:family="text">
      <style:text-properties style:font-name="Liberation Mono" fo:font-size="10pt" officeooo:rsid="0026f999" style:font-name-asian="Liberation Mono" style:font-size-asian="10pt" style:font-name-complex="Liberation Mono" style:font-size-complex="10pt"/>
    </style:style>
    <style:style style:name="T8" style:family="text">
      <style:text-properties style:font-name="Liberation Mono" fo:font-size="10pt" officeooo:rsid="0026f9dd" style:font-name-asian="Liberation Mono" style:font-size-asian="10pt" style:font-name-complex="Liberation Mono" style:font-size-complex="10pt"/>
    </style:style>
    <style:style style:name="T9" style:family="text">
      <style:text-properties style:font-name="Liberation Mono" fo:font-size="10pt" officeooo:rsid="00292357" style:font-name-asian="Liberation Mono" style:font-size-asian="10pt" style:font-name-complex="Liberation Mono" style:font-size-complex="10pt"/>
    </style:style>
    <style:style style:name="T10" style:family="text">
      <style:text-properties officeooo:rsid="001be8ad"/>
    </style:style>
    <style:style style:name="T11" style:family="text">
      <style:text-properties officeooo:rsid="0028cb97"/>
    </style:style>
    <style:style style:name="T12" style:family="text">
      <style:text-properties officeooo:rsid="0028f2cf"/>
    </style:style>
    <style:style style:name="T13" style:family="text">
      <style:text-properties officeooo:rsid="0029f399"/>
    </style:style>
    <style:style style:name="T14" style:family="text">
      <style:text-properties officeooo:rsid="0037b92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CHAPTER 21. A Web Application Hacker’s Methodology</text:p>
      <text:p text:style-name="P1"/>
      <text:p text:style-name="Preformatted_20_Text"><text:s/>This chapter contains a detailed step-by-step methodology you can follow when attacking a web application. It covers all the categories of vulnerabilities and <text:s/>attack techniques described in this book. Following all the steps in this methodology will not guarantee that you discover all the vulnerabilities within a given application. However, it will provide you with a good level of assurance <text:s/>that you have probed all the necessary regions of the application’s attack surface and have found as many issues as possible given the resources available to you.</text:p>
      <text:p text:style-name="Preformatted_20_Text"><text:s/>Figure 21-1 illustrates the main areas of work that this methodology describes. We will drill down into this diagram and illustrate the subdivision of tasks that each area involves. The numbers in the diagrams correspond to the hierarchical numbered list used in the methodology, so you can easily jump to the actions involved in a specific area.</text:p>
      <text:p text:style-name="Preformatted_20_Text"><text:tab/>The methodology is presented as a sequence of tasks that are organized and </text:p>
      <text:p text:style-name="Preformatted_20_Text">ordered according to the logical interdependencies between them. As far as possible, these interdependencies are highlighted in the task descriptions. However, in practice you will frequently need to think imaginatively about the direction in which your activities should go and allow these to be guided by what you discover about the application you are attacking. For example:</text:p>
      <text:p text:style-name="Preformatted_20_Text"><text:s/>- Information gathered in one stage may enable you to return to an earlier stage and formulate more focused attacks. For example, an access control bug that enables you to obtain a listing of all users may enable you to perform a more effective password-guessing attack against the authentication function. </text:p>
      <text:p text:style-name="Preformatted_20_Text"><text:s/>- Discovering a key vulnerability in one area of the application may enable </text:p>
      <text:p text:style-name="Preformatted_20_Text">you to shortcut some of the work in other areas. For example, a file disclosure </text:p>
      <text:p text:style-name="Preformatted_20_Text">vulnerability may enable to you perform a code review of key application functions rather than probing them in a solely black-box manner. </text:p>
      <text:p text:style-name="Preformatted_20_Text"><text:s/>- The results of your testing in some areas may highlight patterns of recurring vulnerabilities that you can immediately probe for in other areas. For example, a generic defect in the application’s input validation filters may enable you to quickly find a bypass of its defenses against several different categories of attack.</text:p>
      <text:p text:style-name="Preformatted_20_Text"/>
      <text:p text:style-name="Preformatted_20_Text"><text:s/>Use the steps in this methodology to guide your work, and as a checklist to avoid oversights, but do not feel obligated to adhere to them too rigidly. Keep the following thought in mind: the tasks we describe are largely standard and orthodox; the most impressive attacks against web applications always involve thinking beyond them.</text:p>
      <text:p text:style-name="Preformatted_20_Text"/>
      <text:p text:style-name="P2">General Guidelines</text:p>
      <text:p text:style-name="Preformatted_20_Text"><text:s/>You should always keep in mind some general considerations when carrying out the detailed tasks involved in attacking a web application. These may apply to all the different areas you need to examine and techniques you need to carry out.</text:p>
      <text:p text:style-name="Preformatted_20_Text"><text:s text:c="2"/>- Remember that several characters have special meaning in different parts of the HTTP request. When you are modifying the data within requests, you should URL encode these characters to ensure that they are interpreted in the way you intend:</text:p>
      <text:p text:style-name="Preformatted_20_Text"/>
      <text:p text:style-name="Preformatted_20_Text"><text:s text:c="3"/>+ &amp; is used to separate parameters in the URL query string and message body. To insert a literal &amp; character, you should encode this as %26. </text:p>
      <text:p text:style-name="Preformatted_20_Text"><text:s text:c="3"/>+ = is used to separate the name and value of each parameter in the URL query string and message body. To insert a literal = character, you should encode this as %3d. </text:p>
      <text:p text:style-name="Preformatted_20_Text"><text:s text:c="3"/>+ ? is used to mark the beginning of the URL query string. To insert a literal? character, you should encode this as %3f. </text:p>
      <text:p text:style-name="Preformatted_20_Text"><text:soft-page-break/><text:s text:c="3"/>+ A space is used to mark the end of the URL in the first line of requests </text:p>
      <text:p text:style-name="Preformatted_20_Text">and can indicate the end of a cookie value in the Cookie header. To </text:p>
      <text:p text:style-name="Preformatted_20_Text">insert a literal space, you should encode this as %20 or +. </text:p>
      <text:p text:style-name="Preformatted_20_Text"><text:s text:c="3"/>+ Because+ represents an encoded space, to insert a literal + character, you should encode this as %2b. </text:p>
      <text:p text:style-name="Preformatted_20_Text"><text:s text:c="3"/>+ ; is used to separate individual cookies in the Cookie header. To insert </text:p>
      <text:p text:style-name="Preformatted_20_Text">a literal ; character, you should encode this as %3b. </text:p>
      <text:p text:style-name="Preformatted_20_Text"><text:s text:c="3"/>+ # is used to mark the fragment identifier within the URL. If you enter </text:p>
      <text:p text:style-name="Preformatted_20_Text">this character into the URL within your browser, it effectively truncates </text:p>
      <text:p text:style-name="Preformatted_20_Text">the URL that is sent to the server. To insert a literal # character, you </text:p>
      <text:p text:style-name="Preformatted_20_Text">should encode this as %23. </text:p>
      <text:p text:style-name="Preformatted_20_Text"><text:s text:c="3"/>+ % is used as the prefix in the URL-encoding scheme. To insert a literal </text:p>
      <text:p text:style-name="Preformatted_20_Text">% character, you should encode this as %25. </text:p>
      <text:p text:style-name="Preformatted_20_Text"><text:s text:c="3"/>+ Any nonprinting characters such as null bytes and newlines must, of course, be URL-encoded using their ASCII character code — in this </text:p>
      <text:p text:style-name="Preformatted_20_Text">case, as %00 and %0a, respectively. </text:p>
      <text:p text:style-name="Preformatted_20_Text"><text:s text:c="2"/>- Furthermore, note that entering URL-encoded data into a form usually causes your browser to perform another layer of encoding. For example, submitting %00 in a form will probably result in a value of %2500 being sent to the server. For this reason it is normally best to observe the final request within an intercepting proxy. </text:p>
      <text:p text:style-name="Preformatted_20_Text"><text:s text:c="2"/>- Many tests for common web application vulnerabilities involve sending </text:p>
      <text:p text:style-name="Preformatted_20_Text">various crafted input strings and monitoring the application’s responses for anomalies, which indicate that a vulnerability is present. In some cases, the application’s response to a particular request contains a signature of a particular vulnerability, regardless of whether a trigger for that vulnerability has been submitted. In any case where specific crafted input results in behavior associated with a vulnerability (such as a particular error message), you should double-check whether submitting benign input in the relevant parameter also causes the same behavior. If it does, your tentative finding is probably a false positive.</text:p>
      <text:p text:style-name="Preformatted_20_Text"><text:s text:c="2"/>- Applications typically accumulate an amount of state from previous requests, </text:p>
      <text:p text:style-name="Preformatted_20_Text">which affects how they respond to further requests. Sometimes, when you are trying to investigate a tentative vulnerability and isolate the precise cause of a particular piece of anomalous behavior, you must remove the <text:s/>effects of any accumulated state. To do so, it is usually sufficient to begin a fresh session with a new browser process, navigate to the location of the observed anomaly using only benign requests, and then resubmit your crafted input. You can often replicate this measure by adjusting the parts of your requests containing cookies and caching information. Furthermore, you can use a tool such as Burp Repeater to isolate a request, make specific adjustments to it, and reissue it as many times as you require. </text:p>
      <text:p text:style-name="Preformatted_20_Text"><text:s text:c="2"/>- Some applications use a load-balanced conﬁguration in which consecutive HTTP requests may be handled by different back-end servers at the web, presentation, data, or other tiers. Different servers may have small differences in conﬁguration that affect your results. Furthermore, some successful attacks will result in a change in the state of the speciﬁc server that handles your requests — such as the creation of a new ﬁle within the web root. To isolate the effects of particular actions, it may be necessary to perform several identical requests in succession, testing the result of each until your request is handled by the relevant server. Assuming that you are implementing this methodology as part of a consultancy engagement, you should always be sure to carry out the usual scoping exercise to agree precisely which hostnames, URLs, and functionality are to be included, and whether any restrictions exist on the types of testing you are permitted to perform. You should make the application owner aware of the inherent risks involved in performing any kind of penetration testing against a black-box target. Advise the owner to back up any important data before you commence your work.</text:p>
      <text:p text:style-name="Preformatted_20_Text"/>
      <text:p text:style-name="P2">1 Map the Application’s Content</text:p>
      <text:p text:style-name="Preformatted_20_Text"><text:soft-page-break/></text:p>
      <text:p text:style-name="P1">1.1 Explore Visible Content</text:p>
      <text:p text:style-name="Preformatted_20_Text"><text:s/></text:p>
      <text:p text:style-name="Preformatted_20_Text"><text:s/>1.1.1 <text:span text:style-name="T1">Configure</text:span> your browser to use your favorite integrated proxy/spidering </text:p>
      <text:p text:style-name="Preformatted_20_Text">tool. Both Burp and WebScarab can be used to passively spider the site by monitoring and parsing web content processed by the proxy. </text:p>
      <text:p text:style-name="Preformatted_20_Text"><text:s/></text:p>
      <text:p text:style-name="Preformatted_20_Text"><text:s/>1.1.2 If you <text:span text:style-name="T2">find</text:span> it useful, <text:span text:style-name="T10">configure</text:span> your browser to use an extension such as IEWatch to monitor and analyze the HTTP and HTML content being processed by the browser. </text:p>
      <text:p text:style-name="Preformatted_20_Text"><text:s/></text:p>
      <text:p text:style-name="Preformatted_20_Text"><text:s/>1.1.3 Browse the entire application in the normal way, visiting every link and URL, submitting every form, and proceeding through all <text:span text:style-name="T3">multistep</text:span> functions to completion. Try browsing with JavaScript enabled and disabled, and with cookies enabled and disabled. Many applications can handle various browser conﬁgurations, and you may reach different content and code paths within the application. </text:p>
      <text:p text:style-name="Preformatted_20_Text"><text:s/></text:p>
      <text:p text:style-name="Preformatted_20_Text"><text:s/>1.1.4 If the application uses authentication, and you have or can create a login </text:p>
      <text:p text:style-name="Preformatted_20_Text">account, use this to access the protected functionality. </text:p>
      <text:p text:style-name="Preformatted_20_Text"><text:s/></text:p>
      <text:p text:style-name="Preformatted_20_Text"><text:s/>1.1.5 As you browse, monitor the requests and responses passing through your intercepting proxy to gain an understanding of the kinds of data being submitted and the ways in which the client is used to control the behavior of the server-side application. </text:p>
      <text:p text:style-name="Preformatted_20_Text"><text:s/></text:p>
      <text:p text:style-name="Preformatted_20_Text"><text:s/>1.1.6 Review the site map generated by the passive spidering, and identify any content or functionality that you have not walked through using your browser. From the spider results, establish where each item was discovered (for example, in Burp Spider, check the Linked From details). Access </text:p>
      <text:p text:style-name="Preformatted_20_Text">each item using your browser so that the spider parses the response from </text:p>
      <text:p text:style-name="Preformatted_20_Text">the server to identify any further content. Continue this step recursively until no further content or functionality is <text:span text:style-name="T4">identified</text:span>.</text:p>
      <text:p text:style-name="Preformatted_20_Text"><text:s/></text:p>
      <text:p text:style-name="Preformatted_20_Text"><text:s/>1.1.7 When you have <text:span text:style-name="T5">finished</text:span> manually browsing and passively spidering, </text:p>
      <text:p text:style-name="Preformatted_20_Text">you can use your spider to actively crawl the application, using the set of discovered URLs as seeds. This may sometimes uncover additional content that you overlooked when working manually. Before doing an automated crawl, ﬁ rst identify any URLs that are dangerous or likely to </text:p>
      <text:p text:style-name="Preformatted_20_Text">break the application session, and then <text:span text:style-name="T6">configur</text:span><text:span text:style-name="T7">e</text:span> the spider to exclude </text:p>
      <text:p text:style-name="Preformatted_20_Text">these from its scope.</text:p>
      <text:p text:style-name="Preformatted_20_Text"/>
      <text:p text:style-name="P1">1.2 Consult Public Resources</text:p>
      <text:p text:style-name="Preformatted_20_Text"><text:s/></text:p>
      <text:p text:style-name="Preformatted_20_Text"><text:s/>1.2.1 Use Internet search engines and archives (such as the Wayback Machine) </text:p>
      <text:p text:style-name="Preformatted_20_Text">to identify what content they have indexed and stored for your target application.</text:p>
      <text:p text:style-name="Preformatted_20_Text"><text:s/></text:p>
      <text:p text:style-name="Preformatted_20_Text"><text:s/>1.2.2 Use advanced search options to improve the effectiveness of your research. </text:p>
      <text:p text:style-name="Preformatted_20_Text">For example, on Google you can use site: to retrieve all the content for </text:p>
      <text:p text:style-name="Preformatted_20_Text">your target site and link: to retrieve other sites that link to it. If your </text:p>
      <text:p text:style-name="Preformatted_20_Text">search <text:span text:style-name="T8">identifies</text:span> content that is no longer present in the live application, </text:p>
      <text:p text:style-name="Preformatted_20_Text">you may still be able to view this from the search engine’s cache. This old content may contain links to additional resources that have not yet </text:p>
      <text:p text:style-name="Preformatted_20_Text">been removed. </text:p>
      <text:p text:style-name="Preformatted_20_Text"><text:s text:c="2"/></text:p>
      <text:p text:style-name="Preformatted_20_Text"><text:s/>1.2.3 Perform searches on any names and e-mail addresses you have discovered in the application’s content, such as contact information. Include items not rendered on-screen, such as HTML comments. In addition to </text:p>
      <text:p text:style-name="Preformatted_20_Text">web searches, perform news and group searches. Look for any technical details posted to Internet forums regarding the target application and its supporting <text:soft-page-break/>infrastructure. </text:p>
      <text:p text:style-name="Preformatted_20_Text"><text:s/></text:p>
      <text:p text:style-name="Preformatted_20_Text"><text:s/>1.2.4 Review any published WSDL <text:span text:style-name="T11">files</text:span> to generate a list of function names </text:p>
      <text:p text:style-name="Preformatted_20_Text">and parameter values potentially employed by the application.</text:p>
      <text:p text:style-name="Preformatted_20_Text"/>
      <text:p text:style-name="P1">1.3 Discover Hidden Content</text:p>
      <text:p text:style-name="Preformatted_20_Text"><text:s/></text:p>
      <text:p text:style-name="Preformatted_20_Text"><text:s/>1.3.1 <text:span text:style-name="T9">Confirm</text:span> how the application handles requests for nonexistent items. </text:p>
      <text:p text:style-name="Preformatted_20_Text">Make some manual requests for known valid and invalid resources, </text:p>
      <text:p text:style-name="Preformatted_20_Text">and compare the server’s responses to establish an easy way to identify when an item does not exist. </text:p>
      <text:p text:style-name="Preformatted_20_Text"><text:s/></text:p>
      <text:p text:style-name="Preformatted_20_Text"><text:s/>1.3.2 Obtain listings of common <text:span text:style-name="T12">file</text:span> and directory names and common <text:span text:style-name="T13">file</text:span> </text:p>
      <text:p text:style-name="Preformatted_20_Text">extensions. Add to these lists all the items actually observed within the </text:p>
      <text:p text:style-name="Preformatted_20_Text">applications, and also items inferred from these. Try to understand the </text:p>
      <text:p text:style-name="Preformatted_20_Text">naming conventions used by application developers. For example, if </text:p>
      <text:p text:style-name="Preformatted_20_Text">there are pages called AddDocument.jsp and </text:p>
      <text:p text:style-name="Preformatted_20_Text">ViewDocument.jsp, there may also be pages called EditDocument.jsp and </text:p>
      <text:p text:style-name="Preformatted_20_Text">RemoveDocument.jsp.</text:p>
      <text:p text:style-name="Preformatted_20_Text"><text:s/></text:p>
      <text:p text:style-name="Preformatted_20_Text"><text:s/>1.3.3 Review all client-side code to identify any clues about hidden server-side </text:p>
      <text:p text:style-name="Preformatted_20_Text">content, including HTML comments and disabled form elements. </text:p>
      <text:p text:style-name="Preformatted_20_Text"><text:s/></text:p>
      <text:p text:style-name="Preformatted_20_Text"><text:s/>1.3.4 Using the automation techniques described in Chapter 14, make large </text:p>
      <text:p text:style-name="Preformatted_20_Text">numbers of requests based on your directory, ﬁlename, and ﬁle extension </text:p>
      <text:p text:style-name="Preformatted_20_Text">lists. Monitor the server’s responses to conﬁrm which items are present </text:p>
      <text:p text:style-name="Preformatted_20_Text">and accessible. </text:p>
      <text:p text:style-name="Preformatted_20_Text"><text:s/></text:p>
      <text:p text:style-name="Preformatted_20_Text"><text:s/>1.3.5 Perform these content-discovery exercises recursively, using new enumerated content and patterns as the basis for further user-directed spidering and further automated discovery.</text:p>
      <text:p text:style-name="Preformatted_20_Text"/>
      <text:p text:style-name="P1">1.4 Discover Default Content</text:p>
      <text:p text:style-name="Preformatted_20_Text"><text:s/></text:p>
      <text:p text:style-name="Preformatted_20_Text"><text:s/>1.4.1 Run Nikto against the web server to detect any default or well-known </text:p>
      <text:p text:style-name="Preformatted_20_Text">content that is present. Use Nikto’s options to maximize its effective-ness. For example, you can use the –root option to specify a directory </text:p>
      <text:p text:style-name="Preformatted_20_Text">to check for default content, or -404 to specify a string that identiﬁ</text:p>
      <text:p text:style-name="Preformatted_20_Text"><text:s/>es a </text:p>
      <text:p text:style-name="Preformatted_20_Text">custom File Not Found page. </text:p>
      <text:p text:style-name="Preformatted_20_Text"><text:s/></text:p>
      <text:p text:style-name="Preformatted_20_Text"><text:s/>1.4.2 Verify any potentially interesting ﬁndings manually to eliminate any </text:p>
      <text:p text:style-name="Preformatted_20_Text">false positives within the results. </text:p>
      <text:p text:style-name="Preformatted_20_Text"><text:s/></text:p>
      <text:p text:style-name="Preformatted_20_Text"><text:s/>1.4.3 Request the server’s root directory, specifying the IP address in the </text:p>
      <text:p text:style-name="Preformatted_20_Text">Host header, and determine if the application responds with any different content. If so, run a Nikto scan against the IP address as well as </text:p>
      <text:p text:style-name="Preformatted_20_Text">the server name. </text:p>
      <text:p text:style-name="Preformatted_20_Text"><text:s/></text:p>
      <text:p text:style-name="Preformatted_20_Text"><text:s/>1.4.4 Make a request to the server’s root directory, specifying a range of </text:p>
      <text:p text:style-name="Preformatted_20_Text">User-Agent headers, as shown at </text:p>
      <text:p text:style-name="Preformatted_20_Text">www.useragentstring.com/pages/useragentstring.php.</text:p>
      <text:p text:style-name="Preformatted_20_Text"/>
      <text:p text:style-name="P1">1.5 Enumerate Identiﬁer-Speciﬁed Functions</text:p>
      <text:p text:style-name="Preformatted_20_Text"><text:s/></text:p>
      <text:p text:style-name="Preformatted_20_Text"><text:s/>1.5.1 Identify any instances where speciﬁ</text:p>
      <text:p text:style-name="Preformatted_20_Text"><text:s/>c application functions are accessed by </text:p>
      <text:p text:style-name="Preformatted_20_Text">passing an identiﬁer of the function in a request parameter (for example, </text:p>
      <text:p text:style-name="Preformatted_20_Text">/admin.jsp?action=editUser or /main.php?func=A21). </text:p>
      <text:p text:style-name="Preformatted_20_Text"><text:soft-page-break/><text:s/></text:p>
      <text:p text:style-name="Preformatted_20_Text"><text:s/>1.5.2 Apply the content discovery techniques used in step 1.3 to the mechanism </text:p>
      <text:p text:style-name="Preformatted_20_Text">being used to access individual functions. For example, if the application uses a parameter containing a function name, ﬁrst determine its behavior when an invalid function is speciﬁed, and try to establish an easy way to identify when a valid function has been requested. Compile a list of common function names or cycle through the syntactic range of identiﬁers observed to be in use. Automate the exercise to enumerate valid functionality as quickly and easily as possible.</text:p>
      <text:p text:style-name="Preformatted_20_Text"><text:s/></text:p>
      <text:p text:style-name="Preformatted_20_Text"><text:s/>1.5.3 If applicable, compile a map of application content based on functional paths, rather than URLs, showing all the enumerated functions and the logical paths and dependencies between them. (See Chapter 4 for an example.)</text:p>
      <text:p text:style-name="Preformatted_20_Text"/>
      <text:p text:style-name="P1">1.6 Test for Debug Parameters</text:p>
      <text:p text:style-name="Preformatted_20_Text"><text:s/></text:p>
      <text:p text:style-name="Preformatted_20_Text"><text:s/>1.6.1 Choose one or more application pages or functions where hidden debug </text:p>
      <text:p text:style-name="Preformatted_20_Text">parameters (such as debug=true) may be implemented. These are most likely to appear in key functionality such as login, search, and ﬁle upload </text:p>
      <text:p text:style-name="Preformatted_20_Text">or download. </text:p>
      <text:p text:style-name="Preformatted_20_Text"><text:s/></text:p>
      <text:p text:style-name="Preformatted_20_Text"><text:s/>1.6.2 Use listings of common debug parameter names (such as </text:p>
      <text:p text:style-name="Preformatted_20_Text">debug,test,hide, and source) and common values (such as true,yes,on, and 1).Iterate through all permutations of these, submitting each name/value pair to each targeted function. For POST requests, supply the parameter in both the URL query string and the request body. Use the techniques described in Chapter 14 to automate this exercise. For example, you can use the cluster bomb attack type in Burp Intruder to combine all permutations of two payload lists. </text:p>
      <text:p text:style-name="Preformatted_20_Text"><text:s/></text:p>
      <text:p text:style-name="Preformatted_20_Text"><text:s/>1.6.3 Review the application’s responses for any anomalies that may indicate </text:p>
      <text:p text:style-name="Preformatted_20_Text">that the added parameter has had an effect on the application’s processing.</text:p>
      <text:p text:style-name="Preformatted_20_Text"/>
      <text:p text:style-name="P2">2 Analyze the Application</text:p>
      <text:p text:style-name="Preformatted_20_Text"/>
      <text:p text:style-name="P1">2.1 Identify Functionality</text:p>
      <text:p text:style-name="Preformatted_20_Text"><text:s/></text:p>
      <text:p text:style-name="Preformatted_20_Text"><text:s/>2.1.1 Identify the core functionality that the application was created for and </text:p>
      <text:p text:style-name="Preformatted_20_Text">the actions that each function is designed to perform when used as </text:p>
      <text:p text:style-name="Preformatted_20_Text">intended. </text:p>
      <text:p text:style-name="Preformatted_20_Text"><text:s/></text:p>
      <text:p text:style-name="Preformatted_20_Text"><text:s/>2.1.2 </text:p>
      <text:p text:style-name="Preformatted_20_Text">Identify the core security mechanisms employed by the application and how they work. In particular, understand the key mechanisms that handle authentication, session management, and access control, and the functions that support them, such as user registration and account recovery. </text:p>
      <text:p text:style-name="Preformatted_20_Text"><text:s/></text:p>
      <text:p text:style-name="Preformatted_20_Text"><text:s/>2.1.3 Identify all the more peripheral functions and behavior, such as the use </text:p>
      <text:p text:style-name="Preformatted_20_Text">of redirects, off-site links, error messages, and administrative and logging functions. </text:p>
      <text:p text:style-name="Preformatted_20_Text"><text:s/></text:p>
      <text:p text:style-name="Preformatted_20_Text"><text:s/>2.1.4 Identify any functionality that diverges from the standard GUI appearance, parameter naming, or navigation mechanism used elsewhere in the application, and single it out for in-depth testing.</text:p>
      <text:p text:style-name="Preformatted_20_Text"/>
      <text:p text:style-name="P1">2.2 Identify Data Entry Points</text:p>
      <text:p text:style-name="Preformatted_20_Text"><text:s/></text:p>
      <text:p text:style-name="Preformatted_20_Text"><text:s/>2.2.1 Identify all the different entry points that exist for introducing user input into the application’s processing, including URLs, query string parameters,POST data, cookies, and other HTTP headers processed by the application. </text:p>
      <text:p text:style-name="Preformatted_20_Text"><text:soft-page-break/><text:s/></text:p>
      <text:p text:style-name="P4"><text:s/>2.2.2 Examine any customized data transmission or encoding mechanisms used by the application, such as a nonstandard query string format. Understand whether the data being submitted encapsulates parameter names and values, or whether an alternative means of representation is being used. </text:p>
      <text:p text:style-name="Preformatted_20_Text"><text:s/></text:p>
      <text:p text:style-name="P4"><text:s/>2.2.3 Identify any out-of-band channels via which user-controllable or other </text:p>
      <text:p text:style-name="P4">third-party data is being introduced into the application’s processing. An example is a web mail application that processes and renders messages received via SMTP.</text:p>
      <text:p text:style-name="Preformatted_20_Text"/>
      <text:p text:style-name="P1">2.3 Identify the Technologies Used</text:p>
      <text:p text:style-name="Preformatted_20_Text"><text:s/></text:p>
      <text:p text:style-name="Preformatted_20_Text"><text:s/>2.3.1 Identify each of the different technologies used on the client side, such as </text:p>
      <text:p text:style-name="Preformatted_20_Text">forms, scripts, cookies, Java applets, ActiveX controls, and Flash objects. </text:p>
      <text:p text:style-name="Preformatted_20_Text"><text:s/></text:p>
      <text:p text:style-name="Preformatted_20_Text"><text:s/>2.3.2 As far as possible, establish which technologies are being used on the server side, including scripting languages, application platforms, and interaction with back-end components such as databases and e-mail systems. </text:p>
      <text:p text:style-name="Preformatted_20_Text"><text:s/></text:p>
      <text:p text:style-name="Preformatted_20_Text"><text:s/>2.3.3 Check the HTTP Server header returned in application responses, and </text:p>
      <text:p text:style-name="Preformatted_20_Text">also check for any other software identiﬁers contained within custom HTTP headers or HTML source code comments. Note that in some cases, different areas of the application are handled by different back-end components, so different banners may be received. </text:p>
      <text:p text:style-name="Preformatted_20_Text"><text:s/></text:p>
      <text:p text:style-name="Preformatted_20_Text"><text:s/>2.3.4 Run the Httprint tool to ﬁngerprint the web server.</text:p>
      <text:p text:style-name="Preformatted_20_Text"><text:s/></text:p>
      <text:p text:style-name="Preformatted_20_Text"><text:s/>2.3.5 Review the results of your content-mapping exercises to identify any </text:p>
      <text:p text:style-name="Preformatted_20_Text">interesting-looking ﬁle extensions, directories, or other URL subsequences </text:p>
      <text:p text:style-name="Preformatted_20_Text">that may provide clues about the technologies in use on the server. Review the names of any session tokens and other cookies issued. Use Google to search for technologies associated with these items. </text:p>
      <text:p text:style-name="Preformatted_20_Text"/>
      <text:p text:style-name="Preformatted_20_Text"><text:s/>2.3.6 Identify any interesting-looking script names and query string parameters </text:p>
      <text:p text:style-name="Preformatted_20_Text">that may belong to third-party code components. Search for these on Google using the inurl: qualiﬁer to ﬁnd any other applications using the same scripts and parameters and that therefore may be using the same third-party components. Perfor a noninvasive review of these sites, because this may uncover additional content and functionality that is not explicitly linked on the application you are attacking.</text:p>
      <text:p text:style-name="Preformatted_20_Text"/>
      <text:p text:style-name="P1">2.4 Map the Attack Surface</text:p>
      <text:p text:style-name="Preformatted_20_Text"><text:s/></text:p>
      <text:p text:style-name="Preformatted_20_Text"><text:s/>2.4.1 Try to ascertain the likely internal structure and functionality of the </text:p>
      <text:p text:style-name="Preformatted_20_Text">server-side application and the mechanisms it uses behind the scenes to deliver the behavior that is visible from the client perspective. For example, a function to retrieve customer orders is likely to be interacting with a database. </text:p>
      <text:p text:style-name="Preformatted_20_Text"><text:s/></text:p>
      <text:p text:style-name="Preformatted_20_Text"><text:s/>2.4.2 For each item of functionality, identify the kinds of common vulnerabilities </text:p>
      <text:p text:style-name="Preformatted_20_Text">that are often associated with it. For example, ﬁle upload functions may </text:p>
      <text:p text:style-name="Preformatted_20_Text">be vulnerable to path traversal, inter-user messaging may be vulnerable to XSS, and Contact Us functions may be vulnerable to SMTP injection. See Chapter 4 for examples of vulnerabilities commonly associated with particular functions and technologies. </text:p>
      <text:p text:style-name="Preformatted_20_Text"><text:s/></text:p>
      <text:p text:style-name="Preformatted_20_Text"><text:s/>2.4.3 Formulate a plan of attack, prioritizing the most interesting-looking <text:s/>functionality and the most serious of the potential vulnerabilities associated with it. Use your plan to guide the amount of time and effort you devote to each of the remaining areas of this methodology.</text:p>
      <text:p text:style-name="Preformatted_20_Text"><text:soft-page-break/></text:p>
      <text:p text:style-name="P1">3 Test Client-Side Controls</text:p>
      <text:p text:style-name="Preformatted_20_Text"/>
      <text:p text:style-name="Preformatted_20_Text">3.1 Test Transmission of Data Via the Client</text:p>
      <text:p text:style-name="Preformatted_20_Text"><text:s/></text:p>
      <text:p text:style-name="Preformatted_20_Text"><text:s/>3.1.1 Locate all instances within the application where hidden form ﬁelds, </text:p>
      <text:p text:style-name="Preformatted_20_Text">cookies, and URL parameters are apparently being used to transmit data via the client. </text:p>
      <text:p text:style-name="Preformatted_20_Text"><text:s/></text:p>
      <text:p text:style-name="Preformatted_20_Text"><text:s/>3.1.2 Attempt to determine the purpose that the item plays in the application’s logic, based on the context in which it appears and on its name and value.</text:p>
      <text:p text:style-name="Preformatted_20_Text"><text:s/></text:p>
      <text:p text:style-name="Preformatted_20_Text"><text:s/>3.1.3 Modify the item’s value in ways that are relevant to its role in the <text:s/>application’s functionality. Determine whether the application processes arbitrary values submitted in the ﬁeld and whether this fact can be exploited to interfere with the application’s logic or subvert any security controls. </text:p>
      <text:p text:style-name="Preformatted_20_Text"><text:s/></text:p>
      <text:p text:style-name="Preformatted_20_Text"><text:s/>3.1.4 If the application transmits opaque data via the client, you can attack this </text:p>
      <text:p text:style-name="Preformatted_20_Text">in various ways. If the item is obfuscated, you may be able to decipher the obfuscation algorithm and therefore submit arbitrary data within the opaque item. Even if it is securely encrypted, you may be able to replay the item in other contexts to interfere with the application’s logic. See Chapter 5 for more details on these and other attacks. </text:p>
      <text:p text:style-name="Preformatted_20_Text"><text:s/></text:p>
      <text:p text:style-name="Preformatted_20_Text"><text:s/>3.1.5 If the application uses the ASP.NET ViewState, test to conﬁrm whether this can be tampered with or whether it contains any sensitive info<text:span text:style-name="T14">r</text:span>mation. Note that the ViewState may be used differently on different application pages. </text:p>
      <text:p text:style-name="Preformatted_20_Text"><text:s text:c="2"/></text:p>
      <text:p text:style-name="Preformatted_20_Text"><text:s text:c="2"/>3.1.5.1 Use the ViewState analyzer in Burp Suite to conﬁrm whether theEnableViewStateMac option has been enabled, meaning that the ViewState’s contents cannot be modiﬁed.</text:p>
      <text:p text:style-name="Preformatted_20_Text"><text:s text:c="2"/></text:p>
      <text:p text:style-name="Preformatted_20_Text"><text:s/>3.1.5.2 Review the decoded ViewState to identify any sensitive data it </text:p>
      <text:p text:style-name="Preformatted_20_Text">contains. </text:p>
      <text:p text:style-name="Preformatted_20_Text"><text:s text:c="2"/></text:p>
      <text:p text:style-name="Preformatted_20_Text"><text:s/>3.1.5.3 Modify one of the decoded parameter values and reencode and submit the ViewState. If the application accepts the modiﬁed value, you should treat the ViewState as an input channel for introducing arbitrary data into the application’s processing. Perform the same testing on the data it contains as you would for any other request parameters.</text:p>
      <text:p text:style-name="Preformatted_20_Text"/>
      <text:p text:style-name="Preformatted_20_Text">3.2 Test Client-Side Controls Over User Input</text:p>
      <text:p text:style-name="Preformatted_20_Text"><text:s/></text:p>
      <text:p text:style-name="Preformatted_20_Text"><text:s/>3.2.1 Identify any cases where client-side controls such as length limits and </text:p>
      <text:p text:style-name="Preformatted_20_Text">JavaScript checks are used to validate user input before it is submitted to the server. These controls can be bypassed easily, because you can send arbitrary requests to the server. For example:&lt;form action=”order.asp” onsubmit=”return Validate(this)”&gt;&lt;input maxlength=”3” name=”quantity”&gt;</text:p>
      <text:p text:style-name="Preformatted_20_Text">... </text:p>
      <text:p text:style-name="Preformatted_20_Text"><text:s/></text:p>
      <text:p text:style-name="Preformatted_20_Text"><text:s/>3.2.2 Test each affected input ﬁeld in turn by submitting input that would </text:p>
      <text:p text:style-name="Preformatted_20_Text">ordinarily be blocked by the client-side controls to verify whether these are replicated on the server. </text:p>
      <text:p text:style-name="Preformatted_20_Text"><text:s/></text:p>
      <text:p text:style-name="Preformatted_20_Text"><text:s/>3.2.3 The ability to bypass client-side validation does not necessarily represent </text:p>
      <text:p text:style-name="Preformatted_20_Text">any vulnerability. Nevertheless, you should review closely what validation is being performed. Conﬁrm whether the application is relying on the client-side controls to protect itself from malformed input. Also conﬁrm whether any exploitable conditions exist that can be triggered by such input. </text:p>
      <text:p text:style-name="Preformatted_20_Text"><text:soft-page-break/><text:s/></text:p>
      <text:p text:style-name="Preformatted_20_Text"><text:s/>3.2.4 Review each HTML form to identify any disabled elements, such as grayed-out submit buttons. For example:&lt;input disabled=”true” name=”product”&gt;If you ﬁnd any, submit these to the server, along with the form’s other parameters. See whether the parameter has any effect on the server’s processing that you can leverage in an attack. Alternatively, use an automated proxy rule to automatically enable disabled ﬁelds, such as Burp Proxy’s “HTML Modiﬁcation” rules.</text:p>
      <text:p text:style-name="Preformatted_20_Text"/>
      <text:p text:style-name="Preformatted_20_Text">3.3 Test Browser Extension Components</text:p>
      <text:p text:style-name="Preformatted_20_Text"><text:s/></text:p>
      <text:p text:style-name="Preformatted_20_Text"><text:s/>3.3.1 Understand the Client Application’s Operation</text:p>
      <text:p text:style-name="Preformatted_20_Text"><text:s text:c="2"/></text:p>
      <text:p text:style-name="Preformatted_20_Text"><text:s text:c="2"/>3.3.1.1 Set up a local intercepting proxy for the client technology under review, </text:p>
      <text:p text:style-name="Preformatted_20_Text">and monitor all trafﬁc passing between the client and server. If data is serialized, use a deserialization tool such as Burp’s built-in AMF support or the DSer Burp plug-in for Java. </text:p>
      <text:p text:style-name="Preformatted_20_Text"><text:s text:c="2"/></text:p>
      <text:p text:style-name="Preformatted_20_Text"><text:s text:c="2"/>3.3.1.2 Step through the functionality presented in the client. Determine any </text:p>
      <text:p text:style-name="Preformatted_20_Text">potentially sensitive or powerful functions, using standard tools within the intercepting proxy to replay key requests or modify server responses.</text:p>
      <text:p text:style-name="Preformatted_20_Text"/>
      <text:p text:style-name="Preformatted_20_Text"><text:s/>3.3.2 Decompile the Client</text:p>
      <text:p text:style-name="Preformatted_20_Text"><text:s text:c="2"/></text:p>
      <text:p text:style-name="Preformatted_20_Text"><text:s text:c="2"/>3.3.2.1 Identify any applets employed by the application. Look for any of the </text:p>
      <text:p text:style-name="Preformatted_20_Text">following ﬁle types being requested via your intercepting proxy:</text:p>
      <text:p text:style-name="Preformatted_20_Text"><text:s/>n.class, .jar : Java n.swf : Flash n.xap : Silverlight</text:p>
      <text:p text:style-name="Preformatted_20_Text">You can also look for applet tags within the HTML source code of </text:p>
      <text:p text:style-name="Preformatted_20_Text">application pages. For example:&lt;applet code=”input.class” id=”TheApplet” codebase=”/scripts/”&gt;&lt;/</text:p>
      <text:p text:style-name="Preformatted_20_Text">applet&gt; </text:p>
      <text:p text:style-name="Preformatted_20_Text"><text:s text:c="2"/></text:p>
      <text:p text:style-name="Preformatted_20_Text"><text:s text:c="2"/>3.3.2.2 Review all calls made to the applet’s methods from within the invoking </text:p>
      <text:p text:style-name="Preformatted_20_Text">HTML, and determine whether data returned from the applet is being </text:p>
      <text:p text:style-name="Preformatted_20_Text">submitted to the server. If this data is opaque (that is, obfuscated or </text:p>
      <text:p text:style-name="Preformatted_20_Text">encrypted), to modify it you will probably need to decompile the applet to obtain its source code. </text:p>
      <text:p text:style-name="Preformatted_20_Text"><text:s text:c="2"/></text:p>
      <text:p text:style-name="Preformatted_20_Text"><text:s text:c="2"/>3.3.2.3 Download the applet bytecode by entering the URL into your browser, </text:p>
      <text:p text:style-name="Preformatted_20_Text">and save the ﬁ le locally. The name of the bytecode ﬁ</text:p>
      <text:p text:style-name="Preformatted_20_Text"><text:s/>le is speciﬁ</text:p>
      <text:p text:style-name="Preformatted_20_Text"><text:s/>ed in </text:p>
      <text:p text:style-name="Preformatted_20_Text">thecode attribute of the applet tag. The ﬁ</text:p>
      <text:p text:style-name="Preformatted_20_Text"><text:s/>le will be located in the direc-</text:p>
      <text:p text:style-name="Preformatted_20_Text">tory speciﬁ ed in the </text:p>
      <text:p text:style-name="Preformatted_20_Text">codebase attribute if this is present. Otherwise, it </text:p>
      <text:p text:style-name="Preformatted_20_Text">will be located in the same directory as the page in which the applet tag appears.</text:p>
      <text:p text:style-name="Preformatted_20_Text"><text:s text:c="3"/></text:p>
      <text:p text:style-name="Preformatted_20_Text"><text:s text:c="2"/>3.3.2.4 Use a suitable tool to decompile the bytecode into source code. For </text:p>
      <text:p text:style-name="Preformatted_20_Text">example:C:\&gt;jad.exe input.class</text:p>
      <text:p text:style-name="Preformatted_20_Text">Parsing input.class... Generating input.jadHere are some suitable tools for decompiling different browser exten-</text:p>
      <text:p text:style-name="Preformatted_20_Text">sion components: nJava — Jad nFlash — SWFScan, Flasm/Flare nSilverlight — .NET ReflectorIf the applet is packaged into a JAR, XAP, or SWF ﬁ le, you can unpack </text:p>
      <text:p text:style-name="Preformatted_20_Text">it using a standard archive reader such as WinRar or WinZip. </text:p>
      <text:p text:style-name="Preformatted_20_Text"><text:s text:c="3"/></text:p>
      <text:p text:style-name="Preformatted_20_Text"><text:s text:c="2"/>3.3.2.5 Review the relevant source code (starting with the implementation of </text:p>
      <text:p text:style-name="Preformatted_20_Text">the method that returns the opaque data) to understand what processing </text:p>
      <text:p text:style-name="Preformatted_20_Text">is being performed. </text:p>
      <text:p text:style-name="Preformatted_20_Text"><text:s text:c="3"/></text:p>
      <text:p text:style-name="Preformatted_20_Text"><text:soft-page-break/><text:s text:c="2"/>3.3.2.6 Determine whether the applet contains any public methods that can be </text:p>
      <text:p text:style-name="Preformatted_20_Text">used to perform the relevant obfuscation on arbitrary input. </text:p>
      <text:p text:style-name="Preformatted_20_Text"><text:s text:c="3"/></text:p>
      <text:p text:style-name="Preformatted_20_Text"><text:s text:c="2"/>3.3.2.7 If it doesn’t, modify the applet’s source to neutralize any validation it </text:p>
      <text:p text:style-name="Preformatted_20_Text">performs or to allow you to obfuscate arbitrary input. You can then </text:p>
      <text:p text:style-name="Preformatted_20_Text">recompile the source into its original ﬁ le format using the compilation </text:p>
      <text:p text:style-name="Preformatted_20_Text">tools provided by the vendor.</text:p>
      <text:p text:style-name="Preformatted_20_Text"><text:s/></text:p>
      <text:p text:style-name="Preformatted_20_Text"><text:s/>3.3.3 Attach a Debugger</text:p>
      <text:p text:style-name="Preformatted_20_Text"><text:s text:c="2"/></text:p>
      <text:p text:style-name="Preformatted_20_Text"><text:s text:c="2"/>3.3.3.1 For large client-side applications, it is often prohibitively difﬁ</text:p>
      <text:p text:style-name="Preformatted_20_Text"><text:s/>cult to </text:p>
      <text:p text:style-name="Preformatted_20_Text">decompile the whole application, modify it, and repackage it without </text:p>
      <text:p text:style-name="Preformatted_20_Text">encountering numerous errors. For these applications it is generally </text:p>
      <text:p text:style-name="Preformatted_20_Text">quicker to attach a runtime debugger to the process. JavaSnoop does this very well for Java. Silverlight Spy is a freely available tool that allows runtime monitoring of Silverlight clients. </text:p>
      <text:p text:style-name="Preformatted_20_Text"/>
      <text:p text:style-name="Preformatted_20_Text"><text:s text:c="2"/>3.3.3.2 Locate the key functions and values the application employs to drive </text:p>
      <text:p text:style-name="Preformatted_20_Text">security-related business logic, and place breakpoints when the targeted function is called. Modify the arguments or return value as needed to affect the security bypass.</text:p>
      <text:p text:style-name="Preformatted_20_Text"/>
      <text:p text:style-name="Preformatted_20_Text"><text:s/>3.3.4 Test ActiveX controls</text:p>
      <text:p text:style-name="Preformatted_20_Text"><text:s/></text:p>
      <text:p text:style-name="Preformatted_20_Text"><text:s text:c="2"/>3.3.4.1 Identify any ActiveX controls employed by the application. Look for </text:p>
      <text:p text:style-name="Preformatted_20_Text">any.cab ﬁ le types being requested via your intercepting proxy, or look </text:p>
      <text:p text:style-name="Preformatted_20_Text">for object tags within the HTML source code of application pages. For </text:p>
      <text:p text:style-name="Preformatted_20_Text"/>
      <text:p text:style-name="Preformatted_20_Text">example:&lt;OBJECT</text:p>
      <text:p text:style-name="Preformatted_20_Text"><text:s text:c="4"/>classid=”CLSID:4F878398-E58A-11D3-BEE9-00C04FA0D6BA”</text:p>
      <text:p text:style-name="Preformatted_20_Text"><text:s text:c="4"/>codebase=”https://wahh app.com/scripts/input.cab”</text:p>
      <text:p text:style-name="Preformatted_20_Text"><text:s text:c="4"/>id=”TheAxControl”&gt;</text:p>
      <text:p text:style-name="Preformatted_20_Text">&lt;/OBJECT&gt; </text:p>
      <text:p text:style-name="Preformatted_20_Text"/>
      <text:p text:style-name="Preformatted_20_Text"><text:s text:c="2"/>3.3.4.2 It is usually possible to subvert any input validation performed within </text:p>
      <text:p text:style-name="Preformatted_20_Text">an ActiveX control by attaching a debugger to the process and directly modifying data being processed or altering the program’s execution </text:p>
      <text:p text:style-name="Preformatted_20_Text">path. See Chapter 5 for more details about this kind of attack. </text:p>
      <text:p text:style-name="Preformatted_20_Text"/>
      <text:p text:style-name="Preformatted_20_Text"><text:s text:c="2"/>3.3.4.3 It is </text:p>
      <text:p text:style-name="Preformatted_20_Text">often possible to guess the purpose of different methods that an </text:p>
      <text:p text:style-name="Preformatted_20_Text">ActiveX control exports based on their names and the parameters </text:p>
      <text:p text:style-name="Preformatted_20_Text">passed to them. Use the COMRaider tool to enumerate the methods </text:p>
      <text:p text:style-name="Preformatted_20_Text">exported by the control. Test whether any of these can be manipu-lated to affect the control’s behavior and defeat any validation tests </text:p>
      <text:p text:style-name="Preformatted_20_Text"/>
      <text:p text:style-name="Preformatted_20_Text">it implements. </text:p>
      <text:p text:style-name="Preformatted_20_Text"/>
      <text:p text:style-name="Preformatted_20_Text"><text:s text:c="2"/>3.3.4.4 If the control’s purpose is to gather or verify certain information about </text:p>
      <text:p text:style-name="Preformatted_20_Text">the client computer, use the Filemon and Regmon tools to monitor the information the control gathers. It is often possible to create suitable </text:p>
      <text:p text:style-name="Preformatted_20_Text">items within the system registry and ﬁ lesystem to ﬁ</text:p>
      <text:p text:style-name="Preformatted_20_Text"><text:s/>x the inputs used </text:p>
      <text:p text:style-name="Preformatted_20_Text">by the control and therefore affect its behavior. </text:p>
      <text:p text:style-name="Preformatted_20_Text"/>
      <text:p text:style-name="Preformatted_20_Text"><text:s text:c="2"/>3.3.4.5 Test any ActiveX controls for vulnerabilities that could be exploited to </text:p>
      <text:p text:style-name="Preformatted_20_Text">attack other users of the application. You can modify the HTML used to invoke a control to pass arbitrary data to its methods and monitor the results. Look for <text:soft-page-break/>methods with dangerous-sounding names, such asLaunchExe. You can also use COMRaider to perform some basic fuzz testing of ActiveX controls to identify ﬂ aws such as buffer overﬂ</text:p>
      <text:p text:style-name="Preformatted_20_Text"><text:s/>ows.</text:p>
      <text:p text:style-name="Preformatted_20_Text"/>
      <text:p text:style-name="Preformatted_20_Text">4 Test the Authentication Mechanism</text:p>
      <text:p text:style-name="Preformatted_20_Text"/>
      <text:p text:style-name="Preformatted_20_Text">4.1 Understand the Mechanism</text:p>
      <text:p text:style-name="Preformatted_20_Text"><text:s/></text:p>
      <text:p text:style-name="Preformatted_20_Text"><text:s/>4.1.1 Establish the authentication technologies in use (for example, forms, </text:p>
      <text:p text:style-name="Preformatted_20_Text">certiﬁ cates, or multifactor).</text:p>
      <text:p text:style-name="Preformatted_20_Text"><text:s/></text:p>
      <text:p text:style-name="Preformatted_20_Text"><text:s/>4.1.2 Locate all the authentication-related functionality (including login, </text:p>
      <text:p text:style-name="Preformatted_20_Text">registration, account recovery, and so on). </text:p>
      <text:p text:style-name="Preformatted_20_Text"/>
      <text:p text:style-name="Preformatted_20_Text"><text:s/>4.1.3 If the application does not implement an automated self-registration </text:p>
      <text:p text:style-name="Preformatted_20_Text">mechanism, determine whether any other means exists of obtaining </text:p>
      <text:p text:style-name="Preformatted_20_Text">several user accounts.</text:p>
      <text:p text:style-name="Preformatted_20_Text"/>
      <text:p text:style-name="Preformatted_20_Text"/>
      <text:p text:style-name="Preformatted_20_Text">4.2 Test Password Quality</text:p>
      <text:p text:style-name="Preformatted_20_Text"><text:s/></text:p>
      <text:p text:style-name="Preformatted_20_Text"><text:s/>4.2.1 Review the application for any description of the minimum quality rules </text:p>
      <text:p text:style-name="Preformatted_20_Text">enforced on user passwords. </text:p>
      <text:p text:style-name="Preformatted_20_Text"/>
      <text:p text:style-name="Preformatted_20_Text"><text:s/>4.2.2 Attempt to set various kinds of weak passwords, using any self-registration </text:p>
      <text:p text:style-name="Preformatted_20_Text">or password change functions to establish the rules actually enforced. Try short passwords, alphabetic characters only, single-case characters </text:p>
      <text:p text:style-name="Preformatted_20_Text">only, dictionary words, and the current username. </text:p>
      <text:p text:style-name="Preformatted_20_Text"/>
      <text:p text:style-name="Preformatted_20_Text"><text:s/>4.2.3 Test for incomplete validation of credentials. Set a strong and complex </text:p>
      <text:p text:style-name="Preformatted_20_Text">password (for example, 12 characters with mixed-case letters, numerals, and typographic characters). Attempt to log in using different varia-tions on this password, by removing the last character, by changing a character’s case, and by removing any special characters. If any of these login attempts is successful, continue experimenting systematically to identify what validation is actually being performed. </text:p>
      <text:p text:style-name="Preformatted_20_Text"/>
      <text:p text:style-name="Preformatted_20_Text"><text:s/>4.2.4 Having established the minimum password quality rules, and the extent </text:p>
      <text:p text:style-name="Preformatted_20_Text">of password validation, identify the range of values that a password-guessing attack would need to employ to have a good probability of </text:p>
      <text:p text:style-name="Preformatted_20_Text">success. Attempt to locate any built-in accounts that may not have been subject to the standard password complexity requirements.</text:p>
      <text:p text:style-name="Preformatted_20_Text"/>
      <text:p text:style-name="Preformatted_20_Text">4.3 Test for Username Enumeration</text:p>
      <text:p text:style-name="Preformatted_20_Text"><text:s/></text:p>
      <text:p text:style-name="Preformatted_20_Text"><text:s/>4.3.1 Identify every location within the various authentication functions </text:p>
      <text:p text:style-name="Preformatted_20_Text">where a username is submitted, including via an on-screen input ﬁ eld, </text:p>
      <text:p text:style-name="Preformatted_20_Text">a hidden form ﬁ eld, or a cookie. Common locations include the primary </text:p>
      <text:p text:style-name="Preformatted_20_Text">login, self-registration, password change, logout, and account recovery. </text:p>
      <text:p text:style-name="Preformatted_20_Text"/>
      <text:p text:style-name="Preformatted_20_Text"><text:s/>4.3.2 For each location, submit two requests, containing a valid and an invalid </text:p>
      <text:p text:style-name="Preformatted_20_Text">username. Review every detail of the server’s responses to each pair of </text:p>
      <text:p text:style-name="Preformatted_20_Text">requests, including the HTTP status code, any redirects, information </text:p>
      <text:p text:style-name="Preformatted_20_Text">displayed on-screen, any differences hidden in the HTML page source, </text:p>
      <text:p text:style-name="Preformatted_20_Text">and the time taken for the server to respond. Note that some differences may be subtle (for example, the same error message may contain minor typographical differences). You can use the history function of your </text:p>
      <text:p text:style-name="Preformatted_20_Text">intercepting proxy to review all trafﬁ c to and from the server. WebScarab </text:p>
      <text:p text:style-name="Preformatted_20_Text"><text:soft-page-break/>has a function to compare two responses to quickly highlight any dif-ferences between them. </text:p>
      <text:p text:style-name="Preformatted_20_Text"/>
      <text:p text:style-name="Preformatted_20_Text"><text:s/>4.3.3 If you observe any differences between the responses where a valid and </text:p>
      <text:p text:style-name="Preformatted_20_Text">invalid username is submitted, repeat the test with a different pair of values and conﬁ rm that a systematic difference exists that can provide </text:p>
      <text:p text:style-name="Preformatted_20_Text">a basis for automated username enumeration.</text:p>
      <text:p text:style-name="Preformatted_20_Text"/>
      <text:p text:style-name="Preformatted_20_Text"><text:s/></text:p>
      <text:p text:style-name="Preformatted_20_Text"/>
      <text:p text:style-name="Preformatted_20_Text"><text:s/>4.3.4 Check for any other sources of information leakage within the applica-</text:p>
      <text:p text:style-name="Preformatted_20_Text">tion that may enable you to compile a list of valid usernames. Examples are logging functionality, actual listings of registered users, and direct </text:p>
      <text:p text:style-name="Preformatted_20_Text">mention of names or e-mail addresses in source code comments. </text:p>
      <text:p text:style-name="Preformatted_20_Text"><text:s/>4.3.5 Locate any subsidiary authentication that accepts a username, and </text:p>
      <text:p text:style-name="Preformatted_20_Text">determine whether it can be used for username enumeration. Pay </text:p>
      <text:p text:style-name="Preformatted_20_Text">speciﬁ c attention to a registration page that allows speciﬁ</text:p>
      <text:p text:style-name="Preformatted_20_Text"><text:s/>cation of a </text:p>
      <text:p text:style-name="Preformatted_20_Text">username.</text:p>
      <text:p text:style-name="Preformatted_20_Text"/>
      <text:p text:style-name="Preformatted_20_Text">4.4 Test Resilience to Password Guessing</text:p>
      <text:p text:style-name="Preformatted_20_Text"><text:s/></text:p>
      <text:p text:style-name="Preformatted_20_Text"><text:s/>4.4.1 </text:p>
      <text:p text:style-name="Preformatted_20_Text">Identify every location within the application where user credentials are submitted. The two main instances typically are the main login </text:p>
      <text:p text:style-name="Preformatted_20_Text">function and the password change function. The latter normally is a </text:p>
      <text:p text:style-name="Preformatted_20_Text">valid target for password-guessing attacks only if an arbitrary username can be supplied. </text:p>
      <text:p text:style-name="Preformatted_20_Text"/>
      <text:p text:style-name="Preformatted_20_Text"><text:s/>4.4.2 At </text:p>
      <text:p text:style-name="Preformatted_20_Text">each location, using an account that you control, manually send </text:p>
      <text:p text:style-name="Preformatted_20_Text">several requests containing the valid username but other invalid </text:p>
      <text:p text:style-name="Preformatted_20_Text">credentials. Monitor the application’s responses to identify any differ-ences. After about 10 failed logins, if the application has not returned </text:p>
      <text:p text:style-name="Preformatted_20_Text">a message about account lockout, submit a request containing valid </text:p>
      <text:p text:style-name="Preformatted_20_Text">credentials. If this request succeeds, an account lockout policy prob-ably is not in force. </text:p>
      <text:p text:style-name="Preformatted_20_Text"/>
      <text:p text:style-name="Preformatted_20_Text"><text:s/>4.4.3 If you do not control any accounts, attempt to enumerate or guess a </text:p>
      <text:p text:style-name="Preformatted_20_Text">valid username, and make several invalid requests using this guess, </text:p>
      <text:p text:style-name="Preformatted_20_Text">monitoring for any error messages about account lockout. Of course, you should be aware that this test may have the effect of suspending or </text:p>
      <text:p text:style-name="Preformatted_20_Text">disabling an account belonging to another user.</text:p>
      <text:p text:style-name="Preformatted_20_Text"/>
      <text:p text:style-name="Preformatted_20_Text">4.5 Test Any Account Recovery Function</text:p>
      <text:p text:style-name="Preformatted_20_Text"><text:s/></text:p>
      <text:p text:style-name="Preformatted_20_Text"><text:s/>4.5.1 Identify whether the application contains any facility for users to regain </text:p>
      <text:p text:style-name="Preformatted_20_Text">control of their account if they have forgotten their credentials. This </text:p>
      <text:p text:style-name="Preformatted_20_Text">is often indicated by a Forgot Your Password link near the main login </text:p>
      <text:p text:style-name="Preformatted_20_Text"/>
      <text:p text:style-name="Preformatted_20_Text">function. </text:p>
      <text:p text:style-name="Preformatted_20_Text"/>
      <text:p text:style-name="Preformatted_20_Text"><text:s/>4.5.2 Establish how the account recovery function works by doing a complete </text:p>
      <text:p text:style-name="Preformatted_20_Text">walk-through of the recovery process using an account you control. </text:p>
      <text:p text:style-name="Preformatted_20_Text"/>
      <text:p text:style-name="Preformatted_20_Text"><text:s/>4.5.3 If the function uses a challenge such as a secret question, determine </text:p>
      <text:p text:style-name="Preformatted_20_Text">whether users can set or select their own challenge during registration. </text:p>
      <text:p text:style-name="Preformatted_20_Text">If so, use a list of enumerated or common usernames to harvest a list of </text:p>
      <text:p text:style-name="Preformatted_20_Text">challenges, and review this for any that appear to be easily guessable.</text:p>
      <text:p text:style-name="Preformatted_20_Text"><text:soft-page-break/><text:s/></text:p>
      <text:p text:style-name="Preformatted_20_Text"><text:s/>4.5.4 If the function uses a password hint, perform the same exercise to har-</text:p>
      <text:p text:style-name="Preformatted_20_Text">vest a list of password hints, and identify any that appear to be easily guessable. </text:p>
      <text:p text:style-name="Preformatted_20_Text"/>
      <text:p text:style-name="Preformatted_20_Text"/>
      <text:p text:style-name="Preformatted_20_Text"><text:s/>4.5.5 Perform the same tests on any account-recovery challenges that you per-</text:p>
      <text:p text:style-name="Preformatted_20_Text">formed at the main login function to assess vulnerability to automated </text:p>
      <text:p text:style-name="Preformatted_20_Text">guessing attacks. </text:p>
      <text:p text:style-name="Preformatted_20_Text"/>
      <text:p text:style-name="Preformatted_20_Text"><text:s/>4.5.6 If the function involves sending an e-mail to the user to complete the </text:p>
      <text:p text:style-name="Preformatted_20_Text">recovery process, look for any weaknesses that may enable you to take control of other users’ accounts. Determine whether it is possible to </text:p>
      <text:p text:style-name="Preformatted_20_Text">control the address to which the e-mail is sent. If the message contains a unique recovery URL, obtain a number of messages using an e-mail address you control, and attempt to identify any patterns that may enable </text:p>
      <text:p text:style-name="Preformatted_20_Text">you to predict the URLs issued to other users. Apply the methodology </text:p>
      <text:p text:style-name="Preformatted_20_Text">described in step 5.3 to identify any predictable sequences.</text:p>
      <text:p text:style-name="Preformatted_20_Text"/>
      <text:p text:style-name="Preformatted_20_Text">4.6 Test Any Remember Me Function</text:p>
      <text:p text:style-name="Preformatted_20_Text"><text:s/></text:p>
      <text:p text:style-name="Preformatted_20_Text"><text:s/>4.6.1 If the main login function or its supporting logic contains a Remember </text:p>
      <text:p text:style-name="Preformatted_20_Text">Me function, activate this and review its effects. If this function allows the </text:p>
      <text:p text:style-name="Preformatted_20_Text">user to log in on subsequent occasions without entering any credentials, you should review it closely for any vulnerabilities. </text:p>
      <text:p text:style-name="Preformatted_20_Text"/>
      <text:p text:style-name="Preformatted_20_Text"><text:s/>4.6.2 Closely inspect all persistent cookies that are set when the Remember Me </text:p>
      <text:p text:style-name="Preformatted_20_Text">function is activated. Look for any data that identiﬁ es the user explicitly </text:p>
      <text:p text:style-name="Preformatted_20_Text">or appears to contain some predictable identiﬁ er of the user.</text:p>
      <text:p text:style-name="Preformatted_20_Text"><text:s/></text:p>
      <text:p text:style-name="Preformatted_20_Text"/>
      <text:p text:style-name="Preformatted_20_Text"><text:s/>4.6.3 Even where the data stored appears to be heavily encoded or obfuscated, </text:p>
      <text:p text:style-name="Preformatted_20_Text">review this closely, and compare the results of remembering several very </text:p>
      <text:p text:style-name="Preformatted_20_Text">similar usernames and/or passwords to identify any opportunities to reverse-engineer the original data. Apply the methodology described in step 5.2 to identify any meaningful data. </text:p>
      <text:p text:style-name="Preformatted_20_Text"/>
      <text:p text:style-name="Preformatted_20_Text"><text:s/>4.6.4 Depending on your results, modify the contents of your cookie in suit-</text:p>
      <text:p text:style-name="Preformatted_20_Text">able ways in an attempt to masquerade as other users of the application.</text:p>
      <text:p text:style-name="Preformatted_20_Text"/>
      <text:p text:style-name="Preformatted_20_Text"/>
      <text:p text:style-name="Preformatted_20_Text">4.7 Test Any Impersonation Function</text:p>
      <text:p text:style-name="Preformatted_20_Text"><text:s/></text:p>
      <text:p text:style-name="Preformatted_20_Text"/>
      <text:p text:style-name="Preformatted_20_Text"><text:s/>4.7.1 If the application contains any explicit functionality that allows one </text:p>
      <text:p text:style-name="Preformatted_20_Text">user to impersonate another, review this closely for any vulnerabilities </text:p>
      <text:p text:style-name="Preformatted_20_Text">that may enable you to impersonate arbitrary users without proper </text:p>
      <text:p text:style-name="Preformatted_20_Text">authorization. </text:p>
      <text:p text:style-name="Preformatted_20_Text"/>
      <text:p text:style-name="Preformatted_20_Text"><text:s/>4.7.2 </text:p>
      <text:p text:style-name="Preformatted_20_Text">Look for any user-supplied data that is used to determine the target </text:p>
      <text:p text:style-name="Preformatted_20_Text">of the impersonation. Attempt to manipulate this to impersonate </text:p>
      <text:p text:style-name="Preformatted_20_Text"/>
      <text:p text:style-name="Preformatted_20_Text">other users, particularly administrative users, which may enable you </text:p>
      <text:p text:style-name="Preformatted_20_Text">escalate privileges. </text:p>
      <text:p text:style-name="Preformatted_20_Text"/>
      <text:p text:style-name="Preformatted_20_Text"><text:s/>4.7.3 If you perform any automated password-guessing attacks against other </text:p>
      <text:p text:style-name="Preformatted_20_Text">user accounts, look for any accounts that appear to have more than one valid password, or multiple accounts that appear to have the same pass-word. This may indicate the presence of a backdoor password, which administrators can use to <text:soft-page-break/>access the application as any user.</text:p>
      <text:p text:style-name="Preformatted_20_Text"/>
      <text:p text:style-name="Preformatted_20_Text"/>
      <text:p text:style-name="Preformatted_20_Text">4.8 Test Username Uniqueness</text:p>
      <text:p text:style-name="Preformatted_20_Text"><text:s/></text:p>
      <text:p text:style-name="Preformatted_20_Text"><text:s/>4.8.1 If the application has a self-registration function that lets you specify </text:p>
      <text:p text:style-name="Preformatted_20_Text">a desired username, attempt to register the same username twice with </text:p>
      <text:p text:style-name="Preformatted_20_Text">different passwords. </text:p>
      <text:p text:style-name="Preformatted_20_Text"/>
      <text:p text:style-name="Preformatted_20_Text"><text:s/>4.8.2 If the application blocks the second registration attempt, you can exploit </text:p>
      <text:p text:style-name="Preformatted_20_Text">this behavior to enumerate registered usernames. </text:p>
      <text:p text:style-name="Preformatted_20_Text"/>
      <text:p text:style-name="Preformatted_20_Text"><text:s/>4.8.3 If the application registers both accounts, probe further to determine its </text:p>
      <text:p text:style-name="Preformatted_20_Text">behavior when a collision of username and password occurs. Attempt </text:p>
      <text:p text:style-name="Preformatted_20_Text">to change the password of one of the accounts to match that of the </text:p>
      <text:p text:style-name="Preformatted_20_Text">other. Also, attempt to register two accounts with identical usernames </text:p>
      <text:p text:style-name="Preformatted_20_Text">and passwords. </text:p>
      <text:p text:style-name="Preformatted_20_Text"/>
      <text:p text:style-name="Preformatted_20_Text"><text:s/>4.8.4 If the application alerts you or generates an error when a collision of </text:p>
      <text:p text:style-name="Preformatted_20_Text">username and password occurs, you can probably exploit this to perform </text:p>
      <text:p text:style-name="Preformatted_20_Text">an automated guessing attack to discover another user’s password. Target </text:p>
      <text:p text:style-name="Preformatted_20_Text">an enumerated or guessed username, and attempt to create accounts that have this username and different passwords. When the applica-tion rejects a speciﬁ c password, you have probably found the existing </text:p>
      <text:p text:style-name="Preformatted_20_Text">password for the targeted account. </text:p>
      <text:p text:style-name="Preformatted_20_Text"/>
      <text:p text:style-name="Preformatted_20_Text"><text:s/>4.8.5 If the application appears to tolerate a collision of username and pass-</text:p>
      <text:p text:style-name="Preformatted_20_Text">word without an error, log in using the colliding credentials. Determine what happens and whether the application’s behavior can be leveraged to gain unauthorized access to other users’ accounts.</text:p>
      <text:p text:style-name="Preformatted_20_Text"/>
      <text:p text:style-name="Preformatted_20_Text"/>
      <text:p text:style-name="Preformatted_20_Text">4.9 Test Predictability of Autogenerated Credentials</text:p>
      <text:p text:style-name="Preformatted_20_Text"><text:s/></text:p>
      <text:p text:style-name="Preformatted_20_Text"><text:s/>4.9.1 If the application automatically generates usernames or passwords, try </text:p>
      <text:p text:style-name="Preformatted_20_Text">to obtain several values in quick succession and identify any detectable sequences or patterns. </text:p>
      <text:p text:style-name="Preformatted_20_Text"/>
      <text:p text:style-name="Preformatted_20_Text"><text:s/>4.9.2 If usernames are generated in a predictable way, extrapolate backwards </text:p>
      <text:p text:style-name="Preformatted_20_Text">to obtain a list of possible valid usernames. You can use this as the basis for automated password-guessing and other attacks.</text:p>
      <text:p text:style-name="Preformatted_20_Text"><text:s/></text:p>
      <text:p text:style-name="Preformatted_20_Text"/>
      <text:p text:style-name="Preformatted_20_Text"><text:s/>4.9.3 If passwords are generated in a predictable way, extrapolate the pattern </text:p>
      <text:p text:style-name="Preformatted_20_Text">to obtain a list of possible passwords issued to other application users. This can be combined with any lists of usernames you obtain to perform a password-guessing attack.</text:p>
      <text:p text:style-name="Preformatted_20_Text"/>
      <text:p text:style-name="Preformatted_20_Text">4.10 Check for Unsafe Transmission of Credentials</text:p>
      <text:p text:style-name="Preformatted_20_Text"><text:s/></text:p>
      <text:p text:style-name="Preformatted_20_Text"><text:s/>4.10.1 Walk through all authentication-related functions that involve trans-</text:p>
      <text:p text:style-name="Preformatted_20_Text">mission of credentials, including the main login, account registration, password change, and any page that allows viewing or updating of </text:p>
      <text:p text:style-name="Preformatted_20_Text">user proﬁ le information. Monitor all trafﬁ</text:p>
      <text:p text:style-name="Preformatted_20_Text"><text:s/>c passing in both directions </text:p>
      <text:p text:style-name="Preformatted_20_Text">between the client and server using your intercepting proxy. </text:p>
      <text:p text:style-name="Preformatted_20_Text"/>
      <text:p text:style-name="Preformatted_20_Text"><text:s/>4.10.2 Identify every case in which the credentials are transmitted in either </text:p>
      <text:p text:style-name="Preformatted_20_Text">direction. You can set interception rules in your proxy to ﬂ ag messages </text:p>
      <text:p text:style-name="Preformatted_20_Text"><text:soft-page-break/>containing speciﬁ c strings.</text:p>
      <text:p text:style-name="Preformatted_20_Text"><text:s/></text:p>
      <text:p text:style-name="Preformatted_20_Text"/>
      <text:p text:style-name="Preformatted_20_Text"><text:s/>4.10.3 If credentials are ever transmitted in the URL query string, these are </text:p>
      <text:p text:style-name="Preformatted_20_Text">potentially vulnerable to disclosure in the browser history, on-screen, in server logs, and in the Referer header when third-party links are </text:p>
      <text:p text:style-name="Preformatted_20_Text">followed. </text:p>
      <text:p text:style-name="Preformatted_20_Text"/>
      <text:p text:style-name="Preformatted_20_Text"><text:s/>4.10.4 If credentials are ever stored in a cookie, these are potentially vulnerable </text:p>
      <text:p text:style-name="Preformatted_20_Text">to disclosure via XSS attacks or local privacy attacks. </text:p>
      <text:p text:style-name="Preformatted_20_Text"/>
      <text:p text:style-name="Preformatted_20_Text"><text:s/>4.10.5 If credentials are ever transmitted from the server to the client, these </text:p>
      <text:p text:style-name="Preformatted_20_Text">may be compromised via any vulnerabilities in session management or access controls, or in an XSS attack. </text:p>
      <text:p text:style-name="Preformatted_20_Text"/>
      <text:p text:style-name="Preformatted_20_Text"><text:s/>4.10.6 If credentials are ever transmitted over an unencrypted connection, these </text:p>
      <text:p text:style-name="Preformatted_20_Text">are vulnerable to interception by an eavesdropper. </text:p>
      <text:p text:style-name="Preformatted_20_Text"/>
      <text:p text:style-name="Preformatted_20_Text"><text:s/>4.10.7 If credentials are submitted using HTTPS but the login form itself is </text:p>
      <text:p text:style-name="Preformatted_20_Text">loaded using HTTP, the application is vulnerable to a man-in-the-middle </text:p>
      <text:p text:style-name="Preformatted_20_Text">attack that may be used to capture credentials.</text:p>
      <text:p text:style-name="Preformatted_20_Text"/>
      <text:p text:style-name="Preformatted_20_Text">4.11 Check for Unsafe Distribution of Credentials</text:p>
      <text:p text:style-name="Preformatted_20_Text"><text:s/></text:p>
      <text:p text:style-name="Preformatted_20_Text"><text:s/>4.11.1 If accounts are created via some out-of-band channel, or the applica-</text:p>
      <text:p text:style-name="Preformatted_20_Text">tion has a self-registration function that does not itself determine all of </text:p>
      <text:p text:style-name="Preformatted_20_Text">a user’s initial credentials, establish the means by which credentials are distributed to new users. Common methods include sending a message to an e-mail or postal address.</text:p>
      <text:p text:style-name="Preformatted_20_Text"><text:s/></text:p>
      <text:p text:style-name="Preformatted_20_Text"/>
      <text:p text:style-name="Preformatted_20_Text"><text:s/>4.11.2 If the application generates account activation URLs that are distributed </text:p>
      <text:p text:style-name="Preformatted_20_Text">out-of-band, try to register several new accounts in close succession, </text:p>
      <text:p text:style-name="Preformatted_20_Text">and identify any sequence in the URLs you receive. If a pattern can </text:p>
      <text:p text:style-name="Preformatted_20_Text">be determined, try to predict the URLs sent to recent and forthcom-ing users, and attempt to use these URLs to take ownership of their </text:p>
      <text:p text:style-name="Preformatted_20_Text">accounts. </text:p>
      <text:p text:style-name="Preformatted_20_Text"/>
      <text:p text:style-name="Preformatted_20_Text"><text:s/>4.11.3 Try to reuse a single activation URL multiple times, and see if the appli-</text:p>
      <text:p text:style-name="Preformatted_20_Text">cation allows this. If it doesn’t, try locking out the target account before reusing the URL, and see if the URL still works. Determine whether this enables you to set a new password on an active account.</text:p>
      <text:p text:style-name="Preformatted_20_Text"/>
      <text:p text:style-name="Preformatted_20_Text">4.12 Test for Insecure Storage</text:p>
      <text:p text:style-name="Preformatted_20_Text"><text:s/></text:p>
      <text:p text:style-name="Preformatted_20_Text"><text:s/>4.12.1 If you gain access to hashed passwords, check for accounts that share </text:p>
      <text:p text:style-name="Preformatted_20_Text">the same hashed password value. Try to log in with common passwords for the most common hashed value. </text:p>
      <text:p text:style-name="Preformatted_20_Text"/>
      <text:p text:style-name="Preformatted_20_Text"><text:s/>4.12.2 Use an ofﬂ</text:p>
      <text:p text:style-name="Preformatted_20_Text"><text:s/>ine rainbow table for the hashing algorithm in question to </text:p>
      <text:p text:style-name="Preformatted_20_Text">recover the cleartext value.</text:p>
      <text:p text:style-name="Preformatted_20_Text"/>
      <text:p text:style-name="Preformatted_20_Text">4.13 Test for Logic Flaws</text:p>
      <text:p text:style-name="Preformatted_20_Text"/>
      <text:p text:style-name="Preformatted_20_Text"><text:s/>4.13.1 Test for Fail-Open Conditions</text:p>
      <text:p text:style-name="Preformatted_20_Text"><text:s/></text:p>
      <text:p text:style-name="Preformatted_20_Text"><text:s text:c="2"/>4.13.1.1 For each function in which the application checks a user’s credentials, </text:p>
      <text:p text:style-name="Preformatted_20_Text"><text:soft-page-break/>including the login and password change functions, walk through the process in the normal way, using an account you control. Note every </text:p>
      <text:p text:style-name="Preformatted_20_Text">request parameter submitted to the application. </text:p>
      <text:p text:style-name="Preformatted_20_Text"/>
      <text:p text:style-name="Preformatted_20_Text"><text:s text:c="2"/>4.13.1.2 Repeat the process numerous times, modifying each parameter in turn </text:p>
      <text:p text:style-name="Preformatted_20_Text">in various unexpected ways designed to interfere with the application’s </text:p>
      <text:p text:style-name="Preformatted_20_Text">logic. For each parameter, include the following changes: nSubmit an empty string as the value. nRemove the name/value pair. nSubmit very long and very short values. nSubmit strings instead of numbers, and vice versa. nSubmit the same named parameter multiple times, with the same and different values.</text:p>
      <text:p text:style-name="Preformatted_20_Text"><text:s/></text:p>
      <text:p text:style-name="Preformatted_20_Text"/>
      <text:p text:style-name="Preformatted_20_Text"><text:s text:c="2"/>4.13.1.3 Review closely the application’s responses to the preceding requests. If </text:p>
      <text:p text:style-name="Preformatted_20_Text">any unexpected divergences from the base case occur, feed this obser-vation back into your framing of further test cases. If one modiﬁ cation </text:p>
      <text:p text:style-name="Preformatted_20_Text">causes a change in behavior, try to combine this with other changes to push the application’s logic to its limits.</text:p>
      <text:p text:style-name="Preformatted_20_Text"/>
      <text:p text:style-name="Preformatted_20_Text"><text:s/>4.13.2 Test Any Multistage Mechanisms</text:p>
      <text:p text:style-name="Preformatted_20_Text"/>
      <text:p text:style-name="Preformatted_20_Text"><text:s text:c="2"/>4.13.2.1 If any authentication-related function involves submitting credentials </text:p>
      <text:p text:style-name="Preformatted_20_Text">in a series of different requests, identify the apparent purpose of each </text:p>
      <text:p text:style-name="Preformatted_20_Text">distinct stage, and note the parameters submitted at each stage. </text:p>
      <text:p text:style-name="Preformatted_20_Text"/>
      <text:p text:style-name="Preformatted_20_Text"><text:s text:c="2"/>4.13.2.2 Repeat the process numerous times, modifying the sequence of requests </text:p>
      <text:p text:style-name="Preformatted_20_Text">in ways designed to interfere with the application’s logic, including the following tests: nProceed through all stages, but in a different sequence than the one intended. nProceed directly to each stage in turn, and continue the normal </text:p>
      <text:p text:style-name="Preformatted_20_Text">sequence from there. nProceed through the normal sequence several times, skipping each stage in turn, and continuing the normal sequence from the next stage. nOn the basis of your observations and the apparent purpose of each stage of the mechanism, try to think of further ways to modify the sequence and to access the different stages that the developers may not have anticipated. </text:p>
      <text:p text:style-name="Preformatted_20_Text"/>
      <text:p text:style-name="Preformatted_20_Text"><text:s text:c="2"/>4.13.2.3 Determine whether any single piece of information (such as the user-</text:p>
      <text:p text:style-name="Preformatted_20_Text">name) is submitted at more than one stage, either because it is captured </text:p>
      <text:p text:style-name="Preformatted_20_Text">more than once from the user or because it is transmitted via the client in a hidden form ﬁ eld, cookie, or preset query string parameter. If so, try </text:p>
      <text:p text:style-name="Preformatted_20_Text">submitting different values at different stages (both valid and invalid) and observing the effect. Try to determine whether the submitted item is sometimes superﬂ uous, or is validated at one stage and then trusted </text:p>
      <text:p text:style-name="Preformatted_20_Text">subsequently, or is validated at different stages against different checks. </text:p>
      <text:p text:style-name="Preformatted_20_Text">Try to exploit the application’s behavior to gain unauthorized access or reduce the effectiveness of the controls imposed by the mechanism. </text:p>
      <text:p text:style-name="Preformatted_20_Text"/>
      <text:p text:style-name="Preformatted_20_Text"><text:s text:c="2"/>4.13.2.4 Look for any data that is transmitted via the client that has not been </text:p>
      <text:p text:style-name="Preformatted_20_Text">captured from the user at any point. If hidden parameters are used </text:p>
      <text:p text:style-name="Preformatted_20_Text">to track the state of the process across successive stages, it may be </text:p>
      <text:p text:style-name="Preformatted_20_Text">possible to interfere with the application’s logic by modifying these parameters in crafted ways. </text:p>
      <text:p text:style-name="Preformatted_20_Text"><text:s text:c="2"/>4.13.2.5 If any part of the process involves the application’s presenting a ran-</text:p>
      <text:p text:style-name="Preformatted_20_Text">domly varying challenge, test for two common defects: nIf a parameter specifying the challenge is submitted along with the user’s response, determine whether you can effectively choose your own challenge by modifying this value. nTry proceeding as far as the varying challenge several times with </text:p>
      <text:p text:style-name="Preformatted_20_Text"/>
      <text:p text:style-name="Preformatted_20_Text">the same username, and determine whether a different challenge </text:p>
      <text:p text:style-name="Preformatted_20_Text">is presented. If it is, you can effectively choose your own chal-lenge by proceeding to this stage repeatedly until your desired </text:p>
      <text:p text:style-name="Preformatted_20_Text"><text:soft-page-break/>challenge is presented.</text:p>
      <text:p text:style-name="Preformatted_20_Text">4.14 Exploit Any Vulnerabilities to Gain <text:s/></text:p>
      <text:p text:style-name="Preformatted_20_Text">Unauthorized Access</text:p>
      <text:p text:style-name="Preformatted_20_Text"><text:s/></text:p>
      <text:p text:style-name="Preformatted_20_Text"><text:s/>4.14.1 Review any vulnerabilities you have identiﬁ</text:p>
      <text:p text:style-name="Preformatted_20_Text"><text:s/>ed within the various authen-</text:p>
      <text:p text:style-name="Preformatted_20_Text">tication functions, and identify any that you can leverage to achieve </text:p>
      <text:p text:style-name="Preformatted_20_Text">your objectives in attacking the application. This typically involves </text:p>
      <text:p text:style-name="Preformatted_20_Text">attempting to authenticate as a different user — if possible, a user with </text:p>
      <text:p text:style-name="Preformatted_20_Text"/>
      <text:p text:style-name="Preformatted_20_Text">administrative privileges. </text:p>
      <text:p text:style-name="Preformatted_20_Text"><text:s/>4.14.2 Before mounting any kind of automated attack, note any account </text:p>
      <text:p text:style-name="Preformatted_20_Text">lockout defenses you have identiﬁ ed. For example, when performing </text:p>
      <text:p text:style-name="Preformatted_20_Text">username enumeration against a login function, submit a common </text:p>
      <text:p text:style-name="Preformatted_20_Text">password with each request rather than a completely arbitrary value </text:p>
      <text:p text:style-name="Preformatted_20_Text">so as not to waste a failed login attempt on every username discovered. Similarly, perform any password-guessing attacks on a breadth-ﬁ rst, </text:p>
      <text:p text:style-name="Preformatted_20_Text">not depth-ﬁ rst, basis. Start your word list with the most common weak </text:p>
      <text:p text:style-name="Preformatted_20_Text">passwords, and proceed through this list, trying each item against </text:p>
      <text:p text:style-name="Preformatted_20_Text">every enumerated username. </text:p>
      <text:p text:style-name="Preformatted_20_Text"><text:s/>4.14.3 Take account of the password quality rules and the completeness of </text:p>
      <text:p text:style-name="Preformatted_20_Text">password validation when constructing word lists to use in any password-guessing attack to avoid impossible or superﬂ uous test cases.</text:p>
      <text:p text:style-name="Preformatted_20_Text"><text:s/></text:p>
      <text:p text:style-name="Preformatted_20_Text"><text:s/>4.14.4 Use the techniques described in Chapter 14 to automate as much </text:p>
      <text:p text:style-name="Preformatted_20_Text">work as possible and maximize the speed and effectiveness of your </text:p>
      <text:p text:style-name="Preformatted_20_Text">attacks.</text:p>
      <text:p text:style-name="Preformatted_20_Text"/>
      <text:p text:style-name="Preformatted_20_Text">5 Test the Session Management Mechanism</text:p>
      <text:p text:style-name="Preformatted_20_Text"/>
      <text:p text:style-name="Preformatted_20_Text">5.1 Understand the Mechanism</text:p>
      <text:p text:style-name="Preformatted_20_Text"/>
      <text:p text:style-name="Preformatted_20_Text"><text:s/>5.1.1 Analyze the mechanism used to manage sessions and state. Establish </text:p>
      <text:p text:style-name="Preformatted_20_Text">whether the application uses session tokens or some other method of handling the series of requests received from each user. Note that some authentication technologies (such as HTTP authentication) may not </text:p>
      <text:p text:style-name="Preformatted_20_Text">require a full session mechanism to reidentify users post-authentication. Also, some applications use a sessionless state mechanism in which all </text:p>
      <text:p text:style-name="Preformatted_20_Text">state information is transmitted via the client, usually in an encrypted or obfuscated form. </text:p>
      <text:p text:style-name="Preformatted_20_Text"><text:s/>5.1.2 If the application uses session tokens, conﬁ</text:p>
      <text:p text:style-name="Preformatted_20_Text"><text:s/>rm precisely which pieces </text:p>
      <text:p text:style-name="Preformatted_20_Text">of data are actually used to reidentify users. Items that may be used to transmit tokens include HTTP cookies, query string parameters, and </text:p>
      <text:p text:style-name="Preformatted_20_Text">hidden form ﬁ</text:p>
      <text:p text:style-name="Preformatted_20_Text"><text:s/>elds. Several different pieces of data may be used collec-</text:p>
      <text:p text:style-name="Preformatted_20_Text">tively to reidentify the user, and different items may be used by different back-end components. Often, items that look like session tokens may not actually be employed as such by the application, such as the default cookie generated by the web server.</text:p>
      <text:p text:style-name="Preformatted_20_Text"/>
      <text:p text:style-name="Preformatted_20_Text"><text:s/>5.1.3 To verify which items are actually being employed as session tokens, </text:p>
      <text:p text:style-name="Preformatted_20_Text">ﬁ nd a page or function that is certainly session-dependent (such as a </text:p>
      <text:p text:style-name="Preformatted_20_Text">user-speciﬁ c My Details page). Then make several requests for it, sys-</text:p>
      <text:p text:style-name="Preformatted_20_Text">tematically removing each item you suspect is being used as a session </text:p>
      <text:p text:style-name="Preformatted_20_Text">token. If removing an item stops the session-dependent page from being returned, this may conﬁ rm that the item is a session token. Burp Repeater </text:p>
      <text:p text:style-name="Preformatted_20_Text">is a useful tool for performing these tests. </text:p>
      <text:p text:style-name="Preformatted_20_Text"><text:s/>5.1.4 Having established which items of data are actually being used to reiden-</text:p>
      <text:p text:style-name="Preformatted_20_Text"><text:soft-page-break/>tify users, for each token conﬁ rm whether it is being validated in its </text:p>
      <text:p text:style-name="Preformatted_20_Text">entirety, or whether some subcomponents of the token are ignored. </text:p>
      <text:p text:style-name="Preformatted_20_Text">Change the token’s value 1 byte at a time, and check whether the modi-ﬁ ed value is still accepted. If you ﬁ</text:p>
      <text:p text:style-name="Preformatted_20_Text"><text:s/>nd that certain portions of the token </text:p>
      <text:p text:style-name="Preformatted_20_Text">are not actually used to maintain session state, you can exclude these from further analysis.</text:p>
      <text:p text:style-name="Preformatted_20_Text">5.2 Test Tokens for Meaning</text:p>
      <text:p text:style-name="Preformatted_20_Text"/>
      <text:p text:style-name="Preformatted_20_Text"><text:s/>5.2.1 </text:p>
      <text:p text:style-name="Preformatted_20_Text">Log in as several different users at different times, and record the tokens received from the server. If self-registration is available and you can choose </text:p>
      <text:p text:style-name="Preformatted_20_Text">your username, log in with a series of similar usernames that have small </text:p>
      <text:p text:style-name="Preformatted_20_Text"/>
      <text:p text:style-name="Preformatted_20_Text">variations, such as A, AA, AAA, AAAA, AAAB, AAAC, AABA, and so </text:p>
      <text:p text:style-name="Preformatted_20_Text"/>
      <text:p text:style-name="Preformatted_20_Text">on. If other user-speciﬁ c data is submitted at the login or is stored in user </text:p>
      <text:p text:style-name="Preformatted_20_Text">proﬁ les (such as an e-mail address), perform a similar exercise to modify </text:p>
      <text:p text:style-name="Preformatted_20_Text">that data systematically and capture the resulting tokens. </text:p>
      <text:p text:style-name="Preformatted_20_Text"><text:s/>5.2.2 Analyze the tokens you receive for any correlations that appear to be </text:p>
      <text:p text:style-name="Preformatted_20_Text">related to the username and other user-controllable data. </text:p>
      <text:p text:style-name="Preformatted_20_Text"><text:s/>5.2.3 Analyze the tokens for any detectable encoding or obfuscation. Look </text:p>
      <text:p text:style-name="Preformatted_20_Text">for a correlation between the length of the username and the length of the token, which strongly indicates that some kind of obfuscation or </text:p>
      <text:p text:style-name="Preformatted_20_Text">encoding is in use. Where the username contains a sequence of the same character, look for a corresponding character sequence in the token, </text:p>
      <text:p text:style-name="Preformatted_20_Text">which may indicate the use of XOR obfuscation. Look for sequences in the token that contain only hexadecimal characters, which may indicate hexadecimal encoding of an ASCII string or other information. Look for sequences ending in an equals sign and/or containing only the other valid Base64 characters: a to z, A to Z, 0 to 9, +, and /. </text:p>
      <text:p text:style-name="Preformatted_20_Text"><text:s/>5.2.4 If you can identify any meaningful data within your sample of session </text:p>
      <text:p text:style-name="Preformatted_20_Text">tokens, consider whether this is sufﬁ cient to mount an attack that attempts </text:p>
      <text:p text:style-name="Preformatted_20_Text">to guess the tokens recently issued to other application users. Find a page of the application that is session-dependent, and use the techniques </text:p>
      <text:p text:style-name="Preformatted_20_Text"/>
      <text:p text:style-name="Preformatted_20_Text">described in Chapter 14 to automate the task of generating and testing </text:p>
      <text:p text:style-name="Preformatted_20_Text">possible tokens.</text:p>
      <text:p text:style-name="Preformatted_20_Text">5.3 Test Tokens for Predictability</text:p>
      <text:p text:style-name="Preformatted_20_Text"><text:s/></text:p>
      <text:p text:style-name="Preformatted_20_Text"><text:s/>5.3.1 Generate and capture a large number of session tokens in quick succes-</text:p>
      <text:p text:style-name="Preformatted_20_Text">sion, using a request that causes the server to return a new token (for example, a successful login request). </text:p>
      <text:p text:style-name="Preformatted_20_Text"><text:s/>5.3.2 Attempt to identify any patterns within your sample of tokens. In all </text:p>
      <text:p text:style-name="Preformatted_20_Text">cases you should use Burp Sequencer, as described in Chapter 7, to </text:p>
      <text:p text:style-name="Preformatted_20_Text">perform detailed statistical tests of the randomness properties of the </text:p>
      <text:p text:style-name="Preformatted_20_Text">application’s tokens. Depending on the results, it may also be useful to </text:p>
      <text:p text:style-name="Preformatted_20_Text">perform the following manual analysis: nApply your understanding of which tokens and subsequences the </text:p>
      <text:p text:style-name="Preformatted_20_Text">application actually uses to reidentify users. Ignore any data that is not used in this way, even if it varies between samples. nIf it is unclear what type of data is contained in the token, or in any individual component of it, try applying various decodings (for exam-ple, Base64) to see if any more meaningful data emerges. It may be necessary to apply several decodings in sequence. nTry to identify any patterns in the sequences of values contained in each decoded token or component. Calculate the differences between successive values. Even if these appear to be chaotic, there may be a </text:p>
      <text:p text:style-name="Preformatted_20_Text">fixed set of observed differences, which narrows down the scope of </text:p>
      <text:p text:style-name="Preformatted_20_Text">any brute-force attack considerably. nObtain a similar sample of tokens after <text:soft-page-break/>waiting for a few minutes, </text:p>
      <text:p text:style-name="Preformatted_20_Text">and repeat the same analysis. Try to detect whether any of the tokens’ content is time-dependent. </text:p>
      <text:p text:style-name="Preformatted_20_Text"><text:s/>5.3.3 If </text:p>
      <text:p text:style-name="Preformatted_20_Text">you identify any patterns, capture a second sample of tokens using a different IP address and a different username. This will help you </text:p>
      <text:p text:style-name="Preformatted_20_Text">identify whether the same pattern is detected and whether tokens </text:p>
      <text:p text:style-name="Preformatted_20_Text">received in the ﬁ rst exercise could be extrapolated to guess tokens </text:p>
      <text:p text:style-name="Preformatted_20_Text">received in the second. </text:p>
      <text:p text:style-name="Preformatted_20_Text"><text:s/>5.3.4 If </text:p>
      <text:p text:style-name="Preformatted_20_Text">you can identify any exploitable sequences or time dependencies, </text:p>
      <text:p text:style-name="Preformatted_20_Text">consider whether this is sufﬁ cient to mount an attack that attempts </text:p>
      <text:p text:style-name="Preformatted_20_Text">to guess the tokens recently issued to other application users. Use the </text:p>
      <text:p text:style-name="Preformatted_20_Text">techniques described in Chapter 14 to automate the task of generating </text:p>
      <text:p text:style-name="Preformatted_20_Text">and testing possible tokens. Except in the simplest kind of sequences, </text:p>
      <text:p text:style-name="Preformatted_20_Text">it is likely that your attack will need to involve a customized script </text:p>
      <text:p text:style-name="Preformatted_20_Text"/>
      <text:p text:style-name="Preformatted_20_Text">of some kind.</text:p>
      <text:p text:style-name="Preformatted_20_Text"><text:s/></text:p>
      <text:p text:style-name="Preformatted_20_Text"><text:s/>5.3.5 If the session ID appears to be custom-written, use the “bit ﬂ</text:p>
      <text:p text:style-name="Preformatted_20_Text"><text:s/>ipper” </text:p>
      <text:p text:style-name="Preformatted_20_Text">payload source in Burp Intruder to sequentially modify each bit in the session token in turn. Grep for a string in the response that indicates whether modifying the token has not resulted in an invalid session, and whether the session belongs to a different user.</text:p>
      <text:p text:style-name="Preformatted_20_Text">5.4 Check for Insecure Transmission of Tokens</text:p>
      <text:p text:style-name="Preformatted_20_Text"><text:s/></text:p>
      <text:p text:style-name="Preformatted_20_Text"><text:s/>5.4.1 Walk through the application as normal, starting with unauthenticated </text:p>
      <text:p text:style-name="Preformatted_20_Text">content at the start URL, proceeding through the login process, and </text:p>
      <text:p text:style-name="Preformatted_20_Text">then going through all the application’s functionality. Make a note </text:p>
      <text:p text:style-name="Preformatted_20_Text">of every occasion on which a new session token is issued, and which </text:p>
      <text:p text:style-name="Preformatted_20_Text">portions of your communications use HTTP and which use HTTPS. </text:p>
      <text:p text:style-name="Preformatted_20_Text">You can use the logging function of your intercepting proxy to record </text:p>
      <text:p text:style-name="Preformatted_20_Text">this information. </text:p>
      <text:p text:style-name="Preformatted_20_Text"><text:s/>5.4.2 If HTTP cookies are being used as the transmission mechanism for ses-</text:p>
      <text:p text:style-name="Preformatted_20_Text">sion tokens, verify whether the secure ﬂ ag is set, preventing them from </text:p>
      <text:p text:style-name="Preformatted_20_Text">ever being transmitted over HTTP connections. </text:p>
      <text:p text:style-name="Preformatted_20_Text"><text:s/>5.4.3 Determine whether, in the normal use of the application, session tokens </text:p>
      <text:p text:style-name="Preformatted_20_Text">are ever transmitted over an HTTP connection. If so, they are vulnerable to interception. </text:p>
      <text:p text:style-name="Preformatted_20_Text"><text:s/>5.4.4 In cases where the application uses HTTP for unauthenticated areas </text:p>
      <text:p text:style-name="Preformatted_20_Text">and switches to HTTPS for the login and/or authenticated areas of </text:p>
      <text:p text:style-name="Preformatted_20_Text">the application, verify whether a new token is issued for the HTTPS </text:p>
      <text:p text:style-name="Preformatted_20_Text">portion of the communications, or whether a token issued during the </text:p>
      <text:p text:style-name="Preformatted_20_Text"/>
      <text:p text:style-name="Preformatted_20_Text">HTTP stage remains active when the application switches to HTTPS. </text:p>
      <text:p text:style-name="Preformatted_20_Text">If a token issued during the HTTP stage remains active, the token is </text:p>
      <text:p text:style-name="Preformatted_20_Text">vulnerable to interception. </text:p>
      <text:p text:style-name="Preformatted_20_Text"><text:s/>5.4.5 If the HTTPS area of the application contains any links to HTTP URLs, </text:p>
      <text:p text:style-name="Preformatted_20_Text">follow these and verify whether the session token is submitted. If it is, </text:p>
      <text:p text:style-name="Preformatted_20_Text">determine whether it continues to be valid or is immediately terminated by the server.</text:p>
      <text:p text:style-name="Preformatted_20_Text">5.5 Check for Disclosure of Tokens in Logs</text:p>
      <text:p text:style-name="Preformatted_20_Text"><text:s/></text:p>
      <text:p text:style-name="Preformatted_20_Text"><text:s/>5.5.1 If your application mapping exercises identiﬁ</text:p>
      <text:p text:style-name="Preformatted_20_Text"><text:s/>ed any logging, monitoring, </text:p>
      <text:p text:style-name="Preformatted_20_Text">or diagnostic functionality, review these functions closely to determine </text:p>
      <text:p text:style-name="Preformatted_20_Text"/>
      <text:p text:style-name="Preformatted_20_Text">whether any session tokens are disclosed within them. Conﬁ rm who is </text:p>
      <text:p text:style-name="Preformatted_20_Text"><text:soft-page-break/>normally authorized to access these functions. If they are intended for </text:p>
      <text:p text:style-name="Preformatted_20_Text">administrators only, determine whether any other vulnerabilities exist </text:p>
      <text:p text:style-name="Preformatted_20_Text">that could enable a lower-privileged user to access them.</text:p>
      <text:p text:style-name="Preformatted_20_Text"><text:s/></text:p>
      <text:p text:style-name="Preformatted_20_Text"><text:s/>5.5.2 Identify any instances where session tokens are transmitted within the </text:p>
      <text:p text:style-name="Preformatted_20_Text">URL. It may be that tokens are generally transmitted in a more secure </text:p>
      <text:p text:style-name="Preformatted_20_Text">manner, but that developers have used the URL in speciﬁ c cases to </text:p>
      <text:p text:style-name="Preformatted_20_Text">work around a particular problem. If so, these may be transmitted in theReferer header when users follow any off-site links. Check for any </text:p>
      <text:p text:style-name="Preformatted_20_Text">functionality that enables you to inject arbitrary off-site links into pages viewed by other users. </text:p>
      <text:p text:style-name="Preformatted_20_Text"><text:s/>5.5.3 If you ﬁ</text:p>
      <text:p text:style-name="Preformatted_20_Text"><text:s/>nd any way to gather valid session tokens issued to other users, </text:p>
      <text:p text:style-name="Preformatted_20_Text">look for a way to test each token to determine whether it belongs to an </text:p>
      <text:p text:style-name="Preformatted_20_Text">administrative user (for example, by attempting to access a privileged </text:p>
      <text:p text:style-name="Preformatted_20_Text">function using the token).</text:p>
      <text:p text:style-name="Preformatted_20_Text">5.6 Check Mapping of Tokens to Sessions</text:p>
      <text:p text:style-name="Preformatted_20_Text"><text:s/></text:p>
      <text:p text:style-name="Preformatted_20_Text"><text:s/>5.6.1 Log in to the application twice using the same user account, either from </text:p>
      <text:p text:style-name="Preformatted_20_Text">different browser processes or from different computers. Determine </text:p>
      <text:p text:style-name="Preformatted_20_Text">whether both sessions remain active concurrently. If they do, the appli-cation supports concurrent sessions, enabling an attacker who has </text:p>
      <text:p text:style-name="Preformatted_20_Text">compromised another user’s credentials to use these without risk of </text:p>
      <text:p text:style-name="Preformatted_20_Text">detection. </text:p>
      <text:p text:style-name="Preformatted_20_Text"><text:s/>5.6.2 Log in and log out several times using the same user account, either from </text:p>
      <text:p text:style-name="Preformatted_20_Text">different browser processes or from different computers. Determine </text:p>
      <text:p text:style-name="Preformatted_20_Text">whether a new session token is issued each time, or whether the same </text:p>
      <text:p text:style-name="Preformatted_20_Text"/>
      <text:p text:style-name="Preformatted_20_Text">token is issued every time the same account logs in. If the latter occurs, the application is not really employing proper session tokens, but is </text:p>
      <text:p text:style-name="Preformatted_20_Text">using unique persistent strings to reidentify each user. In this situation, there is no way to protect against concurrent logins or properly enforce </text:p>
      <text:p text:style-name="Preformatted_20_Text">session timeout. </text:p>
      <text:p text:style-name="Preformatted_20_Text"><text:s/>5.6.3 If tokens appear to contain any structure and meaning, attempt to separate </text:p>
      <text:p text:style-name="Preformatted_20_Text">out components that may identify the user from those that appear to be inscrutable. Try to modify any user-related components of the token so </text:p>
      <text:p text:style-name="Preformatted_20_Text">that they refer to other known users of the application. Verify whether </text:p>
      <text:p text:style-name="Preformatted_20_Text">the application accepts the resulting token and whether it enables you </text:p>
      <text:p text:style-name="Preformatted_20_Text">to masquerade as that user. See Chapter 7 for examples of this kind of </text:p>
      <text:p text:style-name="Preformatted_20_Text">subtle vulnerability.</text:p>
      <text:p text:style-name="Preformatted_20_Text">5.7 Test Session Termination</text:p>
      <text:p text:style-name="Preformatted_20_Text"><text:s/></text:p>
      <text:p text:style-name="Preformatted_20_Text"><text:s/>5.7.1 When testing for session timeout and logout ﬂ</text:p>
      <text:p text:style-name="Preformatted_20_Text"><text:s/>aws, focus solely on the </text:p>
      <text:p text:style-name="Preformatted_20_Text">server’s handling of sessions and tokens, rather than any events that occur </text:p>
      <text:p text:style-name="Preformatted_20_Text">on the client. In terms of session termination, nothing much depends on what happens to the token within the client browser.</text:p>
      <text:p text:style-name="Preformatted_20_Text"><text:s/></text:p>
      <text:p text:style-name="Preformatted_20_Text"><text:s/>5.7.2 Check whether session expiration is implemented on the server:</text:p>
      <text:p text:style-name="Preformatted_20_Text"><text:s/>nLog in to the application to obtain a valid session token. nWait for a period without using this token, and then submit a request for a protected page (such as My Details) using the token. nIf the page is displayed normally, the token is still active. nUse trial and error to determine how long any session expiration </text:p>
      <text:p text:style-name="Preformatted_20_Text">timeout is, or whether a token can still be used days after the previous request that used it. Burp Intruder can be configured to increment the time interval between successive requests to automate this task. </text:p>
      <text:p text:style-name="Preformatted_20_Text"><text:s/>5.7.3 Check whether a logout function exists. If it does, test whether it effec-</text:p>
      <text:p text:style-name="Preformatted_20_Text">tively invalidates the user’s session on the server. After logging out, </text:p>
      <text:p text:style-name="Preformatted_20_Text">attempt to reuse the old token, and determine whether it is still valid by <text:soft-page-break/>requesting a protected page using the token. If the session is still active, users remain vulnerable to some session hijacking attacks even after </text:p>
      <text:p text:style-name="Preformatted_20_Text">they have “logged out.” You can use Burp Repeater to keep sending a speciﬁ c request from the proxy history to see whether the application </text:p>
      <text:p text:style-name="Preformatted_20_Text">responds differently after you log out.</text:p>
      <text:p text:style-name="Preformatted_20_Text">5.8 Check for Session Fixation</text:p>
      <text:p text:style-name="Preformatted_20_Text"><text:s/></text:p>
      <text:p text:style-name="Preformatted_20_Text"><text:s/>5.8.1 If the application issues session tokens to unauthenticated users, obtain </text:p>
      <text:p text:style-name="Preformatted_20_Text">a token and perform a login. If the application does not issue a fresh </text:p>
      <text:p text:style-name="Preformatted_20_Text">token following a successful login, it is vulnerable to session ﬁ xation.</text:p>
      <text:p text:style-name="Preformatted_20_Text"><text:s/></text:p>
      <text:p text:style-name="Preformatted_20_Text"><text:s/>5.8.2 Even if the application does not issue session tokens to unauthenticated </text:p>
      <text:p text:style-name="Preformatted_20_Text">users, obtain a token by logging in, and then return to the login page. If the application is willing to return this page even though you are already </text:p>
      <text:p text:style-name="Preformatted_20_Text">authenticated, submit another login as a different user using the same token. If the application does not issue a fresh token after the second login, it is vulnerable to session ﬁ xation.</text:p>
      <text:p text:style-name="Preformatted_20_Text"><text:s/></text:p>
      <text:p text:style-name="Preformatted_20_Text"><text:s/>5.8.3 Identify the format of session tokens that the application uses. Modify </text:p>
      <text:p text:style-name="Preformatted_20_Text">your token to an invented value that is validly formed, and attempt to log in. If the application allows you to create an authenticated session using an invented token, it is vulnerable to session ﬁ xation.</text:p>
      <text:p text:style-name="Preformatted_20_Text"><text:s/></text:p>
      <text:p text:style-name="Preformatted_20_Text"><text:s/>5.8.4 If the application does not support login, but processes sensitive user </text:p>
      <text:p text:style-name="Preformatted_20_Text">information (such as personal and payment details) and allows this to be displayed after submission (such as on a Verify My Order page), </text:p>
      <text:p text:style-name="Preformatted_20_Text">carry out the preceding three tests in relation to the pages displaying sensitive data. If a token set during anonymous usage of the application can later be used to retrieve sensitive user information, the application </text:p>
      <text:p text:style-name="Preformatted_20_Text">is vulnerable to session ﬁ xation.</text:p>
      <text:p text:style-name="Preformatted_20_Text"/>
      <text:p text:style-name="Preformatted_20_Text"/>
      <text:p text:style-name="Preformatted_20_Text">5.9 Check for CSRF</text:p>
      <text:p text:style-name="Preformatted_20_Text"><text:s/></text:p>
      <text:p text:style-name="Preformatted_20_Text"><text:s/>5.9.1 If the application relies solely on HTTP cookies as its method of trans-</text:p>
      <text:p text:style-name="Preformatted_20_Text">mitting session tokens, it may be vulnerable to cross-site request forgery attacks. </text:p>
      <text:p text:style-name="Preformatted_20_Text"><text:s/>5.9.2 Review the application’s key functionality, and identify the speciﬁ</text:p>
      <text:p text:style-name="Preformatted_20_Text"><text:s/>c </text:p>
      <text:p text:style-name="Preformatted_20_Text">requests that are used to perform sensitive actions. If an attacker can fully determine in advance parameters for any of these requests (that is, they do not contain any session tokens, unpredictable data, or other </text:p>
      <text:p text:style-name="Preformatted_20_Text">secrets), the application is almost certainly vulnerable. </text:p>
      <text:p text:style-name="Preformatted_20_Text"><text:s/>5.9.3 </text:p>
      <text:p text:style-name="Preformatted_20_Text">Create an HTML page that will issue the desired request without any user interaction. For GET requests, you can place an </text:p>
      <text:p text:style-name="Preformatted_20_Text">&lt;img&gt; tag with the </text:p>
      <text:p text:style-name="Preformatted_20_Text">src parameter set to the vulnerable URL. For </text:p>
      <text:p text:style-name="Preformatted_20_Text">POST requests, you can </text:p>
      <text:p text:style-name="Preformatted_20_Text">create a form that contains hidden ﬁ elds for all the relevant parameters </text:p>
      <text:p text:style-name="Preformatted_20_Text">required for the attack and that has its target set to the vulnerable </text:p>
      <text:p text:style-name="Preformatted_20_Text">URL. You can use JavaScript to autosubmit the form as soon as the </text:p>
      <text:p text:style-name="Preformatted_20_Text">page loads. While logged in to the application, use the same browser </text:p>
      <text:p text:style-name="Preformatted_20_Text"/>
      <text:p text:style-name="Preformatted_20_Text">to load your HTML page. Verify that the desired action is carried out </text:p>
      <text:p text:style-name="Preformatted_20_Text"/>
      <text:p text:style-name="Preformatted_20_Text">within the application. </text:p>
      <text:p text:style-name="Preformatted_20_Text"><text:s/>5.9.4 If the application uses additional tokens within requests in an attempt to </text:p>
      <text:p text:style-name="Preformatted_20_Text">prevent CSRF attacks, test the robustness of these in the same manner as for session tokens. Also test whether the application is vulnerable to UI redress <text:soft-page-break/>attacks, in order to defeat the anti-CSRF defenses (see Chapter 13 for more details).</text:p>
      <text:p text:style-name="Preformatted_20_Text">5.10 Check Cookie Scope</text:p>
      <text:p text:style-name="Preformatted_20_Text"><text:s/></text:p>
      <text:p text:style-name="Preformatted_20_Text"><text:s/>5.10.1 If the application uses HTTP cookies to transmit session tokens (or </text:p>
      <text:p text:style-name="Preformatted_20_Text">any other sensitive data), review the relevant </text:p>
      <text:p text:style-name="Preformatted_20_Text">Set-Cookie headers, and </text:p>
      <text:p text:style-name="Preformatted_20_Text">check for any domain or path attributes used to control the scope of the </text:p>
      <text:p text:style-name="Preformatted_20_Text">cookies. </text:p>
      <text:p text:style-name="Preformatted_20_Text"><text:s/>5.10.2 If the application explicitly liberalizes its cookies’ scope to a parent </text:p>
      <text:p text:style-name="Preformatted_20_Text">domain or parent directory, it may be leaving itself vulnerable to attacks via other web applications that are hosted within the parent domain </text:p>
      <text:p text:style-name="Preformatted_20_Text">or directory. </text:p>
      <text:p text:style-name="Preformatted_20_Text"><text:s/>5.10.3 If the application sets its cookies’ domain scope to its own domain </text:p>
      <text:p text:style-name="Preformatted_20_Text">name (or does not specify a domain attribute), it may still be exposed </text:p>
      <text:p text:style-name="Preformatted_20_Text">to attacks via any applications hosted on subdomains. This is a conse-quence of how cookie scoping works. It cannot be avoided other than </text:p>
      <text:p text:style-name="Preformatted_20_Text">by not hosting any other applications on a subdomain of a security-sensitive application.</text:p>
      <text:p text:style-name="Preformatted_20_Text"><text:s/></text:p>
      <text:p text:style-name="Preformatted_20_Text"><text:s/>5.10.4 Determine any reliance on segregation by path, such as </text:p>
      <text:p text:style-name="Preformatted_20_Text">/site/main and </text:p>
      <text:p text:style-name="Preformatted_20_Text">/site/demo, which can be subverted in the event of a cross-site scripting attack. </text:p>
      <text:p text:style-name="Preformatted_20_Text"><text:s/>5.10.5 Identify all the possible domain names and paths that will receive the </text:p>
      <text:p text:style-name="Preformatted_20_Text">cookies that the application issues. Establish whether any other web </text:p>
      <text:p text:style-name="Preformatted_20_Text">applications are accessible via these domain names or paths that you may be able to leverage to capture the cookies issued to users of the </text:p>
      <text:p text:style-name="Preformatted_20_Text">target application.</text:p>
      <text:p text:style-name="Preformatted_20_Text"/>
      <text:p text:style-name="Preformatted_20_Text">6 Test Access Controls</text:p>
      <text:p text:style-name="Preformatted_20_Text"/>
      <text:p text:style-name="Preformatted_20_Text">6.1 Understand the Access Control Requirements</text:p>
      <text:p text:style-name="Preformatted_20_Text"><text:s/></text:p>
      <text:p text:style-name="Preformatted_20_Text"><text:s/>6.1.1 Based on the core functionality implemented within the application, </text:p>
      <text:p text:style-name="Preformatted_20_Text">understand the broad requirements for access control in terms of verti-cal segregation (different levels of users have access to different types of functionality) and horizontal segregation (users at the same privilege level have access to different subsets of data). Often, both types of seg-</text:p>
      <text:p text:style-name="Preformatted_20_Text">regation are present. For example, ordinary users may be able to access </text:p>
      <text:p text:style-name="Preformatted_20_Text">their own data, while administrators can access everyone’s data. </text:p>
      <text:p text:style-name="Preformatted_20_Text"><text:s/>6.1.2 Review your application mapping results to identify the areas of func-</text:p>
      <text:p text:style-name="Preformatted_20_Text">tionality and types of data resources that represent the most fruitful </text:p>
      <text:p text:style-name="Preformatted_20_Text">targets for privilege escalation attacks. </text:p>
      <text:p text:style-name="Preformatted_20_Text"><text:s/>6.1.3 To perform the most effective testing for access control vulnerabilities, </text:p>
      <text:p text:style-name="Preformatted_20_Text">you should ideally obtain a number of different accounts with different vertical and horizontal privileges. If self-registration is possible, you can probably obtain the latter directly from the application. To obtain the former, you will probably need the cooperation of the application owner (or need to exploit some vulnerability to gain access to a high-privileged account). The availability of different kinds of accounts will affect the types of testing you can perform, as described next.</text:p>
      <text:p text:style-name="Preformatted_20_Text"/>
      <text:p text:style-name="Preformatted_20_Text">6.2 Test with Multiple Accounts</text:p>
      <text:p text:style-name="Preformatted_20_Text"><text:s/></text:p>
      <text:p text:style-name="Preformatted_20_Text"><text:s/>6.2.1 If the application enforces vertical privilege segregation, ﬁ</text:p>
      <text:p text:style-name="Preformatted_20_Text"><text:s/>rst use a </text:p>
      <text:p text:style-name="Preformatted_20_Text">powerful account to locate all the functionality it can access. Then </text:p>
      <text:p text:style-name="Preformatted_20_Text">use a less-privileged account and attempt to access each item of this </text:p>
      <text:p text:style-name="Preformatted_20_Text">functionality. </text:p>
      <text:p text:style-name="Preformatted_20_Text"><text:soft-page-break/><text:s text:c="2"/>6.2.1.1 Using Burp, browse all the application’s content within one user </text:p>
      <text:p text:style-name="Preformatted_20_Text">context. </text:p>
      <text:p text:style-name="Preformatted_20_Text"><text:s text:c="2"/>6.2.1.2 Review the contents of Burp’s site map to ensure you have </text:p>
      <text:p text:style-name="Preformatted_20_Text">identiﬁ ed all the functionality you want to test. Then, log out </text:p>
      <text:p text:style-name="Preformatted_20_Text">of the application and log back in using a different user context. Use the context menu to select the “compare site maps” feature to determine which high-privileged requests may be accessible to </text:p>
      <text:p text:style-name="Preformatted_20_Text">the lower-privileged user. See Chapter 8 for more details on </text:p>
      <text:p text:style-name="Preformatted_20_Text">this technique. </text:p>
      <text:p text:style-name="Preformatted_20_Text"><text:s/>6.2.2 If the application enforces horizontal privilege segregation, perform </text:p>
      <text:p text:style-name="Preformatted_20_Text">the equivalent test using two different accounts at the same privilege level, attempting to use one account to access data belonging to the </text:p>
      <text:p text:style-name="Preformatted_20_Text">other account. This typically involves replacing an identiﬁ er (such as </text:p>
      <text:p text:style-name="Preformatted_20_Text">a document ID) within a request to specify a resource belonging to the </text:p>
      <text:p text:style-name="Preformatted_20_Text">other user. </text:p>
      <text:p text:style-name="Preformatted_20_Text"><text:s/>6.2.3 Perform manual checking of key access control logic.</text:p>
      <text:p text:style-name="Preformatted_20_Text"><text:s/></text:p>
      <text:p text:style-name="Preformatted_20_Text"><text:s text:c="2"/>6.2.3.1 For each user privilege, review resources available to a user. </text:p>
      <text:p text:style-name="Preformatted_20_Text">Attempt to access those resources from an unauthorized user account by replaying the request using the unauthorized user’s session token. </text:p>
      <text:p text:style-name="Preformatted_20_Text"><text:s/>6.2.4 When you perform any kind of access control test, be sure to test every step </text:p>
      <text:p text:style-name="Preformatted_20_Text">of multistage functions individually to conﬁ rm whether access controls </text:p>
      <text:p text:style-name="Preformatted_20_Text">have been properly implemented at each stage, or whether the application </text:p>
      <text:p text:style-name="Preformatted_20_Text">assumes that users who access a later stage must have passed security checks implemented at the earlier stages. For example, if an administrative </text:p>
      <text:p text:style-name="Preformatted_20_Text">page containing a form is properly protected, check whether the actual </text:p>
      <text:p text:style-name="Preformatted_20_Text">form submission is also subjected to proper access controls.</text:p>
      <text:p text:style-name="Preformatted_20_Text">6.3 Test with Limited Access</text:p>
      <text:p text:style-name="Preformatted_20_Text"><text:s/></text:p>
      <text:p text:style-name="Preformatted_20_Text"><text:s/>6.3.1 If </text:p>
      <text:p text:style-name="Preformatted_20_Text">you do not have prior access to accounts at different privilege levels, or </text:p>
      <text:p text:style-name="Preformatted_20_Text">to multiple accounts with access to different data, testing for broken access </text:p>
      <text:p text:style-name="Preformatted_20_Text">controls is not quite as straightforward. Many common vulnerabilities will </text:p>
      <text:p text:style-name="Preformatted_20_Text">be much harder to locate, because you do not know the names of the URLs, </text:p>
      <text:p text:style-name="Preformatted_20_Text">identiﬁ ers, and parameters that are needed to exploit the weaknesses.</text:p>
      <text:p text:style-name="Preformatted_20_Text"/>
      <text:p text:style-name="Preformatted_20_Text"><text:s/></text:p>
      <text:p text:style-name="Preformatted_20_Text"><text:s/>6.3.2 In your application mapping exercises that use a low-privileged account, </text:p>
      <text:p text:style-name="Preformatted_20_Text">you may have identiﬁ ed the URLs for privileged functions such as </text:p>
      <text:p text:style-name="Preformatted_20_Text">administrative interfaces. If these are not adequately protected, you will probably already know about this. </text:p>
      <text:p text:style-name="Preformatted_20_Text"><text:s/>6.3.3 Decompile all compiled clients that are present, and extract any refer-</text:p>
      <text:p text:style-name="Preformatted_20_Text">ences to server-side functionality. </text:p>
      <text:p text:style-name="Preformatted_20_Text"><text:s/>6.3.4 Most data that is subject to horizontal access controls is accessed using </text:p>
      <text:p text:style-name="Preformatted_20_Text">an identiﬁ er, such as an account number or order reference. To test </text:p>
      <text:p text:style-name="Preformatted_20_Text">whether access controls are effective using only a single account, you </text:p>
      <text:p text:style-name="Preformatted_20_Text">must try to guess or discover the identiﬁ ers associated with other users’ </text:p>
      <text:p text:style-name="Preformatted_20_Text">data. If possible, generate a series of identiﬁ ers in quick succession </text:p>
      <text:p text:style-name="Preformatted_20_Text">(for example, by creating several new orders). Attempt to identify any </text:p>
      <text:p text:style-name="Preformatted_20_Text">patterns that may enable you to predict the identiﬁ ers issued to other </text:p>
      <text:p text:style-name="Preformatted_20_Text">users. If there is no way to generate new identiﬁ ers, you are probably </text:p>
      <text:p text:style-name="Preformatted_20_Text">restricted to analyzing those you already have and guessing on that </text:p>
      <text:p text:style-name="Preformatted_20_Text"/>
      <text:p text:style-name="Preformatted_20_Text">basis. </text:p>
      <text:p text:style-name="Preformatted_20_Text"><text:s/>6.3.5 If you ﬁ</text:p>
      <text:p text:style-name="Preformatted_20_Text"><text:s/>nd a way to predict the identiﬁ</text:p>
      <text:p text:style-name="Preformatted_20_Text"><text:s/>ers issued to other users, use the </text:p>
      <text:p text:style-name="Preformatted_20_Text">techniques described in Chapter 14 to mount an automated attack to </text:p>
      <text:p text:style-name="Preformatted_20_Text">harvest interesting data belonging to other users. Use the Extract Grep function in <text:soft-page-break/>Burp Intruder to capture the relevant information from within </text:p>
      <text:p text:style-name="Preformatted_20_Text">the application’s responses.</text:p>
      <text:p text:style-name="Preformatted_20_Text">6.4 Test for Insecure Access Control Methods</text:p>
      <text:p text:style-name="Preformatted_20_Text"><text:s/></text:p>
      <text:p text:style-name="Preformatted_20_Text"><text:s/>6.4.1 Some applications implement access controls based on request </text:p>
      <text:p text:style-name="Preformatted_20_Text">parameters in an inherently unsafe way. Look for parameters such </text:p>
      <text:p text:style-name="Preformatted_20_Text">asedit=false or </text:p>
      <text:p text:style-name="Preformatted_20_Text">access=read in any key requests, and modify these </text:p>
      <text:p text:style-name="Preformatted_20_Text">in line with their apparent role to try to interfere with the application’s </text:p>
      <text:p text:style-name="Preformatted_20_Text">access control logic. </text:p>
      <text:p text:style-name="Preformatted_20_Text"><text:s/>6.4.2 Some applications base access control decisions on the HTTP </text:p>
      <text:p text:style-name="Preformatted_20_Text">Refererheader. For example, an application may properly control access to </text:p>
      <text:p text:style-name="Preformatted_20_Text">/admin.jsp and accept any request showing this as its </text:p>
      <text:p text:style-name="Preformatted_20_Text">Referer. To test for this behavior, attempt to perform some privileged actions to which </text:p>
      <text:p text:style-name="Preformatted_20_Text"/>
      <text:p text:style-name="Preformatted_20_Text">you are authorized, and submit a missing or modiﬁ ed </text:p>
      <text:p text:style-name="Preformatted_20_Text">Referer header. </text:p>
      <text:p text:style-name="Preformatted_20_Text">If this change causes the application to block your request, it may be </text:p>
      <text:p text:style-name="Preformatted_20_Text">using the Referer header in an unsafe way. Try performing the same </text:p>
      <text:p text:style-name="Preformatted_20_Text">action as an unauthorized user, but supply the original Referer header </text:p>
      <text:p text:style-name="Preformatted_20_Text">and see whether the action succeeds. </text:p>
      <text:p text:style-name="Preformatted_20_Text"><text:s/>6.4.3 If </text:p>
      <text:p text:style-name="Preformatted_20_Text">HEAD is an allowed method on the site, test for insecure container-</text:p>
      <text:p text:style-name="Preformatted_20_Text">managed access control to URLs. Make a request using the HEAD method </text:p>
      <text:p text:style-name="Preformatted_20_Text">to determine whether the application permits it.</text:p>
      <text:p text:style-name="Preformatted_20_Text"/>
      <text:p text:style-name="Preformatted_20_Text">7 Test for Input-Based Vulnerabilities</text:p>
      <text:p text:style-name="Preformatted_20_Text">Many important categories of vulnerabilities are triggered by unexpected user </text:p>
      <text:p text:style-name="Preformatted_20_Text">input and can appear anywhere within the application. An effective way to </text:p>
      <text:p text:style-name="Preformatted_20_Text">probe the application for these vulnerabilities is to fuzz every parameter to </text:p>
      <text:p text:style-name="Preformatted_20_Text">every request with a set of attack strings.</text:p>
      <text:p text:style-name="Preformatted_20_Text">Figure 21-8: <text:s/>Testing for input-based vulnerabilities</text:p>
      <text:p text:style-name="Preformatted_20_Text">7.1. Fuzz all request parameters</text:p>
      <text:p text:style-name="Preformatted_20_Text">7.2. SQLinjection</text:p>
      <text:p text:style-name="Preformatted_20_Text">7.3. XSS andresponseinjection</text:p>
      <text:p text:style-name="Preformatted_20_Text">7.4. OScommandinjection</text:p>
      <text:p text:style-name="Preformatted_20_Text">7.5. Pathtraversal</text:p>
      <text:p text:style-name="Preformatted_20_Text">7.6. Scriptinjection</text:p>
      <text:p text:style-name="Preformatted_20_Text">7.7. Fileinclusion</text:p>
      <text:p text:style-name="Preformatted_20_Text"/>
      <text:p text:style-name="Preformatted_20_Text">7.1 Fuzz All Request Parameters</text:p>
      <text:p text:style-name="Preformatted_20_Text"><text:s/></text:p>
      <text:p text:style-name="Preformatted_20_Text"><text:s/>7.1.1 Review the results of your application mapping exercises and identify </text:p>
      <text:p text:style-name="Preformatted_20_Text">every distinct client request that submits parameters that the server-side </text:p>
      <text:p text:style-name="Preformatted_20_Text">application processes. Relevant parameters include items within the URL </text:p>
      <text:p text:style-name="Preformatted_20_Text">query string, parameters in the request body, and HTTP cookies. Also include any other items of user input that have been observed to have an </text:p>
      <text:p text:style-name="Preformatted_20_Text">effect on the application’s behavior, such as the Referer or </text:p>
      <text:p text:style-name="Preformatted_20_Text">User-Agentheaders. </text:p>
      <text:p text:style-name="Preformatted_20_Text"><text:s/>7.1.2 To fuzz the parameters, you can use your own scripts or a ready-made </text:p>
      <text:p text:style-name="Preformatted_20_Text">fuzzing tool. For example, to use Burp Intruder, load each request in turn into the tool. An easy way to do this is to intercept a request in Burp Proxy and select the Send to Intruder action, or right-click an item in the Burp Proxy history and select this option. Using this option conﬁ gures </text:p>
      <text:p text:style-name="Preformatted_20_Text">Burp Intruder with the contents of the request, along with the correct target host and port. It also automatically marks the values of all request parameters as payload positions, ready for fuzzing. </text:p>
      <text:p text:style-name="Preformatted_20_Text"><text:s/>7.1.3 Using the payloads tab, conﬁ</text:p>
      <text:p text:style-name="Preformatted_20_Text"><text:soft-page-break/><text:s/>gure a suitable set of attack payloads to </text:p>
      <text:p text:style-name="Preformatted_20_Text">probe for vulnerabilities within the application. You can enter payloads manually, load them from a ﬁ le, or select one of the preset payload lists. </text:p>
      <text:p text:style-name="Preformatted_20_Text">Fuzzing every request parameter within the application typically entails issuing a large number of requests and reviewing the results for anomalies. </text:p>
      <text:p text:style-name="Preformatted_20_Text">If your set of attack strings is too large, this can be counterproductive </text:p>
      <text:p text:style-name="Preformatted_20_Text">and generate a prohibitively large amount of output for you to review. </text:p>
      <text:p text:style-name="Preformatted_20_Text">Hence, a sensible approach is to target a range of common vulnerabili-</text:p>
      <text:p text:style-name="Preformatted_20_Text">ties that can often be easily detected in anomalous responses to speciﬁ c </text:p>
      <text:p text:style-name="Preformatted_20_Text">crafted inputs and that often manifest themselves anywhere within </text:p>
      <text:p text:style-name="Preformatted_20_Text">the application rather than within speciﬁ c types of functionality. Here </text:p>
      <text:p text:style-name="Preformatted_20_Text">is a suitable set of payloads that you can use to test for some common </text:p>
      <text:p text:style-name="Preformatted_20_Text">categories of vulnerabilities:SQL Injection</text:p>
      <text:p text:style-name="Preformatted_20_Text">‘</text:p>
      <text:p text:style-name="Preformatted_20_Text">‘--</text:p>
      <text:p text:style-name="Preformatted_20_Text">‘; waitfor delay ‘0:30:0’--</text:p>
      <text:p text:style-name="Preformatted_20_Text">1; waitfor delay ‘0:30:0’--XSS and Header Injection</text:p>
      <text:p text:style-name="Preformatted_20_Text">xsstest</text:p>
      <text:p text:style-name="Preformatted_20_Text">“&gt;&lt;script&gt;alert(‘xss’)&lt;/script&gt;OS Command Injection</text:p>
      <text:p text:style-name="Preformatted_20_Text">|| ping -i 30 127.0.0.1 ; x || ping -n 30 127.0.0.1 &amp;</text:p>
      <text:p text:style-name="Preformatted_20_Text">| ping –i 30 127.0.0.1 |</text:p>
      <text:p text:style-name="Preformatted_20_Text">| ping –n 30 127.0.0.1 |</text:p>
      <text:p text:style-name="Preformatted_20_Text">&amp; ping –i 30 127.0.0.1 &amp;</text:p>
      <text:p text:style-name="Preformatted_20_Text">&amp; ping –n 30 127.0.0.1 &amp;</text:p>
      <text:p text:style-name="Preformatted_20_Text">; ping 127.0.0.1 ;</text:p>
      <text:p text:style-name="Preformatted_20_Text">%0a ping –i 30 127.0.0.1 %0a</text:p>
      <text:p text:style-name="Preformatted_20_Text">` ping 127.0.0.1 `Path Traversal</text:p>
      <text:p text:style-name="Preformatted_20_Text">../../../../../../../../../../etc/passwd</text:p>
      <text:p text:style-name="Preformatted_20_Text">../../../../../../../../../../boot.ini</text:p>
      <text:p text:style-name="Preformatted_20_Text">..\..\..\..\..\..\..\..\..\..\etc\passwd</text:p>
      <text:p text:style-name="Preformatted_20_Text">..\..\..\..\..\..\..\..\..\..\boot.iniScript Injection</text:p>
      <text:p text:style-name="Preformatted_20_Text">;echo 111111</text:p>
      <text:p text:style-name="Preformatted_20_Text">echo 111111</text:p>
      <text:p text:style-name="Preformatted_20_Text">response.write 111111</text:p>
      <text:p text:style-name="Preformatted_20_Text">:response.write 111111File Inclusion</text:p>
      <text:p text:style-name="Preformatted_20_Text">http://&lt;your server name&gt;/</text:p>
      <text:p text:style-name="Preformatted_20_Text">http://&lt;nonexistent IP address&gt;/ </text:p>
      <text:p text:style-name="Preformatted_20_Text"><text:s/>7.1.4 All the preceding payloads are shown in their literal form. The characters </text:p>
      <text:p text:style-name="Preformatted_20_Text">?,;,&amp;,+,=, and space need to be URL-encoded because they have special </text:p>
      <text:p text:style-name="Preformatted_20_Text">meaning within HTTP requests. By default, Burp Intruder performs the necessary encoding of these characters, so ensure that this option has not been disabled. (To restore all options to their defaults following earlier </text:p>
      <text:p text:style-name="Preformatted_20_Text">customization, select Burp ‚ Restore Defaults.) </text:p>
      <text:p text:style-name="Preformatted_20_Text"><text:s/>7.1.5 In the Grep function of Burp Intruder, conﬁ</text:p>
      <text:p text:style-name="Preformatted_20_Text"><text:s/>gure a suitable set of strings </text:p>
      <text:p text:style-name="Preformatted_20_Text">to ﬂ ag some common error messages within responses. For example:</text:p>
      <text:p text:style-name="Preformatted_20_Text">error</text:p>
      <text:p text:style-name="Preformatted_20_Text">exception</text:p>
      <text:p text:style-name="Preformatted_20_Text">illegal</text:p>
      <text:p text:style-name="Preformatted_20_Text">invalid</text:p>
      <text:p text:style-name="Preformatted_20_Text">fail</text:p>
      <text:p text:style-name="Preformatted_20_Text">stack</text:p>
      <text:p text:style-name="Preformatted_20_Text">access</text:p>
      <text:p text:style-name="Preformatted_20_Text">directory</text:p>
      <text:p text:style-name="Preformatted_20_Text">file</text:p>
      <text:p text:style-name="Preformatted_20_Text">not found</text:p>
      <text:p text:style-name="Preformatted_20_Text">varchar</text:p>
      <text:p text:style-name="Preformatted_20_Text">ODBC</text:p>
      <text:p text:style-name="Preformatted_20_Text">SQL </text:p>
      <text:p text:style-name="Preformatted_20_Text"><text:soft-page-break/>SELECT</text:p>
      <text:p text:style-name="Preformatted_20_Text">111111Note that the string 111111 is included to test for successful script injec-</text:p>
      <text:p text:style-name="Preformatted_20_Text">tion attacks. The payloads in step 7.1.3 involve writing this value into </text:p>
      <text:p text:style-name="Preformatted_20_Text">the server’s response. </text:p>
      <text:p text:style-name="Preformatted_20_Text"><text:s/>7.1.6 Also select the Payload Grep option to ﬂ</text:p>
      <text:p text:style-name="Preformatted_20_Text"><text:s/>ag responses that contain the </text:p>
      <text:p text:style-name="Preformatted_20_Text">payload itself, indicating a potential XSS or header injection vulnerability. </text:p>
      <text:p text:style-name="Preformatted_20_Text"><text:s/>7.1.7 Set up a web server or netcat listener on the host you speciﬁ</text:p>
      <text:p text:style-name="Preformatted_20_Text"><text:s/>ed in the </text:p>
      <text:p text:style-name="Preformatted_20_Text">ﬁ rst ﬁ</text:p>
      <text:p text:style-name="Preformatted_20_Text"><text:s/>le inclusion payload. This helps you monitor for connection </text:p>
      <text:p text:style-name="Preformatted_20_Text">attempts received from the server resulting from a successful remote </text:p>
      <text:p text:style-name="Preformatted_20_Text">ﬁ le inclusion attack.</text:p>
      <text:p text:style-name="Preformatted_20_Text"><text:s/></text:p>
      <text:p text:style-name="Preformatted_20_Text"><text:s/>7.1.8 Launch the attack. When it has completed, review the results for anoma-</text:p>
      <text:p text:style-name="Preformatted_20_Text">lous responses indicating the presence of vulnerabilities. Check for </text:p>
      <text:p text:style-name="Preformatted_20_Text">divergences in the HTTP status code, the response length, the response time, the appearance of your conﬁ gured expressions, and the appearance </text:p>
      <text:p text:style-name="Preformatted_20_Text">of the payload itself. You can click each column heading in the results table to sort the results by the values in that column (and Shift-click </text:p>
      <text:p text:style-name="Preformatted_20_Text">to reverse-sort the results). This enables you to quickly identify any </text:p>
      <text:p text:style-name="Preformatted_20_Text">anomalies that stand out from the other results. </text:p>
      <text:p text:style-name="Preformatted_20_Text"><text:s/>7.1.9 For each potential vulnerability indicated by the results of your fuzz test-</text:p>
      <text:p text:style-name="Preformatted_20_Text">ing, refer to the following sections of this methodology. They describe the detailed steps you should take in relation to each category of problem </text:p>
      <text:p text:style-name="Preformatted_20_Text">to verify the existence of a vulnerability and successfully exploit it.</text:p>
      <text:p text:style-name="Preformatted_20_Text"><text:s/></text:p>
      <text:p text:style-name="Preformatted_20_Text"><text:s/>7.1.10 After you have conﬁ</text:p>
      <text:p text:style-name="Preformatted_20_Text"><text:s/>gured Burp Intruder to perform a fuzz test of a single </text:p>
      <text:p text:style-name="Preformatted_20_Text">request, you can quickly repeat the same test on other requests within the application. Simply select each target request within Burp Proxy and choose the Send to Intruder option. Then immediately launch the attack within Intruder using the existing attack conﬁ guration. In this way, you </text:p>
      <text:p text:style-name="Preformatted_20_Text">can launch a large number of tests simultaneously in separate windows and manually review the results as each test completes its work. </text:p>
      <text:p text:style-name="Preformatted_20_Text"><text:s/>7.1.11 If your mapping exercises identiﬁ</text:p>
      <text:p text:style-name="Preformatted_20_Text"><text:s/>ed any out-of-band input channels </text:p>
      <text:p text:style-name="Preformatted_20_Text">whereby user-controllable input can be introduced into the application’s processing, you should perform a similar fuzzing exercise on these input channels. Submit various crafted data designed to trigger common vul-nerabilities when processed within the web application. Depending on </text:p>
      <text:p text:style-name="Preformatted_20_Text">the nature of the input channel, you may need to create a custom script </text:p>
      <text:p text:style-name="Preformatted_20_Text"/>
      <text:p text:style-name="Preformatted_20_Text">or other harness for this purpose. </text:p>
      <text:p text:style-name="Preformatted_20_Text"><text:s/>7.1.12 In addition to your own fuzzing of application requests, if you have access </text:p>
      <text:p text:style-name="Preformatted_20_Text">to an automated web application vulnerability scanner, you should run it against the target application to provide a basis for comparison with </text:p>
      <text:p text:style-name="Preformatted_20_Text">your own ﬁ ndings.</text:p>
      <text:p text:style-name="Preformatted_20_Text"/>
      <text:p text:style-name="Preformatted_20_Text">7.2 Test for SQL Injection</text:p>
      <text:p text:style-name="Preformatted_20_Text"><text:s/></text:p>
      <text:p text:style-name="Preformatted_20_Text"><text:s/>7.2.1 If the SQL attack strings listed in step 7.1.3 result in any anomalous </text:p>
      <text:p text:style-name="Preformatted_20_Text">responses, probe the application’s handling of the relevant parameter manually to determine whether a SQL injection vulnerability is present. </text:p>
      <text:p text:style-name="Preformatted_20_Text"><text:s/>7.2.2 If any database error messages were returned, investigate their meaning. </text:p>
      <text:p text:style-name="Preformatted_20_Text">Use the section “SQL Syntax and Error Reference” in Chapter 9 to help </text:p>
      <text:p text:style-name="Preformatted_20_Text">interpret error messages on some common database platforms. </text:p>
      <text:p text:style-name="Preformatted_20_Text"><text:s/>7.2.3 If submitting a single quotation mark in the parameter causes an error </text:p>
      <text:p text:style-name="Preformatted_20_Text">or other anomalous behavior, submit two single quotation marks. If this input <text:soft-page-break/>causes the error or anomalous behavior to disappear, the applica-tion is probably vulnerable to SQL injection. </text:p>
      <text:p text:style-name="Preformatted_20_Text"><text:s/>7.2.4 Try using common SQL string concatenator functions to construct a string </text:p>
      <text:p text:style-name="Preformatted_20_Text">that is equivalent to some benign input. If this causes the same response as the original benign input, the application is probably vulnerable. For example, if the original input is the expression FOO, you can perform </text:p>
      <text:p text:style-name="Preformatted_20_Text">this test using the following items (in the third example, note the space </text:p>
      <text:p text:style-name="Preformatted_20_Text">between the two quotes):‘||’FOO</text:p>
      <text:p text:style-name="Preformatted_20_Text">‘+’FOO</text:p>
      <text:p text:style-name="Preformatted_20_Text">‘ ‘FOO</text:p>
      <text:p text:style-name="Preformatted_20_Text">As always, be sure to URL-encode characters such as </text:p>
      <text:p text:style-name="Preformatted_20_Text">+ and space that </text:p>
      <text:p text:style-name="Preformatted_20_Text">have special meaning within HTTP requests. </text:p>
      <text:p text:style-name="Preformatted_20_Text"><text:s/>7.2.5 If the original input is numeric, try using a mathematical expression that </text:p>
      <text:p text:style-name="Preformatted_20_Text">is equivalent to the original value. For example, if the original value was 2, try submitting 1+1 or 3–1. If the application responds in the same way, it may be vulnerable, particularly if the value of the numeric expression has a systematic effect on the application’s behavior. </text:p>
      <text:p text:style-name="Preformatted_20_Text"><text:s/>7.2.6 If the preceding test is successful, you can gain further assurance that </text:p>
      <text:p text:style-name="Preformatted_20_Text">a SQL injection vulnerability is involved by using SQL-speciﬁ c math-</text:p>
      <text:p text:style-name="Preformatted_20_Text">ematical expressions to construct a particular value. If the application’s logic can be systematically manipulated in this way, it is almost certainly vulnerable to SQL injection. For example, both of the following items are equivalent to the number 2:67-ASCII(‘A’)</text:p>
      <text:p text:style-name="Preformatted_20_Text">51-ASCII(1) </text:p>
      <text:p text:style-name="Preformatted_20_Text"><text:s/>7.2.7 If either of the fuzz test cases using the </text:p>
      <text:p text:style-name="Preformatted_20_Text">waitfor command resulted </text:p>
      <text:p text:style-name="Preformatted_20_Text">in an abnormal time delay before the application responded, this is a strong indicator that the database type is MS-SQL and the application is vulnerable to SQL injection. Repeat the test manually, specifying dif-ferent values in the waitfor parameter, and determine whether the time </text:p>
      <text:p text:style-name="Preformatted_20_Text">taken to respond varies systematically with this value. Note that your attack payload may be inserted into more than one SQL query, so the time delay observed may be a ﬁ xed multiple of the value speciﬁ</text:p>
      <text:p text:style-name="Preformatted_20_Text"><text:s/>ed.</text:p>
      <text:p text:style-name="Preformatted_20_Text"><text:s/></text:p>
      <text:p text:style-name="Preformatted_20_Text"><text:s/>7.2.8 If the application is vulnerable to SQL injection, consider what kinds </text:p>
      <text:p text:style-name="Preformatted_20_Text">of attacks are feasible and likely to help you achieve your objectives. </text:p>
      <text:p text:style-name="Preformatted_20_Text">Refer to Chapter 9 for the detailed steps needed to carry out any of the </text:p>
      <text:p text:style-name="Preformatted_20_Text">following attacks: nModify the conditions within a WHERE clause to change the applica-</text:p>
      <text:p text:style-name="Preformatted_20_Text">tion’s logic (for example, by injecting or 1=1-- to bypass a login). nUse the UNION operator to inject an arbitrary </text:p>
      <text:p text:style-name="Preformatted_20_Text">SELECT query and combine </text:p>
      <text:p text:style-name="Preformatted_20_Text">the results with those of the application’s original query. nFingerprint the database type using database-specific SQL syntax. nIf the database type is MS-SQL and the application returns ODBC error </text:p>
      <text:p text:style-name="Preformatted_20_Text">messages in its responses, leverage these to enumerate the database </text:p>
      <text:p text:style-name="Preformatted_20_Text">structure and retrieve arbitrary data. nIf you cannot find a way to directly retrieve the results of an arbitrary injected query, use the following advanced techniques to extract data: nRetrieve string data in numeric form, one byte at a time. nUse an out-of-band channel.</text:p>
      <text:p text:style-name="Preformatted_20_Text"><text:s/>nIf you can cause different application responses based on a single </text:p>
      <text:p text:style-name="Preformatted_20_Text">arbitrary condition, use Absinthe to extract arbitrary data one bit </text:p>
      <text:p text:style-name="Preformatted_20_Text">at a time. nIf you can trigger time delays based on a single arbitrary condition, exploit these to retrieve data one bit at a time. nIf the application is blocking certain characters or expressions that you require to perform a particular attack, try the various bypass </text:p>
      <text:p text:style-name="Preformatted_20_Text">techniques described in Chapter 9 to circumvent the input filter. nIf possible, <text:soft-page-break/>escalate the attack against the database and the underly-ing server by leveraging any vulnerabilities or powerful functions </text:p>
      <text:p text:style-name="Preformatted_20_Text">within the database.</text:p>
      <text:p text:style-name="Preformatted_20_Text">7.3 Test for XSS and Other Response Injection</text:p>
      <text:p text:style-name="Preformatted_20_Text"/>
      <text:p text:style-name="Preformatted_20_Text"><text:s/>7.3.1 Identify Reﬂ</text:p>
      <text:p text:style-name="Preformatted_20_Text"><text:s/>ected Request Parameters</text:p>
      <text:p text:style-name="Preformatted_20_Text"><text:s/></text:p>
      <text:p text:style-name="Preformatted_20_Text"><text:s text:c="2"/>7.3.1.1 Sort the results of your fuzz testing by clicking the Payload Grep column, </text:p>
      <text:p text:style-name="Preformatted_20_Text">and identify any matches corresponding to the XSS payloads listed in step 7.1.3. These are cases where the XSS test strings were returned </text:p>
      <text:p text:style-name="Preformatted_20_Text">unmodiﬁ ed within the application’s responses.</text:p>
      <text:p text:style-name="Preformatted_20_Text"><text:s/></text:p>
      <text:p text:style-name="Preformatted_20_Text"><text:s text:c="2"/>7.3.1.2 For each of these cases, review the application’s response to ﬁ</text:p>
      <text:p text:style-name="Preformatted_20_Text"><text:s/>nd the loca-</text:p>
      <text:p text:style-name="Preformatted_20_Text">tion of the supplied input. If this appears within the response body, test for XSS vulnerabilities. If the input appears within any HTTP header, test </text:p>
      <text:p text:style-name="Preformatted_20_Text">for header injection vulnerabilities. If it is used in the Location header of a 302 response, or if it is used to specify a redirect in some other way, test for redirection vulnerabilities. Note that the same input might be copied into multiple locations within the response, and that more than </text:p>
      <text:p text:style-name="Preformatted_20_Text">one type of reﬂ ected vulnerability might be present.</text:p>
      <text:p text:style-name="Preformatted_20_Text"/>
      <text:p text:style-name="Preformatted_20_Text"><text:s/>7.3.2 Test for Reﬂ</text:p>
      <text:p text:style-name="Preformatted_20_Text"><text:s/>ected XSS</text:p>
      <text:p text:style-name="Preformatted_20_Text"><text:s/></text:p>
      <text:p text:style-name="Preformatted_20_Text"><text:s text:c="2"/>7.3.2.1 For each place within the response body where the value of the request </text:p>
      <text:p text:style-name="Preformatted_20_Text">parameter appears, review the surrounding HTML to identify possible </text:p>
      <text:p text:style-name="Preformatted_20_Text">ways of crafting your input to cause execution of arbitrary JavaScript. For example, you can inject &lt;script&gt; tags, inject into an existing script, </text:p>
      <text:p text:style-name="Preformatted_20_Text">or place a crafted value into a tag attribute. </text:p>
      <text:p text:style-name="Preformatted_20_Text"><text:s text:c="2"/>7.3.2.2 Use the different methods of beating signature-based ﬁ</text:p>
      <text:p text:style-name="Preformatted_20_Text"><text:s/>lters described in </text:p>
      <text:p text:style-name="Preformatted_20_Text">Chapter 12 as a reference for the different ways in which crafted input </text:p>
      <text:p text:style-name="Preformatted_20_Text">can be used to cause execution of JavaScript. </text:p>
      <text:p text:style-name="Preformatted_20_Text"><text:s text:c="2"/>7.3.2.3 Try submitting various possible exploits to the application, and monitor </text:p>
      <text:p text:style-name="Preformatted_20_Text">its responses to determine whether any ﬁ ltering or sanitization of input </text:p>
      <text:p text:style-name="Preformatted_20_Text"/>
      <text:p text:style-name="Preformatted_20_Text">is being performed. If your attack string is returned unmodiﬁ ed, use a </text:p>
      <text:p text:style-name="Preformatted_20_Text">browser to verify conclusively that you have succeeded in executing </text:p>
      <text:p text:style-name="Preformatted_20_Text">arbitrary JavaScript (for example, by generating an alert dialog). </text:p>
      <text:p text:style-name="Preformatted_20_Text"><text:s text:c="2"/>7.3.2.4 If you ﬁ</text:p>
      <text:p text:style-name="Preformatted_20_Text"><text:s/>nd that the application is blocking input containing certain </text:p>
      <text:p text:style-name="Preformatted_20_Text">characters or expressions you need to use, or is HTML-encoding certain characters, try the various ﬁ lter bypasses described in Chapter 12.</text:p>
      <text:p text:style-name="Preformatted_20_Text"><text:s/></text:p>
      <text:p text:style-name="Preformatted_20_Text"><text:s text:c="2"/>7.3.2.5 If you ﬁ</text:p>
      <text:p text:style-name="Preformatted_20_Text"><text:s/>nd an XSS vulnerability in a </text:p>
      <text:p text:style-name="Preformatted_20_Text">POST request, this can still be </text:p>
      <text:p text:style-name="Preformatted_20_Text">exploited via a malicious website that contains a form with the required parameters and a script to automatically submit the form. Nevertheless, a wider range of attack delivery mechanisms is available if the exploit </text:p>
      <text:p text:style-name="Preformatted_20_Text">can be delivered via a GET request. Try submitting the same parameters </text:p>
      <text:p text:style-name="Preformatted_20_Text">in a GET request, and see if the attack still succeeds. You can use the </text:p>
      <text:p text:style-name="Preformatted_20_Text">Change Request Method action in Burp Proxy to convert the request </text:p>
      <text:p text:style-name="Preformatted_20_Text"/>
      <text:p text:style-name="Preformatted_20_Text">for you.</text:p>
      <text:p text:style-name="Preformatted_20_Text"><text:s/>7.3.3 Test for HTTP Header Injection</text:p>
      <text:p text:style-name="Preformatted_20_Text"><text:soft-page-break/><text:s/></text:p>
      <text:p text:style-name="Preformatted_20_Text"><text:s text:c="2"/>7.3.3.1 For each place within the response headers where the value of the request </text:p>
      <text:p text:style-name="Preformatted_20_Text">parameter appears, verify whether the application accepts data contain-ing URL-encoded carriage-return (%0d) and line-feed (%0a) characters and whether these are returned unsanitized in its response. (Note that </text:p>
      <text:p text:style-name="Preformatted_20_Text">you are looking for the actual newline characters themselves to appear </text:p>
      <text:p text:style-name="Preformatted_20_Text">in the server’s response, not their URL-encoded equivalents.) </text:p>
      <text:p text:style-name="Preformatted_20_Text"><text:s text:c="2"/>7.3.3.2 </text:p>
      <text:p text:style-name="Preformatted_20_Text">If a new line appears in the server’s response headers when you sup-</text:p>
      <text:p text:style-name="Preformatted_20_Text">ply crafted input, the application is vulnerable to HTTP header injec-tion. This can be leveraged to perform various attacks, as described in </text:p>
      <text:p text:style-name="Preformatted_20_Text">Chapter 13. </text:p>
      <text:p text:style-name="Preformatted_20_Text"><text:s text:c="2"/>7.3.3.3 If you ﬁ</text:p>
      <text:p text:style-name="Preformatted_20_Text"><text:s/>nd that only one of the two newline characters gets returned in </text:p>
      <text:p text:style-name="Preformatted_20_Text">the server’s responses, it may still be possible to craft a working exploit, depending on the context and the target user’s browser. </text:p>
      <text:p text:style-name="Preformatted_20_Text"><text:s text:c="2"/>7.3.3.4 If you ﬁ</text:p>
      <text:p text:style-name="Preformatted_20_Text"><text:s/>nd that the application blocks input containing newline charac-</text:p>
      <text:p text:style-name="Preformatted_20_Text">ters, or sanitizes those characters in its response, try the following items of input to test the ﬁ lter’s effectiveness:</text:p>
      <text:p text:style-name="Preformatted_20_Text">foo%00%0d%0abar</text:p>
      <text:p text:style-name="Preformatted_20_Text">foo%250d%250abar</text:p>
      <text:p text:style-name="Preformatted_20_Text">foo%%0d0d%%0a0abar</text:p>
      <text:p text:style-name="Preformatted_20_Text"><text:s/>7.3.4 Test for Open Redirection</text:p>
      <text:p text:style-name="Preformatted_20_Text"><text:s/></text:p>
      <text:p text:style-name="Preformatted_20_Text"><text:s text:c="2"/>7.3.4.1 If the reﬂ</text:p>
      <text:p text:style-name="Preformatted_20_Text"><text:s/>ected input is used to specify the target of a redirect of some </text:p>
      <text:p text:style-name="Preformatted_20_Text">kind, test whether it is possible to supply crafted input that results in </text:p>
      <text:p text:style-name="Preformatted_20_Text">an arbitrary redirect to an external website. If so, this behavior can be exploited to lend credibility to a phishing-style attack. </text:p>
      <text:p text:style-name="Preformatted_20_Text"><text:s text:c="2"/>7.3.4.2 If the application ordinarily transmits an absolute URL as the parameter’s </text:p>
      <text:p text:style-name="Preformatted_20_Text">value, modify the domain name within the URL, and test whether the </text:p>
      <text:p text:style-name="Preformatted_20_Text">application redirects you to the different domain. </text:p>
      <text:p text:style-name="Preformatted_20_Text"><text:s text:c="2"/>7.3.4.3 If the parameter normally contains a relative URL, modify this into an </text:p>
      <text:p text:style-name="Preformatted_20_Text">absolute URL for a different domain, and test whether the application </text:p>
      <text:p text:style-name="Preformatted_20_Text">redirects you to this domain. </text:p>
      <text:p text:style-name="Preformatted_20_Text"><text:s text:c="2"/>7.3.4.4 If the application carries out some validation on the parameter before </text:p>
      <text:p text:style-name="Preformatted_20_Text">performing the redirect, in an effort to prevent external redirection, </text:p>
      <text:p text:style-name="Preformatted_20_Text">this is often vulnerable to bypasses. Try the various attacks described in Chapter 13 to test the robustness of the ﬁ lters.</text:p>
      <text:p text:style-name="Preformatted_20_Text"/>
      <text:p text:style-name="Preformatted_20_Text"><text:s/>7.3.5 Test for Stored Attacks</text:p>
      <text:p text:style-name="Preformatted_20_Text"><text:s/></text:p>
      <text:p text:style-name="Preformatted_20_Text"><text:s text:c="2"/>7.3.5.1 If the application stores items of user-supplied input and later displays these </text:p>
      <text:p text:style-name="Preformatted_20_Text">on-screen, after you have fuzzed the entire application you may observe </text:p>
      <text:p text:style-name="Preformatted_20_Text">some of your attack strings being returned in responses to requests that did </text:p>
      <text:p text:style-name="Preformatted_20_Text">not themselves contain those strings. Note any instances where this occurs, </text:p>
      <text:p text:style-name="Preformatted_20_Text">and identify the original entry point for the data that is being stored. </text:p>
      <text:p text:style-name="Preformatted_20_Text"><text:s text:c="2"/>7.3.5.2 In some cases, user-supplied data is stored successfully only if you com-</text:p>
      <text:p text:style-name="Preformatted_20_Text">plete a multistage process, which does not occur in basic fuzz testing. If your application mapping exercises identiﬁ ed any functionality of this </text:p>
      <text:p text:style-name="Preformatted_20_Text">kind, manually walk through the relevant process and test the stored data for XSS vulnerabilities. </text:p>
      <text:p text:style-name="Preformatted_20_Text"><text:s text:c="2"/>7.3.5.3 If you have sufﬁ</text:p>
      <text:p text:style-name="Preformatted_20_Text"><text:s/>cient access to test it, review closely any administrative </text:p>
      <text:p text:style-name="Preformatted_20_Text">functionality in which data originating from low-privileged users is </text:p>
      <text:p text:style-name="Preformatted_20_Text">ultimately rendered on-screen in the session of more privileged users. Any stored <text:soft-page-break/>XSS vulnerabilities in functionality of this kind typically lead directly to privilege escalation. </text:p>
      <text:p text:style-name="Preformatted_20_Text"><text:s text:c="2"/>7.3.5.4 Test every instance where user-supplied data is stored and displayed </text:p>
      <text:p text:style-name="Preformatted_20_Text">to users. Probe these for XSS and the other response injection attacks described previously. </text:p>
      <text:p text:style-name="Preformatted_20_Text"><text:s text:c="2"/>7.3.5.5 If you ﬁ</text:p>
      <text:p text:style-name="Preformatted_20_Text"><text:s/>nd a vulnerability in which input supplied by one user is displayed </text:p>
      <text:p text:style-name="Preformatted_20_Text">to other users, determine the most effective attack payload with which you can achieve your objectives, such as session hijacking or request </text:p>
      <text:p text:style-name="Preformatted_20_Text">forgery. If the stored data is displayed only to the same user from whom it originated, try to ﬁ nd ways of chaining any other vulnerabilities you </text:p>
      <text:p text:style-name="Preformatted_20_Text">have discovered (such as broken access controls) to inject an attack into </text:p>
      <text:p text:style-name="Preformatted_20_Text">other users’ sessions.</text:p>
      <text:p text:style-name="Preformatted_20_Text">8/19/2011 <text:s text:c="2"/>12:22:04 PMStuttard <text:s text:c="2"/>c21.indd <text:s text:c="2"/>V3 - 08/16/2011 Page 832832 Chapter 21 </text:p>
      <text:p text:style-name="Preformatted_20_Text">n A Web Application Hacker’s Methodology</text:p>
      <text:p text:style-name="Preformatted_20_Text"><text:s/></text:p>
      <text:p text:style-name="Preformatted_20_Text"><text:s text:c="2"/>7.3.5.6 If the application allows upload and download of ﬁ</text:p>
      <text:p text:style-name="Preformatted_20_Text"><text:s/>les, always probe this </text:p>
      <text:p text:style-name="Preformatted_20_Text">functionality for stored XSS attacks. If the application allows HTML, JAR, </text:p>
      <text:p text:style-name="Preformatted_20_Text">or text ﬁ les, and does not validate or sanitize their contents, it is almost </text:p>
      <text:p text:style-name="Preformatted_20_Text">certainly vulnerable. If it allows JPEG ﬁ les and does not validate that </text:p>
      <text:p text:style-name="Preformatted_20_Text">they contain valid images, it is probably vulnerable to attacks against Internet Explorer users. Test the application’s handling of each ﬁ le type </text:p>
      <text:p text:style-name="Preformatted_20_Text">it supports, and conﬁ rm how browsers handle responses containing </text:p>
      <text:p text:style-name="Preformatted_20_Text">HTML instead of the normal content type. </text:p>
      <text:p text:style-name="Preformatted_20_Text"><text:s text:c="2"/>7.3.5.7 In every location where data submitted by one user is displayed to other </text:p>
      <text:p text:style-name="Preformatted_20_Text">users but where the application’s ﬁ lters prevent you from performing </text:p>
      <text:p text:style-name="Preformatted_20_Text">a stored XSS attack, review whether the application’s behavior leaves it vulnerable to on-site request forgery.</text:p>
      <text:p text:style-name="Preformatted_20_Text">7.4 Test for OS Command Injection</text:p>
      <text:p text:style-name="Preformatted_20_Text"><text:s/></text:p>
      <text:p text:style-name="Preformatted_20_Text"><text:s/>7.4.1 If any of the command injection attack strings listed in step 7.1.3 resulted </text:p>
      <text:p text:style-name="Preformatted_20_Text">in an abnormal time delay before the application responded, this is a strong indicator that the application is vulnerable to OS command injec-tion. Repeat the test, manually specifying different values in the -i or </text:p>
      <text:p text:style-name="Preformatted_20_Text">-n parameter, and determine whether the time taken to respond varies </text:p>
      <text:p text:style-name="Preformatted_20_Text">systematically with this value. </text:p>
      <text:p text:style-name="Preformatted_20_Text"><text:s/>7.4.2 Using whichever of the injection strings was found to be successful, try </text:p>
      <text:p text:style-name="Preformatted_20_Text">injecting a more interesting command (such as ls or </text:p>
      <text:p text:style-name="Preformatted_20_Text">dir), and determine whether you can retrieve the results of the command to your browser. </text:p>
      <text:p text:style-name="Preformatted_20_Text"><text:s/>7.4.3 If you are unable to retrieve results directly, other options are open to </text:p>
      <text:p text:style-name="Preformatted_20_Text">you: nYou can attempt to open an out-of-band channel back to your com-</text:p>
      <text:p text:style-name="Preformatted_20_Text">puter. Try using TFTP to copy tools up to the server, using telnet or </text:p>
      <text:p text:style-name="Preformatted_20_Text">netcat to create a reverse shell back to your computer, and using the </text:p>
      <text:p text:style-name="Preformatted_20_Text">mail command to send command output via SMTP. nYou can redirect the results of your commands to a file within the </text:p>
      <text:p text:style-name="Preformatted_20_Text">web root, which you can then retrieve directly using your browser. For example:dir &gt; c:\inetpub\wwwroot\foo.txt </text:p>
      <text:p text:style-name="Preformatted_20_Text"><text:s/>7.4.4 If you ﬁ</text:p>
      <text:p text:style-name="Preformatted_20_Text"><text:s/>nd a way to inject commands and retrieve the results, you should </text:p>
      <text:p text:style-name="Preformatted_20_Text">determine your privilege level (by using whoami or a similar command, </text:p>
      <text:p text:style-name="Preformatted_20_Text">or attempting to write a harmless ﬁ le to a protected directory). You </text:p>
      <text:p text:style-name="Preformatted_20_Text">may then seek to escalate privileges, gain backdoor access to sensitive application data, or attack other hosts that can be reached from the </text:p>
      <text:p text:style-name="Preformatted_20_Text">compromised server.</text:p>
      <text:p text:style-name="Preformatted_20_Text"/>
      <text:p text:style-name="Preformatted_20_Text"><text:s/></text:p>
      <text:p text:style-name="Preformatted_20_Text"><text:s/>7.4.5 If you believe that your input is being passed to an OS command of </text:p>
      <text:p text:style-name="Preformatted_20_Text"><text:soft-page-break/>some kind, but the attack strings listed are unsuccessful, see if you can </text:p>
      <text:p text:style-name="Preformatted_20_Text">use the &lt; or </text:p>
      <text:p text:style-name="Preformatted_20_Text">&gt; character to direct the contents of a ﬁ</text:p>
      <text:p text:style-name="Preformatted_20_Text"><text:s/>le to the command’s </text:p>
      <text:p text:style-name="Preformatted_20_Text">input or to direct the command’s output to a ﬁ le. This may enable you </text:p>
      <text:p text:style-name="Preformatted_20_Text">to read or write arbitrary ﬁ le contents. If you know or can guess the </text:p>
      <text:p text:style-name="Preformatted_20_Text">actual command being executed, try injecting command-line parameters associated with that command to modify its behavior in useful ways (for example, by specifying an output ﬁ le within the web root).</text:p>
      <text:p text:style-name="Preformatted_20_Text"><text:s/></text:p>
      <text:p text:style-name="Preformatted_20_Text"><text:s/>7.4.6 If you ﬁ</text:p>
      <text:p text:style-name="Preformatted_20_Text"><text:s/>nd that the application is escaping certain key characters you need </text:p>
      <text:p text:style-name="Preformatted_20_Text">to perform a command injection attack, try placing the escape character before each such character. If the application does not escape the escape character itself, this usually leads to a bypass of this defensive measure. If you ﬁ nd that whitespace characters are blocked or sanitized, you may </text:p>
      <text:p text:style-name="Preformatted_20_Text">be able to use $IFS in place of spaces on UNIX-based platforms.</text:p>
      <text:p text:style-name="Preformatted_20_Text">7.5 Test for Path Traversal</text:p>
      <text:p text:style-name="Preformatted_20_Text"><text:s/></text:p>
      <text:p text:style-name="Preformatted_20_Text"><text:s/>7.5.1 For each fuzz test you have performed, review the results generated </text:p>
      <text:p text:style-name="Preformatted_20_Text">by the path traversal attack strings listed in step 7.1.3. You can click the </text:p>
      <text:p text:style-name="Preformatted_20_Text">top of the payload column in Burp Intruder to sort the results table by payload and group the results for these strings. For any cases where </text:p>
      <text:p text:style-name="Preformatted_20_Text">an unusual error message or a response with an abnormal length was received, review the response manually to determine whether it contains </text:p>
      <text:p text:style-name="Preformatted_20_Text">the contents of the speciﬁ ed ﬁ</text:p>
      <text:p text:style-name="Preformatted_20_Text"><text:s/>le or other evidence that an anomalous </text:p>
      <text:p text:style-name="Preformatted_20_Text">ﬁ le operation occurred.</text:p>
      <text:p text:style-name="Preformatted_20_Text"><text:s/></text:p>
      <text:p text:style-name="Preformatted_20_Text"><text:s/>7.5.2 In your mapping of the application’s attack surface, you should have </text:p>
      <text:p text:style-name="Preformatted_20_Text">noted any functionality that speciﬁ cally supports the reading and writ-</text:p>
      <text:p text:style-name="Preformatted_20_Text">ing of ﬁ les on the basis of user-supplied input. In addition to the general </text:p>
      <text:p text:style-name="Preformatted_20_Text">fuzzing of all parameters, you should manually test this functionality very carefully to identify any path traversal vulnerabilities that exist. </text:p>
      <text:p text:style-name="Preformatted_20_Text"><text:s/>7.5.3 Where a parameter appears to contain a ﬁ</text:p>
      <text:p text:style-name="Preformatted_20_Text"><text:s/>lename, a portion of a ﬁ</text:p>
      <text:p text:style-name="Preformatted_20_Text"><text:s/>le-</text:p>
      <text:p text:style-name="Preformatted_20_Text">name, or a directory, modify the parameter’s existing value to insert an </text:p>
      <text:p text:style-name="Preformatted_20_Text">arbitrary subdirectory and a single traversal sequence. For example, if </text:p>
      <text:p text:style-name="Preformatted_20_Text">the application submits this parameter:file=foo/file1.txttry submitting this value:file=foo/bar/../file1.txtIf the application’s behavior is identical in the two cases, it may be </text:p>
      <text:p text:style-name="Preformatted_20_Text">vulnerable, and you should proceed to the next step. If the behavior </text:p>
      <text:p text:style-name="Preformatted_20_Text"/>
      <text:p text:style-name="Preformatted_20_Text">is different, the application may be blocking, stripping, or sanitizing </text:p>
      <text:p text:style-name="Preformatted_20_Text"/>
      <text:p text:style-name="Preformatted_20_Text">traversal sequences, resulting in an invalid ﬁ le path. Try using the </text:p>
      <text:p text:style-name="Preformatted_20_Text">encoding and other attacks described in Chapter 10 in an attempt to </text:p>
      <text:p text:style-name="Preformatted_20_Text"/>
      <text:p text:style-name="Preformatted_20_Text">bypass the ﬁ lters.</text:p>
      <text:p text:style-name="Preformatted_20_Text"><text:s/></text:p>
      <text:p text:style-name="Preformatted_20_Text"><text:s/>7.5.4 If the preceding test of using traversal sequences within the base </text:p>
      <text:p text:style-name="Preformatted_20_Text">directory is successful, try using additional sequences to step above </text:p>
      <text:p text:style-name="Preformatted_20_Text">the base directory and access known ﬁ les on the server’s operating </text:p>
      <text:p text:style-name="Preformatted_20_Text">system. If these attempts fail, the application may be imposing vari-ous ﬁ lters or checks before ﬁ</text:p>
      <text:p text:style-name="Preformatted_20_Text"><text:s/>le access is granted. You should probe </text:p>
      <text:p text:style-name="Preformatted_20_Text">further to understand the controls that are implemented and whether </text:p>
      <text:p text:style-name="Preformatted_20_Text">any bypasses exist. </text:p>
      <text:p text:style-name="Preformatted_20_Text"><text:soft-page-break/><text:s/>7.5.5 The application may be checking the ﬁ</text:p>
      <text:p text:style-name="Preformatted_20_Text"><text:s/>le extension being requested </text:p>
      <text:p text:style-name="Preformatted_20_Text">and allowing access to only certain kinds of ﬁ les. Try using a null byte </text:p>
      <text:p text:style-name="Preformatted_20_Text">or newline attack together with a known accepted ﬁ le extension in an </text:p>
      <text:p text:style-name="Preformatted_20_Text">attempt to bypass the ﬁ lter. For example:</text:p>
      <text:p text:style-name="Preformatted_20_Text">../../../../../boot.ini%00.jpg</text:p>
      <text:p text:style-name="Preformatted_20_Text">../../../../../etc/passwd%0a.jpg </text:p>
      <text:p text:style-name="Preformatted_20_Text"><text:s/>7.5.6 The application may be checking that the user-supplied ﬁ</text:p>
      <text:p text:style-name="Preformatted_20_Text"><text:s/>le path starts with </text:p>
      <text:p text:style-name="Preformatted_20_Text">a particular directory or stem. Try appending traversal sequences after </text:p>
      <text:p text:style-name="Preformatted_20_Text">a known accepted stem in an attempt to bypass the ﬁ</text:p>
      <text:p text:style-name="Preformatted_20_Text"><text:s/>lter. For example:</text:p>
      <text:p text:style-name="Preformatted_20_Text">/images/../../../../../../../etc/passwd </text:p>
      <text:p text:style-name="Preformatted_20_Text"><text:s/>7.5.7 If these attacks are unsuccessful, try combining multiple bypasses, </text:p>
      <text:p text:style-name="Preformatted_20_Text">working initially entirely within the base directory in an attempt to </text:p>
      <text:p text:style-name="Preformatted_20_Text">understand the ﬁ lters in place and the ways in which the application </text:p>
      <text:p text:style-name="Preformatted_20_Text">handles unexpected input. </text:p>
      <text:p text:style-name="Preformatted_20_Text"><text:s/>7.5.8 If you succeed in gaining read access to arbitrary ﬁ</text:p>
      <text:p text:style-name="Preformatted_20_Text"><text:s/>les on the server, </text:p>
      <text:p text:style-name="Preformatted_20_Text">attempt to retrieve any of the following ﬁ les, which may enable you to </text:p>
      <text:p text:style-name="Preformatted_20_Text">escalate your attack: nPassword files for the operating system and application nServer and application configuration files, to discover other vulner-</text:p>
      <text:p text:style-name="Preformatted_20_Text">abilities or fine-tune a different attack nInclude files that may contain database credentials nData sources used by the application, such as MySQL database files </text:p>
      <text:p text:style-name="Preformatted_20_Text">or XML files nThe source code to server-executable pages, to perform a code review in search of bugs nApplication log files that may contain information such as usernames and session tokens</text:p>
      <text:p text:style-name="Preformatted_20_Text"><text:s/></text:p>
      <text:p text:style-name="Preformatted_20_Text"><text:s/>7.5.9 If you succeed in gaining write access to arbitrary ﬁ</text:p>
      <text:p text:style-name="Preformatted_20_Text"><text:s/>les on the server, </text:p>
      <text:p text:style-name="Preformatted_20_Text">examine whether any of the following attacks are feasible in order to escalate your attack: nCreating scripts in users’ startup folders nModifying files such as in.ftpd to execute arbitrary commands when </text:p>
      <text:p text:style-name="Preformatted_20_Text">a user next connects nWriting scripts to a web directory with execute permissions and call-ing them from your browser</text:p>
      <text:p text:style-name="Preformatted_20_Text">7.6 Test for Script Injection</text:p>
      <text:p text:style-name="Preformatted_20_Text"><text:s/></text:p>
      <text:p text:style-name="Preformatted_20_Text"><text:s/>7.6.1 For each fuzz test you have performed, review the results for the string </text:p>
      <text:p text:style-name="Preformatted_20_Text">111111 on its own (that is, not preceded by the rest of the test string). </text:p>
      <text:p text:style-name="Preformatted_20_Text">You can quickly identify these in Burp Intruder by Shift-clicking the </text:p>
      <text:p text:style-name="Preformatted_20_Text">heading for the 111111 Grep string to group all the results containing </text:p>
      <text:p text:style-name="Preformatted_20_Text">this string. Look for any that do not have a check in the Payload Grep </text:p>
      <text:p text:style-name="Preformatted_20_Text">column. Any cases identiﬁ ed are likely to be vulnerable to injection of </text:p>
      <text:p text:style-name="Preformatted_20_Text">scripting commands. </text:p>
      <text:p text:style-name="Preformatted_20_Text"><text:s/>7.6.2 Review all the test cases that used script injection strings, and identify </text:p>
      <text:p text:style-name="Preformatted_20_Text">any containing scripting error messages that may indicate that your input </text:p>
      <text:p text:style-name="Preformatted_20_Text">is being executed but caused an error. These may need to be ﬁ ne-tuned </text:p>
      <text:p text:style-name="Preformatted_20_Text">to perform successful script injection. </text:p>
      <text:p text:style-name="Preformatted_20_Text"><text:s/>7.6.3 If the application appears to be vulnerable, verify this by injecting fur-</text:p>
      <text:p text:style-name="Preformatted_20_Text">ther commands speciﬁ c to the scripting platform in use. For example, </text:p>
      <text:p text:style-name="Preformatted_20_Text">you can use attack payloads similar to those used when fuzzing for OS </text:p>
      <text:p text:style-name="Preformatted_20_Text">command injection:system(‘ping%20127.0.0.1’)</text:p>
      <text:p text:style-name="Preformatted_20_Text">7.7 Test for File Inclusion</text:p>
      <text:p text:style-name="Preformatted_20_Text"><text:s/></text:p>
      <text:p text:style-name="Preformatted_20_Text"><text:s/>7.7.1 If you received any incoming HTTP connections from the target appli-</text:p>
      <text:p text:style-name="Preformatted_20_Text">cation’s infrastructure during your fuzzing, the application is almost certainly vulnerable to remote ﬁ le inclusion. Repeat the relevant tests </text:p>
      <text:p text:style-name="Preformatted_20_Text">in a single-threaded and time-throttled way to determine exactly which parameters are causing the application to issue the HTTP requests. </text:p>
      <text:p text:style-name="Preformatted_20_Text"><text:soft-page-break/><text:s/>7.7.2 Review the results of the ﬁ</text:p>
      <text:p text:style-name="Preformatted_20_Text"><text:s/>le inclusion test cases, and identify any that </text:p>
      <text:p text:style-name="Preformatted_20_Text">caused an anomalous delay in the application’s response. In these cases, it may be that the application itself is vulnerable but that the resulting </text:p>
      <text:p text:style-name="Preformatted_20_Text">HTTP requests are timing out due to network-level ﬁ lters.</text:p>
      <text:p text:style-name="Preformatted_20_Text"/>
      <text:p text:style-name="Preformatted_20_Text"><text:s/></text:p>
      <text:p text:style-name="Preformatted_20_Text"><text:s/>7.7.3 If you ﬁ</text:p>
      <text:p text:style-name="Preformatted_20_Text"><text:s/>nd a remote ﬁ</text:p>
      <text:p text:style-name="Preformatted_20_Text"><text:s/>le inclusion vulnerability, deploy a web server </text:p>
      <text:p text:style-name="Preformatted_20_Text">containing a malicious script speciﬁ c to the language you are targeting, </text:p>
      <text:p text:style-name="Preformatted_20_Text">and use commands such as those used to test for script injection to verify that your script is being executed.</text:p>
      <text:p text:style-name="Preformatted_20_Text"/>
      <text:p text:style-name="Preformatted_20_Text">8 Test for Function-Speciﬁ</text:p>
      <text:p text:style-name="Preformatted_20_Text"><text:s/>c Input Vulnerabilities</text:p>
      <text:p text:style-name="Preformatted_20_Text">In addition to the input-based attacks targeted in the preceding step, a range </text:p>
      <text:p text:style-name="Preformatted_20_Text">of vulnerabilities normally manifest themselves only in particular kinds of </text:p>
      <text:p text:style-name="Preformatted_20_Text">functionality. Before proceeding to the individual steps described in this sec-</text:p>
      <text:p text:style-name="Preformatted_20_Text">tion, you should review your assessment of the application’s attack surface to </text:p>
      <text:p text:style-name="Preformatted_20_Text">identify speciﬁ</text:p>
      <text:p text:style-name="Preformatted_20_Text"><text:s/>c application functions where these defects are liable to arise, </text:p>
      <text:p text:style-name="Preformatted_20_Text">and focus your testing on those.</text:p>
      <text:p text:style-name="Preformatted_20_Text">Figure 21-9: <text:s/>Testing for functionality-specific input vulnerabilitiesApplication mapping results</text:p>
      <text:p text:style-name="Preformatted_20_Text">8.1. SMTPinjection</text:p>
      <text:p text:style-name="Preformatted_20_Text">8.2. Native</text:p>
      <text:p text:style-name="Preformatted_20_Text">code flaws</text:p>
      <text:p text:style-name="Preformatted_20_Text">8.3. SOAPinjection</text:p>
      <text:p text:style-name="Preformatted_20_Text">8.4. LDAPinjection</text:p>
      <text:p text:style-name="Preformatted_20_Text">8.5. XPathinjection</text:p>
      <text:p text:style-name="Preformatted_20_Text">8.6. Back-endrequestinjection</text:p>
      <text:p text:style-name="Preformatted_20_Text">8.7. XXEinjection</text:p>
      <text:p text:style-name="Preformatted_20_Text">8.1 Test for SMTP Injection</text:p>
      <text:p text:style-name="Preformatted_20_Text"><text:s/></text:p>
      <text:p text:style-name="Preformatted_20_Text">8.1.1 For each request employed in e-mail–related functionality, submit each </text:p>
      <text:p text:style-name="Preformatted_20_Text">of the following test strings as each parameter in turn, inserting your own e-mail address at the relevant position. You can use Burp Intruder </text:p>
      <text:p text:style-name="Preformatted_20_Text">to automate this, as described in step 7.1 for general fuzzing. These test strings already have special characters URL-encoded, so do not apply any additional encoding to them.&lt;youremail&gt;%0aCc:&lt;youremail&gt;</text:p>
      <text:p text:style-name="Preformatted_20_Text">&lt;youremail&gt;%0d%0aCc:&lt;youremail&gt;</text:p>
      <text:p text:style-name="Preformatted_20_Text">&lt;youremail&gt;%0aBcc:&lt;youremail&gt;</text:p>
      <text:p text:style-name="Preformatted_20_Text">&lt;youremail&gt;%0d%0aBcc:&lt;youremail&gt;</text:p>
      <text:p text:style-name="Preformatted_20_Text">%0aDATA%0afoo%0a%2e%0aMAIL+FROM:+&lt;youremail&gt;%0aRCPT+TO:+&lt;youremail&gt;</text:p>
      <text:p text:style-name="Preformatted_20_Text">%0aDATA%0aFrom:+&lt;youremail&gt;%0aTo:+&lt;youremail&gt;%0aSubject:+test%0afoo</text:p>
      <text:p text:style-name="Preformatted_20_Text">%0a%2e%0a</text:p>
      <text:p text:style-name="Preformatted_20_Text">%0d%0aDATA%0d%0afoo%0d%0a%2e%0d%0aMAIL+FROM:+&lt;youremail&gt;%0d%0aRCPT</text:p>
      <text:p text:style-name="Preformatted_20_Text">+TO:+</text:p>
      <text:p text:style-name="Preformatted_20_Text">&lt;youremail&gt;%0d%0aDATA%0d%0aFrom:+&lt;youremail&gt;%0d%0aTo:+&lt;youremail&gt;</text:p>
      <text:p text:style-name="Preformatted_20_Text">%0d%0aSubject:+test%0d%0afoo%0d%0a%2e%0d%0a </text:p>
      <text:p text:style-name="Preformatted_20_Text"><text:s/>8.1.2 Review the results to identify any error messages the application returns. </text:p>
      <text:p text:style-name="Preformatted_20_Text">If these appear to relate to any problem in the e-mail function, investigate </text:p>
      <text:p text:style-name="Preformatted_20_Text">whether you need to ﬁ ne-tune your input to exploit a vulnerability.</text:p>
      <text:p text:style-name="Preformatted_20_Text"><text:s/></text:p>
      <text:p text:style-name="Preformatted_20_Text"><text:s/>8.1.3 Monitor the e-mail address you speciﬁ</text:p>
      <text:p text:style-name="Preformatted_20_Text"><text:s/>ed to see if any e-mail messages </text:p>
      <text:p text:style-name="Preformatted_20_Text">are received. </text:p>
      <text:p text:style-name="Preformatted_20_Text"><text:s/>8.1.4 Review closely the HTML form that generates the relevant request. It </text:p>
      <text:p text:style-name="Preformatted_20_Text"><text:soft-page-break/>may contain clues regarding the server-side software being used. It </text:p>
      <text:p text:style-name="Preformatted_20_Text">may also contain a hidden or disabled ﬁ eld that is used to specify the </text:p>
      <text:p text:style-name="Preformatted_20_Text">To address of the e-mail, which you can modify directly.</text:p>
      <text:p text:style-name="Preformatted_20_Text">8.2 Test for Native Software Vulnerabilities</text:p>
      <text:p text:style-name="Preformatted_20_Text"/>
      <text:p text:style-name="Preformatted_20_Text"><text:s/>8.2.1 Test for Buffer Overﬂ</text:p>
      <text:p text:style-name="Preformatted_20_Text"><text:s/>ows</text:p>
      <text:p text:style-name="Preformatted_20_Text"><text:s/></text:p>
      <text:p text:style-name="Preformatted_20_Text"><text:s text:c="2"/>8.2.1.1 For each item of data being targeted, submit a range of long strings with </text:p>
      <text:p text:style-name="Preformatted_20_Text">lengths somewhat longer than common buffer sizes. Target one item of data at a time to maximize the coverage of code paths in the application. You can use the character blocks payload source in Burp Intruder to </text:p>
      <text:p text:style-name="Preformatted_20_Text">automatically generate payloads of various sizes. The following buffer </text:p>
      <text:p text:style-name="Preformatted_20_Text">sizes are suitable to test:1100</text:p>
      <text:p text:style-name="Preformatted_20_Text">4200</text:p>
      <text:p text:style-name="Preformatted_20_Text">33000 </text:p>
      <text:p text:style-name="Preformatted_20_Text"><text:s text:c="2"/>8.2.1.2 Monitor the application’s responses to identify any anomalies. An uncon-</text:p>
      <text:p text:style-name="Preformatted_20_Text">trolled overﬂ ow is almost certain to cause an exception in the applica-</text:p>
      <text:p text:style-name="Preformatted_20_Text">tion, although diagnosing the nature of the problem remotely may be difﬁ cult. Look for any of the following anomalies:</text:p>
      <text:p text:style-name="Preformatted_20_Text"><text:s/>nAn HTTP 500 status code or error message, where other malformed </text:p>
      <text:p text:style-name="Preformatted_20_Text">(but not overlong) input does not have the same effect nAn informative message indicating that a failure occurred in some external, native code component nA partial or malformed response being received from the server nThe TCP connection to the server closing abruptly without returning a response</text:p>
      <text:p text:style-name="Preformatted_20_Text"><text:s/>nThe entire web application no longer responding nUnexpected data being returned by the application, possibly indicat-ing that a string in memory has lost its null terminator</text:p>
      <text:p text:style-name="Preformatted_20_Text"><text:s/>8.2.2 Test for Integer Vulnerabilities</text:p>
      <text:p text:style-name="Preformatted_20_Text"><text:s/></text:p>
      <text:p text:style-name="Preformatted_20_Text"><text:s text:c="2"/>8.2.2.1 When dealing with native code components, identify any integer-based </text:p>
      <text:p text:style-name="Preformatted_20_Text">data, particularly length indicators, which may be used to trigger integer vulnerabilities. </text:p>
      <text:p text:style-name="Preformatted_20_Text"><text:s text:c="2"/>8.2.2.2 Within each targeted item, send suitable payloads designed to trigger </text:p>
      <text:p text:style-name="Preformatted_20_Text">any vulnerabilities. For each item of data being targeted, send a series of different values in turn, representing boundary cases for the signed </text:p>
      <text:p text:style-name="Preformatted_20_Text">and unsigned versions of different sizes of integer. For example: n0x7f and 0x80 (127 and 128) n0xff and 0x100 (255 and 256) n0x7ffff and 0x8000 (32767 and 32768) n0xffff and 0x10000 (65535 and 65536) n0x7fffffff and 0x80000000 (2147483647 and 2147483648) n0xffffffff and 0x0 (4294967295 and 0) </text:p>
      <text:p text:style-name="Preformatted_20_Text"><text:s text:c="2"/>8.2.2.3 When the data being modiﬁ</text:p>
      <text:p text:style-name="Preformatted_20_Text"><text:s/>ed is represented in hexadecimal form, send </text:p>
      <text:p text:style-name="Preformatted_20_Text">both little-endian and big-endian versions of each test case, such as ff7fand7fff. If hexadecimal numbers are submitted in ASCII form, use </text:p>
      <text:p text:style-name="Preformatted_20_Text">the same case as the application itself uses for alphabetic characters to </text:p>
      <text:p text:style-name="Preformatted_20_Text">ensure that these are decoded correctly. </text:p>
      <text:p text:style-name="Preformatted_20_Text"><text:s text:c="2"/>8.2.2.4 Monitor the application’s responses for anomalous events, as described </text:p>
      <text:p text:style-name="Preformatted_20_Text">in step 8.2.1.2.</text:p>
      <text:p text:style-name="Preformatted_20_Text"><text:s/>8.2.3 Test for Format String Vulnerabilities</text:p>
      <text:p text:style-name="Preformatted_20_Text"><text:s/></text:p>
      <text:p text:style-name="Preformatted_20_Text"><text:s text:c="2"/>8.2.3.1 Targeting each parameter in turn, submit strings containing long sequences </text:p>
      <text:p text:style-name="Preformatted_20_Text">of different format speciﬁ ers. For example:</text:p>
      <text:p text:style-name="Preformatted_20_Text">%n%n%n%n%n%n%n%n%n%n%n%n%n%n%n%n%n%n%n%n</text:p>
      <text:p text:style-name="Preformatted_20_Text">%s%s%s%s%s%s%s%s%s%s%s%s%s%s%s%s%s%s%s%s</text:p>
      <text:p text:style-name="Preformatted_20_Text">%1!n!%2!n!%3!n!%4!n!%5!n!%6!n!%7!n!%8!n!%9!n!%10!n! etc...</text:p>
      <text:p text:style-name="Preformatted_20_Text">%1!s!%2!s!%3!s!%4!s!%5!s!%6!s!%7!s!%8!s!%9!s!%10!s! etc...Remember to URL-encode the % character as %25. </text:p>
      <text:p text:style-name="Preformatted_20_Text"><text:s text:c="2"/>8.2.3.2 Monitor the application’s responses for anomalous events, as described </text:p>
      <text:p text:style-name="Preformatted_20_Text"><text:soft-page-break/>in step 8.2.1.2.</text:p>
      <text:p text:style-name="Preformatted_20_Text"/>
      <text:p text:style-name="Preformatted_20_Text">8.3 Test for SOAP Injection</text:p>
      <text:p text:style-name="Preformatted_20_Text"><text:s/></text:p>
      <text:p text:style-name="Preformatted_20_Text"><text:s/>8.3.1 Target each parameter in turn that you suspect is being processed via </text:p>
      <text:p text:style-name="Preformatted_20_Text">a SOAP message. Submit a rogue XML closing tag, such as &lt;/foo&gt;. If no error occurs, your input is probably not being inserted into a SOAP </text:p>
      <text:p text:style-name="Preformatted_20_Text">message or is being sanitized in some way. </text:p>
      <text:p text:style-name="Preformatted_20_Text"><text:s/>8.3.2 If an error was received, submit instead a valid opening and closing </text:p>
      <text:p text:style-name="Preformatted_20_Text">tag pair, such as &lt;foo&gt;&lt;/foo&gt;. If this causes the error to disappear, the application may be vulnerable. </text:p>
      <text:p text:style-name="Preformatted_20_Text"><text:s/>8.3.3 If the item you submit is copied back into the application’s responses, </text:p>
      <text:p text:style-name="Preformatted_20_Text">submit the following two values in turn. If you ﬁ nd that either item is </text:p>
      <text:p text:style-name="Preformatted_20_Text">returned as the other, or as simply test, you can be conﬁ dent that your </text:p>
      <text:p text:style-name="Preformatted_20_Text">input is being inserted into an XML-based message.test&lt;foo/&gt;</text:p>
      <text:p text:style-name="Preformatted_20_Text">test&lt;foo&gt;&lt;/foo&gt; </text:p>
      <text:p text:style-name="Preformatted_20_Text"><text:s/>8.3.4 If the HTTP request contains several parameters that may be being </text:p>
      <text:p text:style-name="Preformatted_20_Text">placed into a SOAP message, try inserting the opening comment char-</text:p>
      <text:p text:style-name="Preformatted_20_Text"/>
      <text:p text:style-name="Preformatted_20_Text">acter&lt;!-- into one parameter and the closing comment character !--&gt;into another parameter. Then switch these (because you have no way of knowing in which order the parameters appear). This can have the effect of commenting out a portion of the server’s SOAP message, which may change the application’s logic or result in a different error condition that may divulge information.</text:p>
      <text:p text:style-name="Preformatted_20_Text">8.4 Test for LDAP Injection</text:p>
      <text:p text:style-name="Preformatted_20_Text"><text:s/></text:p>
      <text:p text:style-name="Preformatted_20_Text"><text:s/>8.4.1 In any functionality where user-supplied data is used to retrieve infor-</text:p>
      <text:p text:style-name="Preformatted_20_Text">mation from a directory service, target each parameter in turn to test for potential injection into an LDAP query. </text:p>
      <text:p text:style-name="Preformatted_20_Text"><text:s/>8.4.2 Submit the </text:p>
      <text:p text:style-name="Preformatted_20_Text">* character. If a large number of results are returned, this is </text:p>
      <text:p text:style-name="Preformatted_20_Text">a good indicator that you are dealing with an LDAP query. </text:p>
      <text:p text:style-name="Preformatted_20_Text"><text:s/>8.4.3 Try entering a number of closing parentheses:</text:p>
      <text:p text:style-name="Preformatted_20_Text">))))))))))This input invalidates the query syntax, so if an error or other anomalous </text:p>
      <text:p text:style-name="Preformatted_20_Text">behavior results, the application may be vulnerable (although many other application functions and injection situations may behave in the </text:p>
      <text:p text:style-name="Preformatted_20_Text">same way). </text:p>
      <text:p text:style-name="Preformatted_20_Text"><text:s/>8.4.4 Try entering various expressions designed to interfere with different </text:p>
      <text:p text:style-name="Preformatted_20_Text">types of queries, and see if these allow you to inﬂ uence the results being </text:p>
      <text:p text:style-name="Preformatted_20_Text"/>
      <text:p text:style-name="Preformatted_20_Text"/>
      <text:p text:style-name="Preformatted_20_Text">returned. The cn attribute is supported by all LDAP implementations </text:p>
      <text:p text:style-name="Preformatted_20_Text">and is useful if you do not know any details about the directory you are querying:)(cn=*</text:p>
      <text:p text:style-name="Preformatted_20_Text">*))(|(cn=*</text:p>
      <text:p text:style-name="Preformatted_20_Text">*))%00 </text:p>
      <text:p text:style-name="Preformatted_20_Text"><text:s/>8.4.5 Try adding extra attributes to the end of your input, using commas to </text:p>
      <text:p text:style-name="Preformatted_20_Text">separate each item. Test each attribute in turn. An error indicates that the attribute is not valid in the present context. The following attributes are commonly used in directories queried by LDAP:cn</text:p>
      <text:p text:style-name="Preformatted_20_Text">c</text:p>
      <text:p text:style-name="Preformatted_20_Text">mail</text:p>
      <text:p text:style-name="Preformatted_20_Text">givenname</text:p>
      <text:p text:style-name="Preformatted_20_Text">o</text:p>
      <text:p text:style-name="Preformatted_20_Text">ou</text:p>
      <text:p text:style-name="Preformatted_20_Text">dc</text:p>
      <text:p text:style-name="Preformatted_20_Text">l</text:p>
      <text:p text:style-name="Preformatted_20_Text">uid</text:p>
      <text:p text:style-name="Preformatted_20_Text"><text:soft-page-break/>objectclass</text:p>
      <text:p text:style-name="Preformatted_20_Text">postaladdress</text:p>
      <text:p text:style-name="Preformatted_20_Text">dn</text:p>
      <text:p text:style-name="Preformatted_20_Text">sn</text:p>
      <text:p text:style-name="Preformatted_20_Text">8.5 Test for XPath Injection</text:p>
      <text:p text:style-name="Preformatted_20_Text"><text:s/></text:p>
      <text:p text:style-name="Preformatted_20_Text"><text:s/>8.5.1 Try submitting the following values, and determine whether they result </text:p>
      <text:p text:style-name="Preformatted_20_Text">in different application behavior without causing an error:‘ or count(parent::*[position()=1])=0 or ‘a’=’b</text:p>
      <text:p text:style-name="Preformatted_20_Text">‘ or count(parent::*[position()=1])&gt;0 or ‘a’=’b </text:p>
      <text:p text:style-name="Preformatted_20_Text"><text:s/>8.5.2 If the parameter is numeric, also try the following test strings:</text:p>
      <text:p text:style-name="Preformatted_20_Text">1 or count(parent::*[position()=1])=0</text:p>
      <text:p text:style-name="Preformatted_20_Text">1 or count(parent::*[position()=1])&gt;0 </text:p>
      <text:p text:style-name="Preformatted_20_Text"><text:s/>8.5.3 If any of the preceding strings causes differential behavior within the </text:p>
      <text:p text:style-name="Preformatted_20_Text">application without causing an error, it is likely that you can extract </text:p>
      <text:p text:style-name="Preformatted_20_Text">arbitrary data by crafting test conditions to extract 1 byte of information at a time. Use a series of conditions with the following form to determine the name of the current node’s parent:substring(name(parent::*[position()=1]),1,1)=’a’</text:p>
      <text:p text:style-name="Preformatted_20_Text"><text:s/></text:p>
      <text:p text:style-name="Preformatted_20_Text"><text:s/>8.5.4 Having extracted the name of the parent node, use a series of conditions </text:p>
      <text:p text:style-name="Preformatted_20_Text">with the following form to extract all the data within the XML tree:substring(//parentnodename[position()=1]/child::node()[position()=1]</text:p>
      <text:p text:style-name="Preformatted_20_Text">/text(),1,1)=’a’</text:p>
      <text:p text:style-name="Preformatted_20_Text">8.6 Test for Back-End Request Injection</text:p>
      <text:p text:style-name="Preformatted_20_Text"><text:s/></text:p>
      <text:p text:style-name="Preformatted_20_Text"><text:s/>8.6.1 <text:s/>Locate any instance where an internal server name or IP address is </text:p>
      <text:p text:style-name="Preformatted_20_Text">speciﬁ ed in a parameter. Submit an arbitrary server and port, and </text:p>
      <text:p text:style-name="Preformatted_20_Text">monitor the application for a timeout. Also submit localhost, and </text:p>
      <text:p text:style-name="Preformatted_20_Text">ﬁ nally your own IP address, monitoring for incoming connections on </text:p>
      <text:p text:style-name="Preformatted_20_Text">the port speciﬁ ed.</text:p>
      <text:p text:style-name="Preformatted_20_Text"><text:s/></text:p>
      <text:p text:style-name="Preformatted_20_Text"><text:s/>8.6.2 Target a request parameter that returns a speciﬁ</text:p>
      <text:p text:style-name="Preformatted_20_Text"><text:s/>c page for a speciﬁ</text:p>
      <text:p text:style-name="Preformatted_20_Text"><text:s/>c </text:p>
      <text:p text:style-name="Preformatted_20_Text">value, and try to append a new injected parameter using various syntax, including the following:%26foo%3dbar (URL-encoded &amp;foo=bar)%3bfoo%3dbar (URL-encoded ;foo=bar)%2526foo%253dbar (Double URL-encoded &amp;foo=bar)If the application behaves as if the original parameter were unmodiﬁ ed, </text:p>
      <text:p text:style-name="Preformatted_20_Text">there is a chance of HTTP parameter injection vulnerabilities. Attempt to attack the back-end request by injecting known parameter name/value pairs that may alter the back-end logic, as described in Chapter 10.</text:p>
      <text:p text:style-name="Preformatted_20_Text">8.7 Test for XXE Injection</text:p>
      <text:p text:style-name="Preformatted_20_Text"><text:s/></text:p>
      <text:p text:style-name="Preformatted_20_Text"><text:s/>8.7.1 If users are submitting XML to the server, an external entity injection </text:p>
      <text:p text:style-name="Preformatted_20_Text">attack may be possible. If a ﬁ eld is known that is returned to the user, </text:p>
      <text:p text:style-name="Preformatted_20_Text">attempt to specify an external entity, as in the following example:POST /search/128/AjaxSearch.ashx HTTP/1.1</text:p>
      <text:p text:style-name="Preformatted_20_Text">Host: mdsec.net</text:p>
      <text:p text:style-name="Preformatted_20_Text">Content-Type: text/xml; charset=UTF-8</text:p>
      <text:p text:style-name="Preformatted_20_Text">Content-Length: 115</text:p>
      <text:p text:style-name="Preformatted_20_Text">&lt;!DOCTYPE foo [ &lt;!ENTITY xxe SYSTEM “file:///windows/win.ini” &gt; ]&gt;</text:p>
      <text:p text:style-name="Preformatted_20_Text">&lt;Search&gt;&lt;SearchTerm&gt;&amp;xxe;&lt;/SearchTerm&gt;&lt;/Search&gt;If no known field can be found, specify an external entity of </text:p>
      <text:p text:style-name="Preformatted_20_Text">“http://192.168.1.1:25” and monitor the page response time. If the </text:p>
      <text:p text:style-name="Preformatted_20_Text">page takes signiﬁ cantly longer to return or times out, it may be vulnerable.</text:p>
      <text:p text:style-name="Preformatted_20_Text"/>
      <text:p text:style-name="Preformatted_20_Text"/>
      <text:p text:style-name="Preformatted_20_Text">9 Test for Logic Flaws</text:p>
      <text:p text:style-name="Preformatted_20_Text">Figure 21-10: <text:s/>Testing for logic flaws</text:p>
      <text:p text:style-name="Preformatted_20_Text"><text:soft-page-break/>9.1. Identify key attack surface</text:p>
      <text:p text:style-name="Preformatted_20_Text"/>
      <text:p text:style-name="Preformatted_20_Text">9.2.Multistageprocesses</text:p>
      <text:p text:style-name="Preformatted_20_Text">9.3.Incompleteinput</text:p>
      <text:p text:style-name="Preformatted_20_Text">9.4.Trust</text:p>
      <text:p text:style-name="Preformatted_20_Text">boundaries</text:p>
      <text:p text:style-name="Preformatted_20_Text">9.5.Transaction</text:p>
      <text:p text:style-name="Preformatted_20_Text">logic</text:p>
      <text:p text:style-name="Preformatted_20_Text">9.1 Identify the Key Attack Surface</text:p>
      <text:p text:style-name="Preformatted_20_Text"><text:s/></text:p>
      <text:p text:style-name="Preformatted_20_Text"><text:s/>9.1.1 Logic ﬂ</text:p>
      <text:p text:style-name="Preformatted_20_Text"><text:s/>aws can take a huge variety of forms and exist within any aspect </text:p>
      <text:p text:style-name="Preformatted_20_Text">of the application’s functionality. To ensure that probing for logic ﬂ aws </text:p>
      <text:p text:style-name="Preformatted_20_Text">is feasible, you should ﬁ rst narrow down the attack surface to a reason-</text:p>
      <text:p text:style-name="Preformatted_20_Text">able area for manual testing. </text:p>
      <text:p text:style-name="Preformatted_20_Text"><text:s/>9.1.2 Review the results of your application mapping exercises, and identify </text:p>
      <text:p text:style-name="Preformatted_20_Text">any instances of the following features: nMultistage processes nCritical security functions, such as login nTransitions across trust boundaries (for example, moving from being anonymous to being self-registered to being logged in) nContext-based functionality presented to a user nChecks and adjustments made to transaction prices or quantities</text:p>
      <text:p text:style-name="Preformatted_20_Text">9.2 Test Multistage Processes</text:p>
      <text:p text:style-name="Preformatted_20_Text"><text:s/></text:p>
      <text:p text:style-name="Preformatted_20_Text"><text:s/>9.2.1 When a multistage process involves a deﬁ</text:p>
      <text:p text:style-name="Preformatted_20_Text"><text:s/>ned sequence of requests, </text:p>
      <text:p text:style-name="Preformatted_20_Text">attempt to submit these requests out of the expected sequence. Try </text:p>
      <text:p text:style-name="Preformatted_20_Text">skipping certain stages, accessing a single stage more than once, and accessing earlier stages after later ones. </text:p>
      <text:p text:style-name="Preformatted_20_Text"><text:s/>9.2.2 The sequence of stages may be accessed via a series of </text:p>
      <text:p text:style-name="Preformatted_20_Text">GET or </text:p>
      <text:p text:style-name="Preformatted_20_Text">POSTrequests for distinct URLs, or they may involve submitting different </text:p>
      <text:p text:style-name="Preformatted_20_Text">sets of parameters to the same URL. You may specify the stage being </text:p>
      <text:p text:style-name="Preformatted_20_Text">requested by submitting a function name or index within a request </text:p>
      <text:p text:style-name="Preformatted_20_Text">parameter. Be sure to understand fully the mechanisms that the applica-tion is employing to deliver access to distinct stages. </text:p>
      <text:p text:style-name="Preformatted_20_Text"><text:s/>9.2.3 In addition to interfering with the sequence of steps, try taking param-</text:p>
      <text:p text:style-name="Preformatted_20_Text">eters that are submitted at one stage of the process and submitting them at a different stage. If the relevant items of data are updated within the application’s state, you should investigate whether you can leverage </text:p>
      <text:p text:style-name="Preformatted_20_Text">this behavior to interfere with the application’s logic. </text:p>
      <text:p text:style-name="Preformatted_20_Text"><text:s/>9.2.4 If a multistage process involves different users performing operations </text:p>
      <text:p text:style-name="Preformatted_20_Text">on the same set of data, try taking each parameter submitted by one user and submitting it as another. If they are accepted and processed as that user, explore the implications of this behavior, as described previously. </text:p>
      <text:p text:style-name="Preformatted_20_Text"><text:s/>9.2.5 From the context of the functionality that is implemented, try to under-</text:p>
      <text:p text:style-name="Preformatted_20_Text">stand what assumptions the developers may have made and where the key attack surface lies. Try to identify ways of violating those assump-</text:p>
      <text:p text:style-name="Preformatted_20_Text">tions to cause undesirable behavior within the application. </text:p>
      <text:p text:style-name="Preformatted_20_Text"><text:s/>9.2.6 When multistage functions are accessed out of sequence, it is common </text:p>
      <text:p text:style-name="Preformatted_20_Text">to encounter a variety of anomalous conditions within the application, </text:p>
      <text:p text:style-name="Preformatted_20_Text">such as variables with null or uninitialized values, partially deﬁ ned or </text:p>
      <text:p text:style-name="Preformatted_20_Text">inconsistent state, and other unpredictable behavior. Look for inter-esting error messages and debug output, which you can use to better understand the application’s internal workings and thereby ﬁ ne-tune </text:p>
      <text:p text:style-name="Preformatted_20_Text">the current or a different attack.</text:p>
      <text:p text:style-name="Preformatted_20_Text">9.3 Test Handling of Incomplete Input</text:p>
      <text:p text:style-name="Preformatted_20_Text"><text:s/></text:p>
      <text:p text:style-name="Preformatted_20_Text"><text:s/>9.3.1 For critical security functions within the application, which involve </text:p>
      <text:p text:style-name="Preformatted_20_Text">processing several items of user input and making a decision based on these, test <text:soft-page-break/>the application’s resilience to requests containing incomplete input. </text:p>
      <text:p text:style-name="Preformatted_20_Text"><text:s/>9.3.2 For each parameter in turn, remove both the name and value of the </text:p>
      <text:p text:style-name="Preformatted_20_Text">parameter from the request. Monitor the application’s responses for </text:p>
      <text:p text:style-name="Preformatted_20_Text">any divergence in its behavior and any error messages that shed light on the logic being performed. </text:p>
      <text:p text:style-name="Preformatted_20_Text"><text:s/>9.3.3 If the request you are manipulating is part of a multistage process, follow </text:p>
      <text:p text:style-name="Preformatted_20_Text">the process through to completion, because the application may store data submitted in earlier stages within the session and then process this at a later stage.</text:p>
      <text:p text:style-name="Preformatted_20_Text"/>
      <text:p text:style-name="Preformatted_20_Text">9.4 Test Trust Boundaries</text:p>
      <text:p text:style-name="Preformatted_20_Text"><text:s/></text:p>
      <text:p text:style-name="Preformatted_20_Text"><text:s/>9.4.1 Probe how the application handles transitions between different types </text:p>
      <text:p text:style-name="Preformatted_20_Text">of trust of the user. Look for functionality where a user with a given </text:p>
      <text:p text:style-name="Preformatted_20_Text">trust status can accumulate an amount of state relating to his identity. For example, an anonymous user could provide personal information during self-registration, or proceed through part of an account recovery process designed to establish his identity. </text:p>
      <text:p text:style-name="Preformatted_20_Text"><text:s/>9.4.2 Try to ﬁ</text:p>
      <text:p text:style-name="Preformatted_20_Text"><text:s/>nd ways to make improper transitions across trust boundaries </text:p>
      <text:p text:style-name="Preformatted_20_Text">by accumulating relevant state in one area and then switching to a </text:p>
      <text:p text:style-name="Preformatted_20_Text">different area in a way that would not normally occur. For example, </text:p>
      <text:p text:style-name="Preformatted_20_Text">having completed part of an account recovery process, attempt to </text:p>
      <text:p text:style-name="Preformatted_20_Text">switch to an authenticated user-speciﬁ c page. Test whether the appli-</text:p>
      <text:p text:style-name="Preformatted_20_Text">cation assigns you an inappropriate level of trust when you transition </text:p>
      <text:p text:style-name="Preformatted_20_Text">in this way. </text:p>
      <text:p text:style-name="Preformatted_20_Text"><text:s/>9.4.3 Try to determine whether you can harness any higher-privileged func-</text:p>
      <text:p text:style-name="Preformatted_20_Text">tion directly or indirectly to access or infer information.</text:p>
      <text:p text:style-name="Preformatted_20_Text">9.5 Test Transaction Logic</text:p>
      <text:p text:style-name="Preformatted_20_Text"><text:s/></text:p>
      <text:p text:style-name="Preformatted_20_Text"><text:s/>9.5.1 In cases where the application imposes transaction limits, test the </text:p>
      <text:p text:style-name="Preformatted_20_Text">effects of submitting negative values. If these are accepted, it may be </text:p>
      <text:p text:style-name="Preformatted_20_Text">possible to beat the limits by making large transactions in the opposite </text:p>
      <text:p text:style-name="Preformatted_20_Text">direction. </text:p>
      <text:p text:style-name="Preformatted_20_Text"><text:s/>9.5.2 Examine whether you can use a series of successive transactions to bring </text:p>
      <text:p text:style-name="Preformatted_20_Text">about a state that you can exploit for a useful purpose. For example, you may be able to perform several low-value transfers between accounts to accrue a large balance that the application’s logic was intended to </text:p>
      <text:p text:style-name="Preformatted_20_Text">prevent. </text:p>
      <text:p text:style-name="Preformatted_20_Text"><text:s/>9.5.3 If the application adjusts prices or other sensitive values based on criteria </text:p>
      <text:p text:style-name="Preformatted_20_Text">that are determined by user-controllable data or actions, ﬁ rst understand </text:p>
      <text:p text:style-name="Preformatted_20_Text">the algorithms used by the application, and the point within its logic where adjustments are made. Identify whether these adjustments are made on a one-time basis, or whether they are revised in response to further actions performed by the user. </text:p>
      <text:p text:style-name="Preformatted_20_Text"><text:s/>9.5.4 Try to ﬁ</text:p>
      <text:p text:style-name="Preformatted_20_Text"><text:s/>nd ways to manipulate the application’s behavior to cause it to </text:p>
      <text:p text:style-name="Preformatted_20_Text">get into a state where the adjustments it has applied do not correspond </text:p>
      <text:p text:style-name="Preformatted_20_Text">to the original criteria intended by its designers.</text:p>
      <text:p text:style-name="Preformatted_20_Text"/>
      <text:p text:style-name="Preformatted_20_Text">10 Test for Shared Hosting Vulnerabilities</text:p>
      <text:p text:style-name="Preformatted_20_Text">Figure 21-11: <text:s/>Testing for shared hosting vulnerabilities</text:p>
      <text:p text:style-name="Preformatted_20_Text">10.1. Test segregation in shared infrastructures</text:p>
      <text:p text:style-name="Preformatted_20_Text"/>
      <text:p text:style-name="Preformatted_20_Text">10.2. Test segregation between ASP-hosted applications</text:p>
      <text:p text:style-name="Preformatted_20_Text"/>
      <text:p text:style-name="Preformatted_20_Text">10.1 Test Segregation in Shared Infrastructures</text:p>
      <text:p text:style-name="Preformatted_20_Text"><text:s/></text:p>
      <text:p text:style-name="Preformatted_20_Text"><text:s/>10.1.1 If the application is hosted in a shared infrastructure, examine the access </text:p>
      <text:p text:style-name="Preformatted_20_Text"><text:soft-page-break/>mechanisms provided for customers of the shared environment to update </text:p>
      <text:p text:style-name="Preformatted_20_Text">and manage their content and functionality. Consider the following </text:p>
      <text:p text:style-name="Preformatted_20_Text">questions: nDoes the remote access facility use a secure protocol and suitably </text:p>
      <text:p text:style-name="Preformatted_20_Text">hardened infrastructure? nCan customers access files, data, and other resources that they do not legitimately need to access? nCan customers gain an interactive shell within the hosting environ-</text:p>
      <text:p text:style-name="Preformatted_20_Text">ment and execute arbitrary commands? </text:p>
      <text:p text:style-name="Preformatted_20_Text"><text:s/>10.1.2 If a proprietary application is used to allow customers to conﬁ</text:p>
      <text:p text:style-name="Preformatted_20_Text"><text:s/>gure and </text:p>
      <text:p text:style-name="Preformatted_20_Text">customize a shared environment, consider targeting this application as a way to compromise the environment itself and individual applications running within it. </text:p>
      <text:p text:style-name="Preformatted_20_Text"><text:s/>10.1.3 If you can achieve command execution, SQL injection, or arbitrary ﬁ</text:p>
      <text:p text:style-name="Preformatted_20_Text"><text:s/>le </text:p>
      <text:p text:style-name="Preformatted_20_Text">access within one application, investigate carefully whether this provides </text:p>
      <text:p text:style-name="Preformatted_20_Text">any way to escalate your attack to target other applications.</text:p>
      <text:p text:style-name="Preformatted_20_Text">10.2 Test Segregation Between ASP-Hosted Applications</text:p>
      <text:p text:style-name="Preformatted_20_Text"><text:s/></text:p>
      <text:p text:style-name="Preformatted_20_Text"><text:s/>10.2.1 If the application belongs to an ASP-hosted service composed of a </text:p>
      <text:p text:style-name="Preformatted_20_Text">mix of shared and customized components, identify any shared com-ponents such as logging mechanisms, administrative functions, and </text:p>
      <text:p text:style-name="Preformatted_20_Text">database code components. Attempt to leverage these to compromise </text:p>
      <text:p text:style-name="Preformatted_20_Text">the shared portion of the application and thereby attack other individual applications.</text:p>
      <text:p text:style-name="Preformatted_20_Text"><text:s/></text:p>
      <text:p text:style-name="Preformatted_20_Text"><text:s/>10.2.2 If a common database is used within any kind of shared environment, </text:p>
      <text:p text:style-name="Preformatted_20_Text">perform a comprehensive audit of the database conﬁ guration, patch level, </text:p>
      <text:p text:style-name="Preformatted_20_Text">table structure, and permissions using a database scanning tool such as </text:p>
      <text:p text:style-name="Preformatted_20_Text">NGSSquirrel. Any defects within the database security model may pro-</text:p>
      <text:p text:style-name="Preformatted_20_Text">vide a way to escalate an attack from within one application to another.</text:p>
      <text:p text:style-name="Preformatted_20_Text"/>
      <text:p text:style-name="Preformatted_20_Text">11 Test for Application Server Vulnerabilities</text:p>
      <text:p text:style-name="Preformatted_20_Text">Figure 21-12: <text:s/>Testing for web server vulnerabilities</text:p>
      <text:p text:style-name="Preformatted_20_Text">11.1. Test for default credentials</text:p>
      <text:p text:style-name="Preformatted_20_Text"/>
      <text:p text:style-name="Preformatted_20_Text">11.2. Test for default content</text:p>
      <text:p text:style-name="Preformatted_20_Text"/>
      <text:p text:style-name="Preformatted_20_Text">11.3. Test for dangerous HTTP methods</text:p>
      <text:p text:style-name="Preformatted_20_Text"/>
      <text:p text:style-name="Preformatted_20_Text">11.4. Test for proxy functionality</text:p>
      <text:p text:style-name="Preformatted_20_Text"/>
      <text:p text:style-name="Preformatted_20_Text">11.5. Test for virtual hosting misconfiguration</text:p>
      <text:p text:style-name="Preformatted_20_Text"/>
      <text:p text:style-name="Preformatted_20_Text">11.6. Test for web server software bugs</text:p>
      <text:p text:style-name="Preformatted_20_Text"/>
      <text:p text:style-name="Preformatted_20_Text">11.7. Test for web application firewalling</text:p>
      <text:p text:style-name="Preformatted_20_Text"/>
      <text:p text:style-name="Preformatted_20_Text">11.1 Test for Default Credentials</text:p>
      <text:p text:style-name="Preformatted_20_Text"><text:s/></text:p>
      <text:p text:style-name="Preformatted_20_Text"><text:s/>11.1.1 Review the results of your application mapping exercises to identify the </text:p>
      <text:p text:style-name="Preformatted_20_Text">web server and other technologies in use that may contain accessible administrative interfaces. </text:p>
      <text:p text:style-name="Preformatted_20_Text"><text:s/>11.1.2 Perform a port scan of the web server to identify any administrative </text:p>
      <text:p text:style-name="Preformatted_20_Text">interfaces running on a different port than the main target application. </text:p>
      <text:p text:style-name="Preformatted_20_Text"><text:s/>11.1.3 For any identiﬁ</text:p>
      <text:p text:style-name="Preformatted_20_Text"><text:s/>ed interfaces, consult the manufacturer’s documentation </text:p>
      <text:p text:style-name="Preformatted_20_Text">and common default password listings to obtain default credentials. </text:p>
      <text:p text:style-name="Preformatted_20_Text"><text:s/>11.1.4 If the default credentials do not work, use the steps listed in section 4 </text:p>
      <text:p text:style-name="Preformatted_20_Text">to attempt to guess valid credentials. </text:p>
      <text:p text:style-name="Preformatted_20_Text"><text:s/>11.1.5 If you gain access to an administrative interface, review the available </text:p>
      <text:p text:style-name="Preformatted_20_Text"><text:soft-page-break/>functionality and determine whether it can be used to further compro-</text:p>
      <text:p text:style-name="Preformatted_20_Text">mise the host and attack the main application.</text:p>
      <text:p text:style-name="Preformatted_20_Text"/>
      <text:p text:style-name="Preformatted_20_Text">11.2 Test for Default Content</text:p>
      <text:p text:style-name="Preformatted_20_Text"><text:s/></text:p>
      <text:p text:style-name="Preformatted_20_Text"><text:s/>11.2.1 Review the results of your Nikto scan (step 1.4.1) to identify any default </text:p>
      <text:p text:style-name="Preformatted_20_Text">content that may be present on the server but that is not an integral part of the application. </text:p>
      <text:p text:style-name="Preformatted_20_Text"><text:s/>11.2.2 Use search engines and other resources such as </text:p>
      <text:p text:style-name="Preformatted_20_Text">www.exploit-db.com and </text:p>
      <text:p text:style-name="Preformatted_20_Text">www.osvdb.org to identify default content and functionality included </text:p>
      <text:p text:style-name="Preformatted_20_Text">within the technologies you know to be in use. If feasible, carry out a local installation of these, and review them for any default functionality that you may be able to leverage in your attack. </text:p>
      <text:p text:style-name="Preformatted_20_Text"><text:s/>11.2.3 Examine the default content for any functionality or vulnerabilities that </text:p>
      <text:p text:style-name="Preformatted_20_Text">you may be able to leverage to attack the server or the application.</text:p>
      <text:p text:style-name="Preformatted_20_Text">11.3 Test for Dangerous HTTP Methods</text:p>
      <text:p text:style-name="Preformatted_20_Text"><text:s/></text:p>
      <text:p text:style-name="Preformatted_20_Text"><text:s/>11.3.1 Use the </text:p>
      <text:p text:style-name="Preformatted_20_Text">OPTIONS method to list the HTTP methods that the server states </text:p>
      <text:p text:style-name="Preformatted_20_Text">are available. Note that different methods may be enabled in different directories. You can perform a vulnerability scan in Paros to perform this check. </text:p>
      <text:p text:style-name="Preformatted_20_Text"><text:s/>11.3.2 Try each reported method manually to conﬁ</text:p>
      <text:p text:style-name="Preformatted_20_Text"><text:s/>rm whether it can in fact be </text:p>
      <text:p text:style-name="Preformatted_20_Text">used. </text:p>
      <text:p text:style-name="Preformatted_20_Text"><text:s/>11.3.3 If you ﬁ</text:p>
      <text:p text:style-name="Preformatted_20_Text"><text:s/>nd that some WebDAV methods are enabled, use a WebDAV-</text:p>
      <text:p text:style-name="Preformatted_20_Text">enabled client for further investigation, such as Microsoft FrontPage or </text:p>
      <text:p text:style-name="Preformatted_20_Text">the Open as Web Folder option in Internet Explorer.</text:p>
      <text:p text:style-name="Preformatted_20_Text">11.4 Test for Proxy Functionality</text:p>
      <text:p text:style-name="Preformatted_20_Text"><text:s/></text:p>
      <text:p text:style-name="Preformatted_20_Text"><text:s/>11.4.1 Using both </text:p>
      <text:p text:style-name="Preformatted_20_Text">GET and </text:p>
      <text:p text:style-name="Preformatted_20_Text">CONNECT requests, try to use the web server as a </text:p>
      <text:p text:style-name="Preformatted_20_Text">proxy to connect to other servers on the Internet and retrieve content from them. </text:p>
      <text:p text:style-name="Preformatted_20_Text"><text:s/>11.4.2 Using both </text:p>
      <text:p text:style-name="Preformatted_20_Text">GET and </text:p>
      <text:p text:style-name="Preformatted_20_Text">CONNECT requests, attempt to connect to different IP </text:p>
      <text:p text:style-name="Preformatted_20_Text">addresses and ports within the hosting infrastructure. </text:p>
      <text:p text:style-name="Preformatted_20_Text"><text:s/>11.4.3 Using both </text:p>
      <text:p text:style-name="Preformatted_20_Text">GET and </text:p>
      <text:p text:style-name="Preformatted_20_Text">CONNECT requests, attempt to connect to common </text:p>
      <text:p text:style-name="Preformatted_20_Text">port numbers on the web server itself by specifying 127.0.0.1 as the target </text:p>
      <text:p text:style-name="Preformatted_20_Text">host in the request.</text:p>
      <text:p text:style-name="Preformatted_20_Text">11.5 Test for Virtual Hosting Misconﬁ</text:p>
      <text:p text:style-name="Preformatted_20_Text"><text:s/>guration</text:p>
      <text:p text:style-name="Preformatted_20_Text"><text:s/></text:p>
      <text:p text:style-name="Preformatted_20_Text"><text:s/>11.5.1 Submit </text:p>
      <text:p text:style-name="Preformatted_20_Text">GET requests to the root directory using the following: nThe correct Host header nA bogus Host header</text:p>
      <text:p text:style-name="Preformatted_20_Text"><text:s/>nThe server’s IP address in the Host header nNoHost header (use HTTP/1.0 only) </text:p>
      <text:p text:style-name="Preformatted_20_Text"><text:s/>11.5.2 Compare the responses to these requests. A common result is that direc-</text:p>
      <text:p text:style-name="Preformatted_20_Text">tory listings are obtained when the server’s IP address is used in the Hostheader. You may also ﬁ nd that different default content is accessible.</text:p>
      <text:p text:style-name="Preformatted_20_Text"><text:s/></text:p>
      <text:p text:style-name="Preformatted_20_Text"><text:s/>11.5.3 If you observe different behavior, repeat the application mapping exer-</text:p>
      <text:p text:style-name="Preformatted_20_Text">cises described in section 1 using the hostname that generated different results. Be sure to perform a Nikto scan using the -vhost option to iden-</text:p>
      <text:p text:style-name="Preformatted_20_Text">tify any default content that may have been overlooked during initial application <text:soft-page-break/>mapping.</text:p>
      <text:p text:style-name="Preformatted_20_Text">11.6 Test for Web Server Software Bugs</text:p>
      <text:p text:style-name="Preformatted_20_Text"><text:s/></text:p>
      <text:p text:style-name="Preformatted_20_Text"><text:s/>11.6.1 Run Nessus and any other similar scanners you have available to identify </text:p>
      <text:p text:style-name="Preformatted_20_Text">any known vulnerabilities in the web server software you are attacking. </text:p>
      <text:p text:style-name="Preformatted_20_Text"><text:s/>11.6.2 Review resources such as Security Focus, Bugtraq, and Full Disclosure </text:p>
      <text:p text:style-name="Preformatted_20_Text">to ﬁ nd details of any recently discovered vulnerabilities that may not </text:p>
      <text:p text:style-name="Preformatted_20_Text">have been ﬁ xed on your target.</text:p>
      <text:p text:style-name="Preformatted_20_Text"><text:s/></text:p>
      <text:p text:style-name="Preformatted_20_Text"><text:s/>11.6.3 If the application was developed by a third party, investigate whether it </text:p>
      <text:p text:style-name="Preformatted_20_Text">ships with its own web server (often an open source server). If it does, investigate this for any vulnerabilities. Be aware that in this case, the server’s standard banner may have been modiﬁ ed.</text:p>
      <text:p text:style-name="Preformatted_20_Text"><text:s/></text:p>
      <text:p text:style-name="Preformatted_20_Text"><text:s/>11.6.4 If possible, consider performing a local installation of the software you </text:p>
      <text:p text:style-name="Preformatted_20_Text">are attacking, and carry out your own testing to ﬁ nd new vulnerabilities </text:p>
      <text:p text:style-name="Preformatted_20_Text">that have not been discovered or widely circulated.</text:p>
      <text:p text:style-name="Preformatted_20_Text">11.7 Test for Web Application Firewalling</text:p>
      <text:p text:style-name="Preformatted_20_Text"><text:s/></text:p>
      <text:p text:style-name="Preformatted_20_Text"><text:s/>11.7.1 Submit an arbitrary parameter name to the application with a clear attack </text:p>
      <text:p text:style-name="Preformatted_20_Text">payload in the value, ideally somewhere the application includes the name and/or value in the response. If the application blocks the attack, </text:p>
      <text:p text:style-name="Preformatted_20_Text">this is likely to be due to an external defense. </text:p>
      <text:p text:style-name="Preformatted_20_Text"><text:s/>11.7.2 If a variable can be submitted that is returned in a server response, submit </text:p>
      <text:p text:style-name="Preformatted_20_Text"><text:s/>a range of fuzz strings and encoded variants to identify the behavior of </text:p>
      <text:p text:style-name="Preformatted_20_Text">the application defenses to user input. </text:p>
      <text:p text:style-name="Preformatted_20_Text"><text:s/>11.7.3 Conﬁ</text:p>
      <text:p text:style-name="Preformatted_20_Text"><text:s/>rm this behavior by performing the same attacks on variables </text:p>
      <text:p text:style-name="Preformatted_20_Text">within the application. </text:p>
      <text:p text:style-name="Preformatted_20_Text"><text:s/>11.7.4 For all fuzzing strings and requests, use payload strings that are unlikely </text:p>
      <text:p text:style-name="Preformatted_20_Text">to exist in a standard signature database. Although giving examples of c</text:p>
      <text:p text:style-name="Preformatted_20_Text">these is by deﬁ nition impossible, avoid using </text:p>
      <text:p text:style-name="Preformatted_20_Text">/etc/passwd or </text:p>
      <text:p text:style-name="Preformatted_20_Text">/windows/system32/config/sam as payloads for ﬁ</text:p>
      <text:p text:style-name="Preformatted_20_Text"><text:s/>le retrieval. Also avoid using </text:p>
      <text:p text:style-name="Preformatted_20_Text">terms such as &lt;script&gt; in an XSS attack and using </text:p>
      <text:p text:style-name="Preformatted_20_Text">alert() or </text:p>
      <text:p text:style-name="Preformatted_20_Text">xss as </text:p>
      <text:p text:style-name="Preformatted_20_Text">XSS payloads. </text:p>
      <text:p text:style-name="Preformatted_20_Text"><text:s/>11.7.5 If a particular request is blocked, try submitting the same parameter in a </text:p>
      <text:p text:style-name="Preformatted_20_Text">different location or context. For instance, submit the same parameter in the URL in a GET request, within the body of a </text:p>
      <text:p text:style-name="Preformatted_20_Text">POST request, and within </text:p>
      <text:p text:style-name="Preformatted_20_Text">the URL in a POST request. </text:p>
      <text:p text:style-name="Preformatted_20_Text"><text:s/>11.7.6 On ASP.NET, also try submitting the parameter as a cookie. The API </text:p>
      <text:p text:style-name="Preformatted_20_Text">Request.Params[“foo”] will retrieve the value of a cookie named </text:p>
      <text:p text:style-name="Preformatted_20_Text">fooif the parameter foo is not found in the query string or message body. </text:p>
      <text:p text:style-name="Preformatted_20_Text"><text:s/>11.7.7 Review all the other methods of introducing user input provided in </text:p>
      <text:p text:style-name="Preformatted_20_Text">Chapter 4, picking any that are not protected. </text:p>
      <text:p text:style-name="Preformatted_20_Text"><text:s/>11.7.8 Determine locations where user input is (or can be) submitted in a non-</text:p>
      <text:p text:style-name="Preformatted_20_Text">standard format such as serialization or encoding. If none is available, build the attack string by concatenation and/or by spanning it across multiple variables. (Note that if the target is ASP.NET, you may be able to use HPP to concatenate the attack using multiple speciﬁ cations of the </text:p>
      <text:p text:style-name="Preformatted_20_Text">same variable.)</text:p>
      <text:p text:style-name="Preformatted_20_Text"/>
      <text:p text:style-name="Preformatted_20_Text">12 Miscellaneous Checks</text:p>
      <text:p text:style-name="Preformatted_20_Text">Figure21-13:</text:p>
      <text:p text:style-name="Preformatted_20_Text"><text:soft-page-break/><text:s text:c="2"/>Miscellaneous checks</text:p>
      <text:p text:style-name="Preformatted_20_Text">12.1. Test for DOM-based attacks</text:p>
      <text:p text:style-name="Preformatted_20_Text"/>
      <text:p text:style-name="Preformatted_20_Text">12.2. Test for local privacy vulnerabilities</text:p>
      <text:p text:style-name="Preformatted_20_Text"/>
      <text:p text:style-name="Preformatted_20_Text">12.3. Test for weak SSL ciphers</text:p>
      <text:p text:style-name="Preformatted_20_Text"/>
      <text:p text:style-name="Preformatted_20_Text">12.4. Check same-orgin policy configuration</text:p>
      <text:p text:style-name="Preformatted_20_Text">12.1 Check for DOM-Based Attacks</text:p>
      <text:p text:style-name="Preformatted_20_Text"><text:s/></text:p>
      <text:p text:style-name="Preformatted_20_Text"><text:s/>12.1.1 Perform a brief code review of every piece of JavaScript received from </text:p>
      <text:p text:style-name="Preformatted_20_Text">the application. Identify any XSS or redirection vulnerabilities that can be triggered by using a crafted URL to introduce malicious data into </text:p>
      <text:p text:style-name="Preformatted_20_Text">the DOM of the relevant page. Include all standalone JavaScript ﬁ les </text:p>
      <text:p text:style-name="Preformatted_20_Text"/>
      <text:p text:style-name="Preformatted_20_Text"/>
      <text:p text:style-name="Preformatted_20_Text">and scripts contained within HTML pages (both static and dynamically generated). </text:p>
      <text:p text:style-name="Preformatted_20_Text"><text:s/>12.1.2 Identify all uses of the following APIs, which may be used to access </text:p>
      <text:p text:style-name="Preformatted_20_Text">DOM data that can be controlled via a crafted URL:document.location</text:p>
      <text:p text:style-name="Preformatted_20_Text">document.URL</text:p>
      <text:p text:style-name="Preformatted_20_Text">document.URLUnencoded</text:p>
      <text:p text:style-name="Preformatted_20_Text">document.referrer</text:p>
      <text:p text:style-name="Preformatted_20_Text">window.location </text:p>
      <text:p text:style-name="Preformatted_20_Text"><text:s/>12.1.3 Trace the relevant data through the code to identify what actions are </text:p>
      <text:p text:style-name="Preformatted_20_Text">performed with it. If the data (or a manipulated form of it) is passed to </text:p>
      <text:p text:style-name="Preformatted_20_Text"/>
      <text:p text:style-name="Preformatted_20_Text">one of the following APIs, the application may be vulnerable to XSS:document.write()</text:p>
      <text:p text:style-name="Preformatted_20_Text">document.writeln()</text:p>
      <text:p text:style-name="Preformatted_20_Text">document.body.innerHtml</text:p>
      <text:p text:style-name="Preformatted_20_Text">eval()</text:p>
      <text:p text:style-name="Preformatted_20_Text">window.execScript()</text:p>
      <text:p text:style-name="Preformatted_20_Text">window.setInterval()</text:p>
      <text:p text:style-name="Preformatted_20_Text">window.setTimeout() </text:p>
      <text:p text:style-name="Preformatted_20_Text"><text:s/>12.1.4 If the data is passed to one of the following APIs, the application may </text:p>
      <text:p text:style-name="Preformatted_20_Text">be vulnerable to a redirection attack:document.location</text:p>
      <text:p text:style-name="Preformatted_20_Text">document.URL</text:p>
      <text:p text:style-name="Preformatted_20_Text">document.open()</text:p>
      <text:p text:style-name="Preformatted_20_Text">window.location.href</text:p>
      <text:p text:style-name="Preformatted_20_Text">window.navigate()</text:p>
      <text:p text:style-name="Preformatted_20_Text">window.open()</text:p>
      <text:p text:style-name="Preformatted_20_Text">12.2 Check for Local Privacy Vulnerabilities</text:p>
      <text:p text:style-name="Preformatted_20_Text"><text:s/></text:p>
      <text:p text:style-name="Preformatted_20_Text"><text:s/>12.2.1 Review the logs created by your intercepting proxy to identify all the </text:p>
      <text:p text:style-name="Preformatted_20_Text">Set-Cookie directives received from the application during your test-</text:p>
      <text:p text:style-name="Preformatted_20_Text">ing. If any of these contains an expires attribute with a date that is in </text:p>
      <text:p text:style-name="Preformatted_20_Text">the future, the cookie will be stored by users’ browsers until that date. </text:p>
      <text:p text:style-name="Preformatted_20_Text">Review the contents of any persistent cookies for sensitive data. </text:p>
      <text:p text:style-name="Preformatted_20_Text"><text:s/>12.2.2 If a persistent cookie is set that contains any sensitive data, a local attacker </text:p>
      <text:p text:style-name="Preformatted_20_Text">may be able to capture this data. Even if the data is encrypted, an attacker </text:p>
      <text:p text:style-name="Preformatted_20_Text">who captures it will be able to resubmit the cookie to the application and gain access to any data or functionality that this allows. </text:p>
      <text:p text:style-name="Preformatted_20_Text"><text:s/>12.2.3 If any application pages containing sensitive data are accessed over </text:p>
      <text:p text:style-name="Preformatted_20_Text">HTTP, look for any cache directives within the server’s responses. If any of the following directives do not exist (either within the HTTP headers </text:p>
      <text:p text:style-name="Preformatted_20_Text">or within HTML metatags), the page concerned may be cached by one </text:p>
      <text:p text:style-name="Preformatted_20_Text">or more browsers:Expires: 0</text:p>
      <text:p text:style-name="Preformatted_20_Text">Cache-control: no-cache</text:p>
      <text:p text:style-name="Preformatted_20_Text"><text:soft-page-break/>Pragma: no-cache </text:p>
      <text:p text:style-name="Preformatted_20_Text"><text:s/>12.2.4 Identify any instances within the application in which sensitive data is </text:p>
      <text:p text:style-name="Preformatted_20_Text">transmitted via a URL parameter. If any cases exist, examine the browser </text:p>
      <text:p text:style-name="Preformatted_20_Text">history to verify that this data has been stored there. </text:p>
      <text:p text:style-name="Preformatted_20_Text"><text:s/>12.2.5 For all forms that are used to capture sensitive data from the user (such </text:p>
      <text:p text:style-name="Preformatted_20_Text">as credit card details), review the form’s HTML source. If the attribute </text:p>
      <text:p text:style-name="Preformatted_20_Text">autocomplete=off is not set, within either the form tag or the tag for the </text:p>
      <text:p text:style-name="Preformatted_20_Text">individual input ﬁ eld, data entered is stored within browsers that sup-</text:p>
      <text:p text:style-name="Preformatted_20_Text">port autocomplete, provided that the user has not disabled this feature. </text:p>
      <text:p text:style-name="Preformatted_20_Text"><text:s/>12.2.6 Check for technology-speciﬁ</text:p>
      <text:p text:style-name="Preformatted_20_Text"><text:s/>c local storage.</text:p>
      <text:p text:style-name="Preformatted_20_Text"><text:s/></text:p>
      <text:p text:style-name="Preformatted_20_Text"><text:s text:c="2"/>12.2.6.1 <text:s text:c="4"/>Check for Flash local objects using the BetterPrivacy plug-in </text:p>
      <text:p text:style-name="Preformatted_20_Text">for Firefox. </text:p>
      <text:p text:style-name="Preformatted_20_Text"><text:s text:c="2"/>12.2.6.2 <text:s text:c="4"/>Check any Silverlight isolated storage in this directory:</text:p>
      <text:p text:style-name="Preformatted_20_Text">C:\Users\{username}\AppData\LocalLow\Microsoft\</text:p>
      <text:p text:style-name="Preformatted_20_Text">Silverlight\ </text:p>
      <text:p text:style-name="Preformatted_20_Text"><text:s text:c="2"/>12.2.6.3 <text:s text:c="3"/>Check any use of HTML5 local storage.</text:p>
      <text:p text:style-name="Preformatted_20_Text"/>
      <text:p text:style-name="Preformatted_20_Text">12.3 Check for Weak SSL Ciphers</text:p>
      <text:p text:style-name="Preformatted_20_Text"><text:s/></text:p>
      <text:p text:style-name="Preformatted_20_Text"><text:s/>12.3.1 If the application uses SSL for any of its communications, use the tool </text:p>
      <text:p text:style-name="Preformatted_20_Text">THCSSLCheck to list the ciphers and protocols supported. </text:p>
      <text:p text:style-name="Preformatted_20_Text"><text:s/>12.3.2 If any weak or obsolete ciphers and protocols are supported, a suitably </text:p>
      <text:p text:style-name="Preformatted_20_Text">positioned attacker may be able to perform an attack to downgrade or </text:p>
      <text:p text:style-name="Preformatted_20_Text">decipher the SSL communications of an application user, gaining access to his sensitive data. </text:p>
      <text:p text:style-name="Preformatted_20_Text"><text:s/>12.3.3 Some web servers advertise certain weak ciphers and protocols as sup-</text:p>
      <text:p text:style-name="Preformatted_20_Text">ported but refuse to actually complete a handshake using these if a </text:p>
      <text:p text:style-name="Preformatted_20_Text">client requests them. This can lead to false positives when you use the </text:p>
      <text:p text:style-name="Preformatted_20_Text">THCSSLCheck tool. You can use the Opera browser to attempt to per-</text:p>
      <text:p text:style-name="Preformatted_20_Text">form a complete handshake using speciﬁ</text:p>
      <text:p text:style-name="Preformatted_20_Text"><text:s/>ed weak protocols to conﬁ</text:p>
      <text:p text:style-name="Preformatted_20_Text"><text:s/>rm </text:p>
      <text:p text:style-name="Preformatted_20_Text">whether these can actually be used to access the application.</text:p>
      <text:p text:style-name="Preformatted_20_Text">12.4 Check Same-Origin Policy Conﬁ</text:p>
      <text:p text:style-name="Preformatted_20_Text"><text:s/>guration</text:p>
      <text:p text:style-name="Preformatted_20_Text"><text:s/></text:p>
      <text:p text:style-name="Preformatted_20_Text"><text:s/>12.4.1 Check for the </text:p>
      <text:p text:style-name="Preformatted_20_Text">/crossdomain.xml ﬁ le. If the application allows unrestricted </text:p>
      <text:p text:style-name="Preformatted_20_Text">access (by specifying &lt;allow-access-from domain=”*” /&gt;), Flash objects </text:p>
      <text:p text:style-name="Preformatted_20_Text">from any other site can perform two-way interaction, riding on the ses-</text:p>
      <text:p text:style-name="Preformatted_20_Text">sions of application users. This would allow all data to be retrieved, and</text:p>
      <text:p text:style-name="Preformatted_20_Text">any user actions to be performed, by any other domain.</text:p>
      <text:p text:style-name="Preformatted_20_Text"><text:s/>12.4.2 Check for the /clientaccesspolicy.xml fi le. Similar to Flash, if the</text:p>
      <text:p text:style-name="Preformatted_20_Text">&lt;cross-domain-access&gt; confi guration is too permissive, other sites</text:p>
      <text:p text:style-name="Preformatted_20_Text">can perform two-way interaction with the site under assessment.</text:p>
      <text:p text:style-name="Preformatted_20_Text"><text:s/>12.4.3 Test an application’s handling of cross-domain requests using</text:p>
      <text:p text:style-name="Preformatted_20_Text">XMLHttpRequest by adding an Origin header specifying a different</text:p>
      <text:p text:style-name="Preformatted_20_Text">domain and examining any Access-Control headers that are returned.</text:p>
      <text:p text:style-name="Preformatted_20_Text">The security implications of allowing two-way access from any domain,</text:p>
      <text:p text:style-name="Preformatted_20_Text">or from specifi ed other domains, are the same as those described for the</text:p>
      <text:p text:style-name="Preformatted_20_Text">Flash cross-domain policy.</text:p>
      <text:p text:style-name="Preformatted_20_Text"/>
      <text:p text:style-name="Preformatted_20_Text">13 Follow Up Any Information Leakage</text:p>
      <text:p text:style-name="Preformatted_20_Text">13.1 In all your probing of the target application, monitor its responses for</text:p>
      <text:p text:style-name="Preformatted_20_Text">error messages that may contain useful information about the error’s</text:p>
      <text:p text:style-name="Preformatted_20_Text">cause, the technologies in use, and the application’s internal structure</text:p>
      <text:p text:style-name="Preformatted_20_Text">and functionality.</text:p>
      <text:p text:style-name="Preformatted_20_Text"><text:soft-page-break/>13.2 If you receive any unusual error messages, investigate these using stan-</text:p>
      <text:p text:style-name="Preformatted_20_Text">dard search engines. You can use various advanced search features to</text:p>
      <text:p text:style-name="Preformatted_20_Text">narrow down your results. For example:</text:p>
      <text:p text:style-name="Preformatted_20_Text">“unable to retrieve” filetype:php</text:p>
      <text:p text:style-name="Preformatted_20_Text">13.3 Review the search results, looking both for any discussion about the</text:p>
      <text:p text:style-name="Preformatted_20_Text">error message and for any other websites in which the same message has</text:p>
      <text:p text:style-name="Preformatted_20_Text">appeared. Other applications may produce the same message in a more</text:p>
      <text:p text:style-name="Preformatted_20_Text">verbose context, enabling you to better understand what kind of conditions</text:p>
      <text:p text:style-name="Preformatted_20_Text">give rise to the error. Use the search engine cache to retrieve examples</text:p>
      <text:p text:style-name="Preformatted_20_Text">of error messages that no longer appear within the live application.</text:p>
      <text:p text:style-name="Preformatted_20_Text">13.4 Use Google code search to locate any publicly available code that may</text:p>
      <text:p text:style-name="Preformatted_20_Text">be responsible for a particular error message. Search for snippets of error</text:p>
      <text:p text:style-name="Preformatted_20_Text">messages that may be hard-coded into the application’s source code.</text:p>
      <text:p text:style-name="Preformatted_20_Text">You can also use various advanced search features to specify the code</text:p>
      <text:p text:style-name="Preformatted_20_Text">language and other details, if these are known. For example:</text:p>
      <text:p text:style-name="Preformatted_20_Text">unable\ to\ retrieve lang:php package:mail</text:p>
      <text:p text:style-name="Preformatted_20_Text">13.5 If you receive error messages with stack traces containing the names</text:p>
      <text:p text:style-name="Preformatted_20_Text">of library and third-party code components, search for these names on</text:p>
      <text:p text:style-name="Preformatted_20_Text">both types of search engin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Bitstream Vera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font-name-asian="Bitstream Vera Sans"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Bitstream Vera Sans" style:font-family-asian="'Bitstream Vera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1-06-24T19:36:34.852358805</dc:date>
    <meta:editing-duration>PT10M1S</meta:editing-duration>
    <meta:editing-cycles>63</meta:editing-cycles>
    <meta:generator>LibreOffice/7.0.4.2$Linux_X86_64 LibreOffice_project/00$Build-2</meta:generator>
    <meta:document-statistic meta:table-count="0" meta:image-count="0" meta:object-count="0" meta:page-count="43" meta:paragraph-count="1784" meta:word-count="19831" meta:character-count="126290" meta:non-whitespace-character-count="106258"/>
  </office:meta>
</office:document-meta>
</file>